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5.532cm" fo:margin-left="5.225cm" fo:margin-right="6.244cm" table:align="margins"/>
    </style:style>
    <style:style style:name="Tabla2.A" style:family="table-column">
      <style:table-column-properties style:column-width="0.691cm" style:rel-column-width="8191*"/>
    </style:style>
    <style:style style:name="Tabla2.H" style:family="table-column">
      <style:table-column-properties style:column-width="0.691cm" style:rel-column-width="8198*"/>
    </style:style>
    <style:style style:name="Tabla2.1" style:family="table-row">
      <style:table-row-properties style:min-row-height="0.734cm"/>
    </style:style>
    <style:style style:name="Tabla2.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2.H1" style:family="table-cell">
      <style:table-cell-properties style:border-line-width="0.002cm 0.088cm 0.002cm" fo:padding="0.049cm" fo:border="0.092cm double #808080"/>
    </style:style>
    <style:style style:name="Tabla3" style:family="table">
      <style:table-properties style:width="16.51cm" table:align="left"/>
    </style:style>
    <style:style style:name="Tabla3.A" style:family="table-column">
      <style:table-column-properties style:column-width="1.279cm"/>
    </style:style>
    <style:style style:name="Tabla3.B" style:family="table-column">
      <style:table-column-properties style:column-width="15.231cm"/>
    </style:style>
    <style:style style:name="Tabla3.1" style:family="table-row">
      <style:table-row-properties style:min-row-height="0.654cm"/>
    </style:style>
    <style:style style:name="Tabla3.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B1" style:family="table-cell">
      <style:table-cell-properties style:border-line-width="0.002cm 0.088cm 0.002cm" fo:padding="0.049cm" fo:border="0.092cm double #808080"/>
    </style:style>
    <style:style style:name="Tabla3.2" style:family="table-row">
      <style:table-row-properties style:min-row-height="0.575cm"/>
    </style:style>
    <style:style style:name="Tabla3.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a3.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6" style:family="table-row">
      <style:table-row-properties style:min-row-height="0.628cm"/>
    </style:style>
    <style:style style:name="Tabla7" style:family="table">
      <style:table-properties style:width="8.08cm" table:align="left"/>
    </style:style>
    <style:style style:name="Tabla7.A" style:family="table-column">
      <style:table-column-properties style:column-width="1.609cm"/>
    </style:style>
    <style:style style:name="Tabla7.B" style:family="table-column">
      <style:table-column-properties style:column-width="6.472cm"/>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5" style:family="table">
      <style:table-properties style:width="5.106cm" table:align="left"/>
    </style:style>
    <style:style style:name="Tabla5.A" style:family="table-column">
      <style:table-column-properties style:column-width="1.677cm"/>
    </style:style>
    <style:style style:name="Tabla5.B" style:family="table-column">
      <style:table-column-properties style:column-width="3.429cm"/>
    </style:style>
    <style:style style:name="Tabla5.1" style:family="table-row">
      <style:table-row-properties style:min-row-height="0.654cm"/>
    </style:style>
    <style:style style:name="Tabla5.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5.B1" style:family="table-cell">
      <style:table-cell-properties style:border-line-width="0.002cm 0.088cm 0.002cm" fo:padding="0.049cm" fo:border="0.092cm double #808080"/>
    </style:style>
    <style:style style:name="Tabla5.2" style:family="table-row">
      <style:table-row-properties style:min-row-height="0.575cm"/>
    </style:style>
    <style:style style:name="Tabla5.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a5.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5.3" style:family="table-row">
      <style:table-row-properties style:min-row-height="0.628cm"/>
    </style:style>
    <style:style style:name="Tabla1" style:family="table">
      <style:table-properties style:width="8.731cm" table:align="left"/>
    </style:style>
    <style:style style:name="Tabla1.A" style:family="table-column">
      <style:table-column-properties style:column-width="2.477cm"/>
    </style:style>
    <style:style style:name="Tabla1.B" style:family="table-column">
      <style:table-column-properties style:column-width="6.255cm"/>
    </style:style>
    <style:style style:name="Tabla1.1" style:family="table-row">
      <style:table-row-properties style:min-row-height="0.654cm"/>
    </style:style>
    <style:style style:name="Tabla1.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B1" style:family="table-cell">
      <style:table-cell-properties style:border-line-width="0.002cm 0.088cm 0.002cm" fo:padding="0.049cm" fo:border="0.092cm double #808080"/>
    </style:style>
    <style:style style:name="Tabla1.2" style:family="table-row">
      <style:table-row-properties style:min-row-height="0.549cm"/>
    </style:style>
    <style:style style:name="Tabla1.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a1.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3" style:family="table-row">
      <style:table-row-properties style:min-row-height="0.575cm"/>
    </style:style>
    <style:style style:name="Tabla1.7" style:family="table-row">
      <style:table-row-properties style:min-row-height="0.76cm"/>
    </style:style>
    <style:style style:name="Tabla1.10" style:family="table-row">
      <style:table-row-properties style:min-row-height="0.628cm"/>
    </style:style>
    <style:style style:name="Tabla6" style:family="table">
      <style:table-properties style:width="8.758cm" table:align="left"/>
    </style:style>
    <style:style style:name="Tabla6.A" style:family="table-column">
      <style:table-column-properties style:column-width="2.708cm"/>
    </style:style>
    <style:style style:name="Tabla6.B" style:family="table-column">
      <style:table-column-properties style:column-width="6.05cm"/>
    </style:style>
    <style:style style:name="Tabla6.1" style:family="table-row">
      <style:table-row-properties style:min-row-height="0.866cm"/>
    </style:style>
    <style:style style:name="Tabla6.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6.B1" style:family="table-cell">
      <style:table-cell-properties style:border-line-width="0.002cm 0.088cm 0.002cm" fo:padding="0.049cm" fo:border="0.092cm double #808080"/>
    </style:style>
    <style:style style:name="Tabla6.2" style:family="table-row">
      <style:table-row-properties style:min-row-height="0.549cm"/>
    </style:style>
    <style:style style:name="Tabla6.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a6.B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6.3" style:family="table-row">
      <style:table-row-properties style:min-row-height="0.575cm"/>
    </style:style>
    <style:style style:name="Tabla6.10" style:family="table-row">
      <style:table-row-properties style:min-row-height="0.76cm"/>
    </style:style>
    <style:style style:name="Tabla6.13" style:family="table-row">
      <style:table-row-properties style:min-row-height="0.628cm"/>
    </style:style>
    <style:style style:name="P1" style:family="paragraph" style:parent-style-name="Contents_20_Heading">
      <style:paragraph-properties fo:break-before="page"/>
    </style:style>
    <style:style style:name="P2" style:family="paragraph" style:parent-style-name="Preformatted_20_Text">
      <style:paragraph-properties fo:break-before="page"/>
    </style:style>
    <style:style style:name="P3" style:family="paragraph" style:parent-style-name="Preformatted_20_Text">
      <style:paragraph-properties fo:break-before="page"/>
      <style:text-properties style:font-name="Times New Roman"/>
    </style:style>
    <style:style style:name="P4" style:family="paragraph" style:parent-style-name="Preformatted_20_Text">
      <style:paragraph-properties fo:break-before="page"/>
      <style:text-properties style:font-name="Times New Roman" fo:font-size="12pt" style:font-size-asian="12pt" style:font-size-complex="12pt"/>
    </style:style>
    <style:style style:name="P5" style:family="paragraph" style:parent-style-name="Text_20_body">
      <style:paragraph-properties fo:break-before="page"/>
      <style:text-properties style:font-name="Times New Roman"/>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able_20_Contents">
      <style:paragraph-properties fo:margin-top="0cm" fo:margin-bottom="0cm" fo:text-align="start" style:justify-single-word="false" fo:padding="0.049cm" fo:border-left="0.035cm solid #010101" fo:border-right="0.002cm solid #010101" fo:border-top="0.035cm solid #010101" fo:border-bottom="0.002cm solid #010101"/>
      <style:text-properties fo:color="#010101" style:font-name="Times New Roman" fo:font-size="12pt" style:font-size-asian="12pt" style:font-size-complex="12pt"/>
    </style:style>
    <style:style style:name="P9" style:family="paragraph" style:parent-style-name="Table_20_Contents">
      <style:paragraph-properties fo:margin-top="0cm" fo:margin-bottom="0cm" fo:text-align="start" style:justify-single-word="false" fo:padding="0.049cm" fo:border-left="0.002cm solid #010101" fo:border-right="0.035cm solid #010101" fo:border-top="0.035cm solid #010101" fo:border-bottom="0.002cm solid #010101"/>
      <style:text-properties fo:color="#010101" style:font-name="Times New Roman" fo:font-size="12pt" style:font-size-asian="12pt" style:font-size-complex="12pt"/>
    </style:style>
    <style:style style:name="P10" style:family="paragraph" style:parent-style-name="Table_20_Contents">
      <style:paragraph-properties fo:margin-top="0cm" fo:margin-bottom="0cm" fo:text-align="end" style:justify-single-word="false" fo:padding="0.049cm" fo:border-left="0.035cm solid #010101" fo:border-right="0.002cm solid #010101" fo:border-top="0.002cm solid #010101" fo:border-bottom="0.002cm solid #010101"/>
      <style:text-properties fo:color="#010101" style:font-name="Times New Roman" fo:font-size="12pt" style:font-size-asian="12pt" style:font-size-complex="12pt"/>
    </style:style>
    <style:style style:name="P11" style:family="paragraph" style:parent-style-name="Table_20_Contents">
      <style:paragraph-properties fo:margin-top="0cm" fo:margin-bottom="0cm" fo:text-align="start" style:justify-single-word="false" fo:padding="0.049cm" fo:border-left="0.002cm solid #010101" fo:border-right="0.035cm solid #010101" fo:border-top="0.002cm solid #010101" fo:border-bottom="0.002cm solid #010101"/>
      <style:text-properties fo:color="#010101" style:font-name="Times New Roman" fo:font-size="12pt" style:font-size-asian="12pt" style:font-size-complex="12pt"/>
    </style:style>
    <style:style style:name="P12" style:family="paragraph" style:parent-style-name="Table_20_Contents">
      <style:paragraph-properties fo:margin-top="0cm" fo:margin-bottom="0cm" fo:text-align="end" style:justify-single-word="false" fo:padding="0.049cm" fo:border-left="0.035cm solid #010101" fo:border-right="0.002cm solid #010101" fo:border-top="0.002cm solid #010101" fo:border-bottom="0.035cm solid #010101"/>
      <style:text-properties fo:color="#010101" style:font-name="Times New Roman" fo:font-size="12pt" style:font-size-asian="12pt" style:font-size-complex="12pt"/>
    </style:style>
    <style:style style:name="P13" style:family="paragraph" style:parent-style-name="Table_20_Contents">
      <style:paragraph-properties fo:margin-top="0cm" fo:margin-bottom="0cm" fo:text-align="start" style:justify-single-word="false" fo:padding="0.049cm" fo:border-left="0.002cm solid #010101" fo:border-right="0.035cm solid #010101" fo:border-top="0.002cm solid #010101" fo:border-bottom="0.035cm solid #010101"/>
      <style:text-properties fo:color="#010101" style:font-name="Times New Roman" fo:font-size="12pt" style:font-size-asian="12pt" style:font-size-complex="12pt"/>
    </style:style>
    <style:style style:name="P14" style:family="paragraph" style:parent-style-name="Text_20_body">
      <style:paragraph-properties fo:margin-top="0cm" fo:margin-bottom="0cm" fo:text-align="start" style:justify-single-word="false"/>
      <style:text-properties fo:color="#000000" style:font-name="Times New Roman2" fo:font-size="14pt"/>
    </style:style>
    <style:style style:name="P15" style:family="paragraph" style:parent-style-name="Text_20_body">
      <style:paragraph-properties fo:margin-top="0cm" fo:margin-bottom="0cm" fo:text-align="start" style:justify-single-word="false"/>
      <style:text-properties fo:color="#000000" style:font-name="Times New Roman" fo:font-size="12pt" style:font-size-asian="12pt" style:font-size-complex="12pt"/>
    </style:style>
    <style:style style:name="P16" style:family="paragraph" style:parent-style-name="Text_20_body">
      <style:paragraph-properties fo:margin-top="0cm" fo:margin-bottom="0cm" fo:text-align="start" style:justify-single-word="false"/>
      <style:text-properties fo:color="#000000" style:font-name="Times New Roman" fo:font-size="12pt" fo:font-style="italic" style:font-size-asian="12pt" style:font-size-complex="12pt"/>
    </style:style>
    <style:style style:name="P17" style:family="paragraph" style:parent-style-name="Text_20_body">
      <style:paragraph-properties fo:margin-top="0cm" fo:margin-bottom="0cm" fo:text-align="start" style:justify-single-word="false"/>
      <style:text-properties fo:color="#010101" style:font-name="Times New Roman" fo:font-size="12pt" style:font-size-asian="12pt" style:font-size-complex="12pt"/>
    </style:style>
    <style:style style:name="P18" style:family="paragraph" style:parent-style-name="Text_20_body">
      <style:paragraph-properties fo:margin-top="0cm" fo:margin-bottom="0cm" fo:text-align="start" style:justify-single-word="false"/>
      <style:text-properties style:font-name="Times New Roman" fo:font-size="12pt" style:font-size-asian="12pt" style:font-size-complex="12pt"/>
    </style:style>
    <style:style style:name="P19" style:family="paragraph" style:parent-style-name="Text_20_body">
      <style:paragraph-properties fo:margin-top="0cm" fo:margin-bottom="0cm" fo:text-align="start" style:justify-single-word="false" fo:break-before="page"/>
      <style:text-properties fo:color="#000000" style:font-name="Times New Roman2" fo:font-size="14pt"/>
    </style:style>
    <style:style style:name="P20" style:family="paragraph" style:parent-style-name="Preformatted_20_Text">
      <style:text-properties fo:color="#000000" style:font-name="Times New Roman2" fo:font-size="14pt"/>
    </style:style>
    <style:style style:name="P21" style:family="paragraph" style:parent-style-name="Preformatted_20_Text">
      <style:text-properties style:font-name="Times New Roman"/>
    </style:style>
    <style:style style:name="P22" style:family="paragraph" style:parent-style-name="Preformatted_20_Text">
      <style:text-properties style:font-name="Times New Roman" fo:font-size="12pt" style:font-size-asian="12pt" style:font-size-complex="12pt"/>
    </style:style>
    <style:style style:name="P23" style:family="paragraph" style:parent-style-name="Preformatted_20_Text">
      <style:text-properties fo:font-size="88pt" style:font-size-asian="88pt" style:font-size-complex="88pt"/>
    </style:style>
    <style:style style:name="P24" style:family="paragraph" style:parent-style-name="Preformatted_20_Text">
      <style:paragraph-properties fo:text-align="center" style:justify-single-word="false"/>
      <style:text-properties fo:font-size="88pt" style:font-size-asian="88pt" style:font-size-complex="88pt"/>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style:font-name="Times New Roman" fo:font-size="12pt" style:font-size-asian="12pt" style:font-size-complex="12pt"/>
    </style:style>
    <style:style style:name="P27" style:family="paragraph" style:parent-style-name="Heading_20_1">
      <style:text-properties style:font-name="Times New Roman"/>
    </style:style>
    <style:style style:name="P28" style:family="paragraph" style:parent-style-name="Heading_20_1">
      <style:text-properties style:font-name="Times New Roman" fo:font-size="12pt" style:font-size-asian="12pt" style:font-size-complex="12pt"/>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style:font-name="Times New Roman"/>
    </style:style>
    <style:style style:name="P31" style:family="paragraph" style:parent-style-name="Heading_20_2">
      <style:text-properties style:font-name="Times New Roman"/>
    </style:style>
    <style:style style:name="P32" style:family="paragraph" style:parent-style-name="Heading_20_2">
      <style:text-properties style:text-underline-style="solid" style:text-underline-width="auto" style:text-underline-color="font-color" fo:font-weight="bold" style:font-weight-asian="bold" style:font-weight-complex="bold"/>
    </style:style>
    <style:style style:name="P33" style:family="paragraph" style:parent-style-name="Preformatted_20_Text">
      <style:paragraph-properties fo:break-before="page"/>
    </style:style>
    <style:style style:name="P34" style:family="paragraph" style:parent-style-name="Standard">
      <style:text-properties style:font-name="Times New Roman" fo:font-size="12pt" style:font-size-asian="12pt" style:font-size-complex="12pt"/>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3"/>
      <text:p text:style-name="P23"/>
      <text:p text:style-name="P24">Contable</text:p>
      <text:p text:style-name="Preformatted_20_Text"/>
      <text:p text:style-name="Preformatted_20_Text"/>
      <text:p text:style-name="Preformatted_20_Text"/>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Índice de contenido</text:p>
          </text:index-title>
          <text:p text:style-name="P6">Bienvenida<text:tab/>8</text:p>
          <text:p text:style-name="P6">NOMENCLATURA<text:tab/>9</text:p>
          <text:p text:style-name="P7">Clientes<text:tab/>9</text:p>
          <text:p text:style-name="P7">Productos <text:tab/>11</text:p>
          <text:p text:style-name="P7">Trasporte<text:tab/>12</text:p>
          <text:p text:style-name="P6">PEDIDOS<text:tab/>13</text:p>
          <text:p text:style-name="P6">REMITOS<text:tab/>13</text:p>
          <text:p text:style-name="P6">FACTURAS<text:tab/>14</text:p>
          <text:p text:style-name="P7">Nueva<text:tab/>14</text:p>
          <text:p text:style-name="P6">RECIBOS<text:tab/>14</text:p>
          <text:p text:style-name="P6">CHEQUES<text:tab/>14</text:p>
          <text:p text:style-name="P7">Guardar<text:tab/>14</text:p>
          <text:p text:style-name="P7">Depósito<text:tab/>14</text:p>
          <text:p text:style-name="P6">STOCK<text:tab/>15</text:p>
          <text:p text:style-name="P6">Administraciones<text:tab/>16</text:p>
          <text:p text:style-name="P6">Comecializacion<text:tab/>18</text:p>
          <text:p text:style-name="P6">Factura Imprimir<text:tab/>19</text:p>
          <text:p text:style-name="P6">Iniciando<text:tab/>20</text:p>
          <text:p text:style-name="P6">Introduccion<text:tab/>21</text:p>
          <text:p text:style-name="P6">Productos Altas<text:tab/>23</text:p>
          <text:p text:style-name="P6">Imprimir Remito<text:tab/>24</text:p>
          <text:p text:style-name="P6">Servicios<text:tab/>25</text:p>
          <text:p text:style-name="P6">Modulo de AFIP<text:tab/>26</text:p>
          <text:p text:style-name="P7">Contable.AFIP.AFIP<text:tab/>26</text:p>
          <text:p text:style-name="P7">Contable.AFIP.AFIP.TicketAccesoAFIP<text:tab/>26</text:p>
          <text:p text:style-name="P7">Contable.AFIP.AFIP.UltimoComprobante(System.String,System.String,System.Int32,System.Int32)<text:tab/>26</text:p>
          <text:p text:style-name="P7">Contable.AFIP.AFIP.CotizacionDivisa(System.String,System.String,System.String)<text:tab/>26</text:p>
          <text:p text:style-name="P7">Contable.AFIP.AFIP.ComprobantesAutorizados(System.String,System.String,System.Int64)<text:tab/>26</text:p>
          <text:p text:style-name="P7">Contable.AFIP.AFIP.FechaInversa(System.DateTime)<text:tab/>27</text:p>
          <text:p text:style-name="P7">Contable.AFIP.AFIP.EnviarFacturaAFIP(VariablesPropias.VariablesPropias.vpFactura,System.String,System.String)<text:tab/>27</text:p>
          <text:p text:style-name="P7">Contable.AFIP.WSAA_JCF<text:tab/>27</text:p>
          <text:p text:style-name="P7">Contable.AFIP.LoginTicket<text:tab/>27</text:p>
          <text:p text:style-name="P7">Contable.AFIP.LoginTicket.ObtenerLoginTicketResponse(System.String,System.String,System.String,System.Security.SecureString)<text:tab/>27</text:p>
          <text:p text:style-name="P7">Contable.AFIP.CertificadosX509Lib<text:tab/>28</text:p>
          <text:p text:style-name="P7">Contable.AFIP.CertificadosX509Lib.FirmaBytesMensaje(System.Byte[],System.Security.Cryptography.X509Certificates.X509Certificate2)<text:tab/>28</text:p>
          <text:p text:style-name="P7">Contable.AFIP.CertificadosX509Lib.ObtieneCertificadoDesdeArchivo(System.String,System.Security.SecureString)<text:tab/>28</text:p>
          <text:p text:style-name="P6">frm Cheque Op<text:tab/>28</text:p>
          <text:p text:style-name="P7">Contable.Cheques.frmCheqOp<text:tab/>28</text:p>
          <text:p text:style-name="P6">frm Configuracion<text:tab/>28</text:p>
          <text:p text:style-name="P7">Contable.Configuracion.frmConfiguracion<text:tab/>28</text:p>
          <text:p text:style-name="P6">frm Balance<text:tab/>28</text:p>
          <text:p text:style-name="P7">Contable.Contador.Balance.frmContadorBalance<text:tab/>29</text:p>
          <text:p text:style-name="P6">frm Factura Con Iva<text:tab/>29</text:p>
          <text:p text:style-name="P7">Contable.frmContadorFactConIVA.CargarDatos<text:tab/>29</text:p>
          <text:p text:style-name="P7">Contable.frmContadorFactConIVA.ObtenerProveedor(System.String)<text:tab/>29</text:p>
          <text:p text:style-name="P7">Contable.frmContadorFactConIVA.LimpiarTodo<text:tab/>29</text:p>
          <text:p text:style-name="P7"><text:soft-page-break/>Contable.frmContadorFactConIVA.TxtCUITKeyPress(System.Object,System.Windows.Forms.KeyPressEventArgs)<text:tab/>29</text:p>
          <text:p text:style-name="P6">frm DocumentoFiscal<text:tab/>29</text:p>
          <text:p text:style-name="P7">Contable.Facturas.frmDocumentoFiscal<text:tab/>29</text:p>
          <text:p text:style-name="P7">Contable.Facturas.frmDocumentoFiscal.CargarClientes<text:tab/>29</text:p>
          <text:p text:style-name="P7">Contable.Facturas.frmDocumentoFiscal.CargarFactura<text:tab/>30</text:p>
          <text:p text:style-name="P7">Contable.Facturas.frmDocumentoFiscal.HacerCodigoBarras<text:tab/>30</text:p>
          <text:p text:style-name="P6">frm MainForm<text:tab/>30</text:p>
          <text:p text:style-name="P7">Contable.MainForm<text:tab/>30</text:p>
          <text:p text:style-name="P7">Contable.MainForm.ViajesToolStripMenuItemClick(System.Object,System.EventArgs)<text:tab/>30</text:p>
          <text:p text:style-name="P6">Modulo MigrarDB<text:tab/>30</text:p>
          <text:p text:style-name="P7">Contable.MigrarDB.MigrarDB<text:tab/>30</text:p>
          <text:p text:style-name="P6">Modulo Cliente<text:tab/>30</text:p>
          <text:p text:style-name="P7">Contable.Modulos.Clientes<text:tab/>30</text:p>
          <text:p text:style-name="P6">Modulo Codigo de Barras<text:tab/>31</text:p>
          <text:p text:style-name="P7">CodigoDeBarras.CodigoBarras<text:tab/>31</text:p>
          <text:p text:style-name="P7">CodigoDeBarras.CodigoBarras.CodVerificador(System.String)<text:tab/>31</text:p>
          <text:p text:style-name="P6">Modulo ConexionDB<text:tab/>31</text:p>
          <text:p text:style-name="P7">ConexionDB.ConexionAccess2007<text:tab/>31</text:p>
          <text:p text:style-name="P7">ConexionDB.ConexionAccess2007.Conectar(System.String)<text:tab/>31</text:p>
          <text:p text:style-name="P7">ConexionDB.ConexionAccess2007.Desconectar<text:tab/>31</text:p>
          <text:p text:style-name="P7">ConexionDB.ConexionAccess2007.Consultar(System.String,System.String,System.String)<text:tab/>31</text:p>
          <text:p text:style-name="P7">ConexionDB.ConexionAccess2007.Consultar(System.String,System.String,System.String,System.String)<text:tab/>32</text:p>
          <text:p text:style-name="P7">ConexionDB.ConexionAccess2007.Consultar(System.String,System.String,System.String,System.String,System.String)<text:tab/>32</text:p>
          <text:p text:style-name="P7">ConexionDB.ConexionAccess2007.InsertarFila(System.String,System.String,System.String)<text:tab/>33</text:p>
          <text:p text:style-name="P7">ConexionDB.ConexionAccess2007.ModificarFila(System.String,System.String,System.String)<text:tab/>33</text:p>
          <text:p text:style-name="P7">ConexionDB.OperacionesTrazabilidad.ModificarCajas(System.String,System.Int32,System.String)<text:tab/>33</text:p>
          <text:p text:style-name="P6">Modulo EscribirTXT<text:tab/>33</text:p>
          <text:p text:style-name="P7">Contable.Modulos.EscribirTXT<text:tab/>33</text:p>
          <text:p text:style-name="P7">Contable.Modulos.EscribirTXT.EscribirUnArray<text:tab/>33</text:p>
          <text:p text:style-name="P7">Contable.Modulos.EscribirTXT.EscribirUnaLinea<text:tab/>34</text:p>
          <text:p text:style-name="P7">Contable.Modulos.EscribirTXT.EscribirAlgunTexto<text:tab/>34</text:p>
          <text:p text:style-name="P7">Contable.Modulos.EscribirTXT.EscribirAgregarTexto<text:tab/>34</text:p>
          <text:p text:style-name="P6">Modulo Imprimir<text:tab/>34</text:p>
          <text:p text:style-name="P7">ImprimirEjemplo.Imprimir<text:tab/>34</text:p>
          <text:p text:style-name="P7">ImprimirEjemplo.Imprimir.Imprimir_Solicitud<text:tab/>34</text:p>
          <text:p text:style-name="P7">ImprimirEjemplo.Imprimir.Datos_Cliente(System.Object,System.Drawing.Printing.PrintPageEventArgs)<text:tab/>34</text:p>
          <text:p text:style-name="P7">ImprimirEjemplo.Imprimir.Imprimir_Remito(VariablesPropias.VariablesPropias.vpRemito)<text:tab/>34</text:p>
          <text:p text:style-name="P7">ImprimirEjemplo.Imprimir.Datos_Remito(System.Object,System.Drawing.Printing.PrintPageEventArgs)<text:tab/>34</text:p>
          <text:p text:style-name="P7">ImprimirEjemplo.Imprimir.Imprimir_Recibo(VariablesPropias.VariablesPropias.vpRecibo)<text:tab/>35</text:p>
          <text:p text:style-name="P7">ImprimirEjemplo.Imprimir.Datos_Recibo_Apaizado(System.Object,System.Drawing.Printing.PrintPageEventArgs)<text:tab/>35</text:p>
          <text:p text:style-name="P7">ImprimirEjemplo.Imprimir.Datos_Recibo(System.Object,System.Drawing.Printing.PrintPageEventArgs)<text:tab/>35</text:p>
          <text:p text:style-name="P7">ImprimirEjemplo.Imprimir.Imprimir_Factura(VariablesPropias.VariablesPropias.vpFactura)<text:tab/>35</text:p>
          <text:p text:style-name="P7">ImprimirEjemplo.Imprimir.Datos_Factura(System.Object,System.Drawing.Printing.PrintPageEv<text:soft-page-break/>entArgs)<text:tab/>35</text:p>
          <text:p text:style-name="P6">Modulo InputBox<text:tab/>35</text:p>
          <text:p text:style-name="P7">Contable.InputBox.InputBoxResult<text:tab/>35</text:p>
          <text:p text:style-name="P7">Contable.InputBox.InputBox<text:tab/>35</text:p>
          <text:p text:style-name="P7">Contable.Modulos.OperacionesComunes<text:tab/>36</text:p>
          <text:p text:style-name="P6">Modulo OperacionesComunes<text:tab/>36</text:p>
          <text:p text:style-name="P7">Contable.Modulos.OperacionesComunes.FuenteObtenerFacturasImpagas(System.DateTime)<text:tab/>36</text:p>
          <text:p text:style-name="P7">Contable.Modulos.OperacionesComunes.ObtenerPrecioMercaderia(System.String)<text:tab/>36</text:p>
          <text:p text:style-name="P7">Contable.Modulos.OperacionesComunes.CargarElCAI(System.String)<text:tab/>36</text:p>
          <text:p text:style-name="P7">Contable.Modulos.OperacionesComunes.ObtenerUltimoRemito<text:tab/>36</text:p>
          <text:p text:style-name="P7">Contable.Modulos.OperacionesComunes.ObtenerUltimaFactura(System.Int32,System.Int32)<text:tab/>36</text:p>
          <text:p text:style-name="P7">Contable.Modulos.OperacionesComunes.ObtenerRemitosActivos(System.String)<text:tab/>37</text:p>
          <text:p text:style-name="P7">Contable.Modulos.OperacionesComunes.ObtenerClieDescuento(System.String)<text:tab/>37</text:p>
          <text:p text:style-name="P7">Contable.Modulos.OperacionesComunes.ObtenerDolar<text:tab/>37</text:p>
          <text:p text:style-name="P7">Contable.Modulos.OperacionesComunes.ObtenerDolar(System.DateTime)<text:tab/>37</text:p>
          <text:p text:style-name="P7">Contable.Modulos.OperacionesComunes.GuardarDolar(System.Decimal)<text:tab/>37</text:p>
          <text:p text:style-name="P7">Contable.Modulos.OperacionesComunes.Guardar(VariablesPropias.VariablesPropias.vpRecibo)<text:tab/>37</text:p>
          <text:p text:style-name="P7">Contable.Modulos.OperacionesComunes.Guardar(VariablesPropias.VariablesPropias.vpComprobanteGastos)<text:tab/>37</text:p>
          <text:p text:style-name="P7">Contable.Modulos.OperacionesComunes.ConvertirAMoneda(System.String)<text:tab/>38</text:p>
          <text:p text:style-name="P7">Contable.Modulos.OperacionesComunes.ObtenerTransporte(System.String)<text:tab/>38</text:p>
          <text:p text:style-name="P7">Contable.Modulos.OperacionesComunes.Guardar(VariablesPropias.VariablesPropias.vpCheque)<text:tab/>38</text:p>
          <text:p text:style-name="P6">Modulo Recibos<text:tab/>38</text:p>
          <text:p text:style-name="P7">Contable.Modulos.Recibos<text:tab/>38</text:p>
          <text:p text:style-name="P7">Contable.Modulos.Recibos.ObtenerUltimoRecibo<text:tab/>38</text:p>
          <text:p text:style-name="P7">Contable.Modulos.Recibos.CargarRecibo(System.Int32)<text:tab/>38</text:p>
          <text:p text:style-name="P6">Modulo Remitos<text:tab/>39</text:p>
          <text:p text:style-name="P7">Contable.Modulos.Remitos<text:tab/>39</text:p>
          <text:p text:style-name="P7">Contable.Modulos.Remitos.CargarRemito(System.Int32)<text:tab/>39</text:p>
          <text:p text:style-name="P6">Modulo Transportes<text:tab/>39</text:p>
          <text:p text:style-name="P7">Contable.Modulos.Transportes<text:tab/>39</text:p>
          <text:p text:style-name="P6">Modulo Variables Propias<text:tab/>39</text:p>
          <text:p text:style-name="P7">VariablesPropias.VariablesPropias.vpMargenesRecibo.sngFactFechaX<text:tab/>39</text:p>
          <text:p text:style-name="P7">VariablesPropias.VariablesPropias.vpProveedores.Id<text:tab/>39</text:p>
          <text:p text:style-name="P7">VariablesPropias.VariablesPropias.vpCAIRemito<text:tab/>39</text:p>
          <text:p text:style-name="P7">VariablesPropias.VariablesPropias.vpPedido<text:tab/>40</text:p>
          <text:p text:style-name="P7">VariablesPropias.VariablesPropias.vpTrazabilidadSENASA<text:tab/>40</text:p>
          <text:p text:style-name="P7">Contable.Partes_de_forms_Viejos.Form1<text:tab/>40</text:p>
          <text:p text:style-name="P6">Program<text:tab/>40</text:p>
          <text:p text:style-name="P7">Contable.Program<text:tab/>40</text:p>
          <text:p text:style-name="P6">frm Pruebas<text:tab/>40</text:p>
          <text:p text:style-name="P7">Contable.Pruebas.frmPruebas"&gt;<text:tab/>40</text:p>
          <text:p text:style-name="P6">frm RecibosAltas<text:tab/>40</text:p>
          <text:p text:style-name="P7">Contable.frmReciboAltas.FrmReciboAltasLoad(System.Object,System.EventArgs)<text:tab/>40</text:p>
          <text:p text:style-name="P7">Contable.frmReciboAltas.CargarClientes<text:tab/>41</text:p>
          <text:p text:style-name="P7">Contable.frmReciboAltas.ObtenerFacturasPendientes(System.String)<text:tab/>41</text:p>
          <text:p text:style-name="P7">Contable.frmReciboAltas.ObtenerNDPendientes(System.String)<text:tab/>41</text:p>
          <text:p text:style-name="P7">Contable.frmReciboAltas.ObtenerNCPendientes(System.String)<text:tab/>41</text:p>
          <text:p text:style-name="P7">Contable.frmReciboAltas.ObtenerInterdepPendientes(System.String)<text:tab/>41</text:p>
          <text:p text:style-name="P7">Contable.frmReciboAltas.ObtenerChequesPendientes(System.String)<text:tab/>41</text:p>
          <text:p text:style-name="P7"><text:soft-page-break/>Contable.frmReciboAltas.ObtenerDeuda<text:tab/>41</text:p>
          <text:p text:style-name="P7">Contable.frmReciboAltas.ObtenerCredito<text:tab/>41</text:p>
          <text:p text:style-name="P7">Contable.frmReciboAltas.CargarRecibo<text:tab/>42</text:p>
          <text:p text:style-name="P7">frm Remitos<text:tab/>42</text:p>
          <text:p text:style-name="P7">Contable.frmRemitos.TlbNuevoClick(System.Object,System.EventArgs)<text:tab/>42</text:p>
          <text:p text:style-name="P7">Contable.frmRemitos.TxtNumRemitoKeyPress(System.Object,System.Windows.Forms.KeyPressEventArgs)<text:tab/>42</text:p>
          <text:p text:style-name="P7">Contable.frmRemitos.CargarClientesCombo<text:tab/>42</text:p>
          <text:p text:style-name="P7">Contable.frmRemitos.CargarClientesRemito<text:tab/>42</text:p>
          <text:p text:style-name="P7">Contable.frmRemitos.LimpiarRemito<text:tab/>42</text:p>
          <text:p text:style-name="P7">Contable.frmRemitos.CargarRemito<text:tab/>42</text:p>
          <text:p text:style-name="P7">Contable.frmRemitos.PasarARemito(VariablesPropias.VariablesPropias.vpRemito)<text:tab/>42</text:p>
          <text:p text:style-name="P6">frm Reporte de Viajes<text:tab/>43</text:p>
          <text:p text:style-name="P7">Contable.Reportes.frmRepViajes<text:tab/>43</text:p>
          <text:p text:style-name="P7">Contable.Reportes.frmRepViajes.components<text:tab/>43</text:p>
          <text:p text:style-name="P7">Contable.Reportes.frmRepViajes.Dispose(System.Boolean)<text:tab/>43</text:p>
          <text:p text:style-name="P6">WEB SERVICE AFIP<text:tab/>43</text:p>
          <text:p text:style-name="P7">Contable.servicios1.afip.gov.ar.Service<text:tab/>43</text:p>
          <text:p text:style-name="P7">Contable.servicios1.afip.gov.ar.Service.#ctor<text:tab/>43</text:p>
          <text:p text:style-name="P7">Contable.servicios1.afip.gov.ar.Service.FECAESolicitar(Contable.servicios1.afip.gov.ar.FEAuthRequest,Contable.servicios1.afip.gov.ar.FECAERequest)<text:tab/>43</text:p>
          <text:p text:style-name="P7">Contable.servicios1.afip.gov.ar.Service.BeginFECAESolicitar(Contable.servicios1.afip.gov.ar.FEAuthRequest,Contable.servicios1.afip.gov.ar.FECAERequest,System.AsyncCallback,System.Object)<text:tab/>43</text:p>
          <text:p text:style-name="P7">Contable.servicios1.afip.gov.ar.Service.EndFECAESolicitar(System.IAsyncResult)<text:tab/>44</text:p>
          <text:p text:style-name="P7">Contable.servicios1.afip.gov.ar.Service.FECompTotXRequest(Contable.servicios1.afip.gov.ar.FEAuthRequest)<text:tab/>44</text:p>
          <text:p text:style-name="P7">Contable.servicios1.afip.gov.ar.Service.BeginFECompTotXRequest(Contable.servicios1.afip.gov.ar.FEAuthRequest,System.AsyncCallback,System.Object)<text:tab/>44</text:p>
          <text:p text:style-name="P7">Contable.servicios1.afip.gov.ar.Service.EndFECompTotXRequest(System.IAsyncResult)<text:tab/>44</text:p>
          <text:p text:style-name="P7">Contable.servicios1.afip.gov.ar.Service.FEDummy<text:tab/>44</text:p>
          <text:p text:style-name="P7">Contable.servicios1.afip.gov.ar.Service.BeginFEDummy(System.AsyncCallback,System.Object)<text:tab/>44</text:p>
          <text:p text:style-name="P7">Contable.servicios1.afip.gov.ar.Service.EndFEDummy(System.IAsyncResult)<text:tab/>44</text:p>
          <text:p text:style-name="P7">Contable.servicios1.afip.gov.ar.Service.FECompUltimoAutorizado(Contable.servicios1.afip.gov.ar.FEAuthRequest,System.Int32,System.Int32)<text:tab/>44</text:p>
          <text:p text:style-name="P7">Contable.servicios1.afip.gov.ar.Service.BeginFECompUltimoAutorizado(Contable.servicios1.afip.gov.ar.FEAuthRequest,System.Int32,System.Int32,System.AsyncCallback,System.Object)<text:tab/>44</text:p>
          <text:p text:style-name="P7">Contable.servicios1.afip.gov.ar.Service.EndFECompUltimoAutorizado(System.IAsyncResult)<text:tab/>45</text:p>
          <text:p text:style-name="P7">Contable.servicios1.afip.gov.ar.Service.FECompConsultar(Contable.servicios1.afip.gov.ar.FEAuthRequest,Contable.servicios1.afip.gov.ar.FECompConsultaReq)<text:tab/>45</text:p>
          <text:p text:style-name="P7">Contable.servicios1.afip.gov.ar.Service.BeginFECompConsultar(Contable.servicios1.afip.gov.ar.FEAuthRequest,Contable.servicios1.afip.gov.ar.FECompConsultaReq,System.AsyncCallback,System.Object)<text:tab/>45</text:p>
          <text:p text:style-name="P7">Contable.servicios1.afip.gov.ar.Service.EndFECompConsultar(System.IAsyncResult)<text:tab/>45</text:p>
          <text:p text:style-name="P7">Contable.servicios1.afip.gov.ar.Service.FECAEARegInformativo(Contable.servicios1.afip.gov.ar.FEAuthRequest,Contable.servicios1.afip.gov.ar.FECAEARequest)<text:tab/>45</text:p>
          <text:p text:style-name="P7">Contable.servicios1.afip.gov.ar.Service.BeginFECAEARegInformativo(Contable.servicios1.afip.gov.ar.FEAuthRequest,Contable.servicios1.afip.gov.ar.FECAEARequest,System.AsyncCallback,System.Object)<text:tab/>45</text:p>
          <text:p text:style-name="P7">Contable.servicios1.afip.gov.ar.Service.EndFECAEARegInformativo(System.IAsyncResult)<text:tab/>45</text:p>
          <text:p text:style-name="P7">Contable.servicios1.afip.gov.ar.Service.FECAEASolicitar(Contable.servicios1.afip.gov.ar.FEAu<text:soft-page-break/>thRequest,System.Int32,System.Int16)<text:tab/>45</text:p>
          <text:p text:style-name="P7">Contable.servicios1.afip.gov.ar.Service.BeginFECAEASolicitar(Contable.servicios1.afip.gov.ar.FEAuthRequest,System.Int32,System.Int16,System.AsyncCallback,System.Object)<text:tab/>45</text:p>
          <text:p text:style-name="P7">Contable.servicios1.afip.gov.ar.Service.EndFECAEASolicitar(System.IAsyncResult)<text:tab/>46</text:p>
          <text:p text:style-name="P7">Contable.servicios1.afip.gov.ar.Service.FECAEASinMovimientoConsultar(Contable.servicios1.afip.gov.ar.FEAuthRequest,System.String,System.Int32)<text:tab/>46</text:p>
          <text:p text:style-name="P7">Contable.servicios1.afip.gov.ar.Service.BeginFECAEASinMovimientoConsultar(Contable.servicios1.afip.gov.ar.FEAuthRequest,System.String,System.Int32,System.AsyncCallback,System.Object)<text:tab/>46</text:p>
          <text:p text:style-name="P7">Contable.servicios1.afip.gov.ar.Service.EndFECAEASinMovimientoConsultar(System.IAsyncResult)<text:tab/>46</text:p>
          <text:p text:style-name="P7">Contable.servicios1.afip.gov.ar.Service.FECAEASinMovimientoInformar(Contable.servicios1.afip.gov.ar.FEAuthRequest,System.Int32,System.String)<text:tab/>46</text:p>
          <text:p text:style-name="P7">Contable.servicios1.afip.gov.ar.Service.BeginFECAEASinMovimientoInformar(Contable.servicios1.afip.gov.ar.FEAuthRequest,System.Int32,System.String,System.AsyncCallback,System.Object)<text:tab/>46</text:p>
          <text:p text:style-name="P7">Contable.servicios1.afip.gov.ar.Service.EndFECAEASinMovimientoInformar(System.IAsyncResult)<text:tab/>46</text:p>
          <text:p text:style-name="P7">Contable.servicios1.afip.gov.ar.Service.FECAEAConsultar(Contable.servicios1.afip.gov.ar.FEAuthRequest,System.Int32,System.Int16)<text:tab/>46</text:p>
          <text:p text:style-name="P7">Contable.servicios1.afip.gov.ar.Service.BeginFECAEAConsultar(Contable.servicios1.afip.gov.ar.FEAuthRequest,System.Int32,System.Int16,System.AsyncCallback,System.Object)<text:tab/>46</text:p>
          <text:p text:style-name="P7">Contable.servicios1.afip.gov.ar.Service.EndFECAEAConsultar(System.IAsyncResult)<text:tab/>47</text:p>
          <text:p text:style-name="P7">Contable.servicios1.afip.gov.ar.Service.FEParamGetCotizacion(Contable.servicios1.afip.gov.ar.FEAuthRequest,System.String)<text:tab/>47</text:p>
          <text:p text:style-name="P7">Contable.servicios1.afip.gov.ar.Service.BeginFEParamGetCotizacion(Contable.servicios1.afip.gov.ar.FEAuthRequest,System.String,System.AsyncCallback,System.Object)<text:tab/>47</text:p>
          <text:p text:style-name="P7">Contable.servicios1.afip.gov.ar.Service.EndFEParamGetCotizacion(System.IAsyncResult)<text:tab/>47</text:p>
          <text:p text:style-name="P7">Contable.servicios1.afip.gov.ar.Service.FEParamGetTiposTributos(Contable.servicios1.afip.gov.ar.FEAuthRequest)<text:tab/>47</text:p>
          <text:p text:style-name="P7">Contable.servicios1.afip.gov.ar.Service.BeginFEParamGetTiposTributos(Contable.servicios1.afip.gov.ar.FEAuthRequest,System.AsyncCallback,System.Object)<text:tab/>47</text:p>
          <text:p text:style-name="P7">Contable.servicios1.afip.gov.ar.Service.EndFEParamGetTiposTributos(System.IAsyncResult)<text:tab/>47</text:p>
          <text:p text:style-name="P7">Contable.servicios1.afip.gov.ar.Service.FEParamGetTiposMonedas(Contable.servicios1.afip.gov.ar.FEAuthRequest)<text:tab/>47</text:p>
          <text:p text:style-name="P7">Contable.servicios1.afip.gov.ar.Service.BeginFEParamGetTiposMonedas(Contable.servicios1.afip.gov.ar.FEAuthRequest,System.AsyncCallback,System.Object)<text:tab/>47</text:p>
          <text:p text:style-name="P7">Contable.servicios1.afip.gov.ar.Service.EndFEParamGetTiposMonedas(System.IAsyncResult)<text:tab/>48</text:p>
          <text:p text:style-name="P7">Contable.servicios1.afip.gov.ar.Service.FEParamGetTiposIva(Contable.servicios1.afip.gov.ar.FEAuthRequest)<text:tab/>48</text:p>
          <text:p text:style-name="P7">Contable.servicios1.afip.gov.ar.Service.BeginFEParamGetTiposIva(Contable.servicios1.afip.gov.ar.FEAuthRequest,System.AsyncCallback,System.Object)<text:tab/>48</text:p>
          <text:p text:style-name="P7">Contable.servicios1.afip.gov.ar.Service.EndFEParamGetTiposIva(System.IAsyncResult)<text:tab/>48</text:p>
          <text:p text:style-name="P7">Contable.servicios1.afip.gov.ar.Service.FEParamGetTiposOpcional(Contable.servicios1.afip.gov.ar.FEAuthRequest)<text:tab/>48</text:p>
          <text:p text:style-name="P7">Contable.servicios1.afip.gov.ar.Service.BeginFEParamGetTiposOpcional(Contable.servicios1.afip.gov.ar.FEAuthRequest,System.AsyncCallback,System.Object)<text:tab/>48</text:p>
          <text:p text:style-name="P7">Contable.servicios1.afip.gov.ar.Service.EndFEParamGetTiposOpcional(System.IAsyncResult)<text:tab/>48</text:p>
          <text:p text:style-name="P7">Contable.servicios1.afip.gov.ar.Service.FEParamGetTiposConcepto(Contable.servicios1.afip.gov.ar.FEAuthRequest)<text:tab/>48</text:p>
          <text:p text:style-name="P7"><text:soft-page-break/>Contable.servicios1.afip.gov.ar.Service.BeginFEParamGetTiposConcepto(Contable.servicios1.afip.gov.ar.FEAuthRequest,System.AsyncCallback,System.Object)<text:tab/>48</text:p>
          <text:p text:style-name="P7">Contable.servicios1.afip.gov.ar.Service.EndFEParamGetTiposConcepto(System.IAsyncResult)<text:tab/>49</text:p>
          <text:p text:style-name="P7">Contable.servicios1.afip.gov.ar.Service.FEParamGetPtosVenta(Contable.servicios1.afip.gov.ar.FEAuthRequest)<text:tab/>49</text:p>
          <text:p text:style-name="P7">Contable.servicios1.afip.gov.ar.Service.BeginFEParamGetPtosVenta(Contable.servicios1.afip.gov.ar.FEAuthRequest,System.AsyncCallback,System.Object)<text:tab/>49</text:p>
          <text:p text:style-name="P7">Contable.servicios1.afip.gov.ar.Service.EndFEParamGetPtosVenta(System.IAsyncResult)<text:tab/>49</text:p>
          <text:p text:style-name="P7">Contable.servicios1.afip.gov.ar.Service.FEParamGetTiposCbte(Contable.servicios1.afip.gov.ar.FEAuthRequest)<text:tab/>49</text:p>
          <text:p text:style-name="P7">Contable.servicios1.afip.gov.ar.Service.BeginFEParamGetTiposCbte(Contable.servicios1.afip.gov.ar.FEAuthRequest,System.AsyncCallback,System.Object)<text:tab/>49</text:p>
          <text:p text:style-name="P7">Contable.servicios1.afip.gov.ar.Service.EndFEParamGetTiposCbte(System.IAsyncResult)<text:tab/>49</text:p>
          <text:p text:style-name="P7">Contable.servicios1.afip.gov.ar.Service.FEParamGetTiposDoc(Contable.servicios1.afip.gov.ar.FEAuthRequest)<text:tab/>49</text:p>
          <text:p text:style-name="P7">Contable.servicios1.afip.gov.ar.Service.BeginFEParamGetTiposDoc(Contable.servicios1.afip.gov.ar.FEAuthRequest,System.AsyncCallback,System.Object)<text:tab/>49</text:p>
          <text:p text:style-name="P7">Contable.servicios1.afip.gov.ar.Service.EndFEParamGetTiposDoc(System.IAsyncResult)<text:tab/>50</text:p>
          <text:p text:style-name="P7">Contable.servicios1.afip.gov.ar.Service.FEParamGetTiposPaises(Contable.servicios1.afip.gov.ar.FEAuthRequest)<text:tab/>50</text:p>
          <text:p text:style-name="P7">Contable.servicios1.afip.gov.ar.Service.BeginFEParamGetTiposPaises(Contable.servicios1.afip.gov.ar.FEAuthRequest,System.AsyncCallback,System.Object)<text:tab/>50</text:p>
          <text:p text:style-name="P7">Contable.servicios1.afip.gov.ar.Service.EndFEParamGetTiposPaises(System.IAsyncResult)<text:tab/>50</text:p>
          <text:p text:style-name="P7">Contable.servicios1.afip.gov.ar.FEAuthRequest<text:tab/>50</text:p>
          <text:p text:style-name="P7">Contable.servicios1.afip.gov.ar.FEAuthRequest.Token<text:tab/>50</text:p>
          <text:p text:style-name="P7">Contable.servicios1.afip.gov.ar.FEAuthRequest.Sign<text:tab/>50</text:p>
          <text:p text:style-name="P7">Contable.servicios1.afip.gov.ar.FEAuthRequest.Cuit<text:tab/>50</text:p>
          <text:p text:style-name="P7">Contable.servicios1.afip.gov.ar.PaisTipo<text:tab/>50</text:p>
          <text:p text:style-name="P7">Contable.servicios1.afip.gov.ar.PaisTipo.Id<text:tab/>50</text:p>
          <text:p text:style-name="P7">Contable.servicios1.afip.gov.ar.PaisTipo.Desc<text:tab/>50</text:p>
          <text:p text:style-name="P7">Contable.servicios1.afip.gov.ar.FEPaisResponse<text:tab/>51</text:p>
          <text:p text:style-name="P7">Contable.servicios1.afip.gov.ar.FEPaisResponse.ResultGet<text:tab/>51</text:p>
          <text:p text:style-name="P7">Contable.servicios1.afip.gov.ar.FEPaisResponse.Errors<text:tab/>51</text:p>
          <text:p text:style-name="P7">Contable.servicios1.afip.gov.ar.FEPaisResponse.Events<text:tab/>51</text:p>
          <text:p text:style-name="P7">Contable.wsaa.afip.gov.ar.LoginCMSService<text:tab/>62</text:p>
          <text:p text:style-name="P7">Contable.wsaa.afip.gov.ar.LoginCMSService.#ctor<text:tab/>62</text:p>
          <text:p text:style-name="P7">Contable.wsaa.afip.gov.ar.LoginCMSService.loginCms(System.String)<text:tab/>62</text:p>
          <text:p text:style-name="P7">Contable.wsaa.afip.gov.ar.LoginCMSService.BeginloginCms(System.String,System.AsyncCallback,System.Object)<text:tab/>62</text:p>
          <text:p text:style-name="P7">Contable.wsaa.afip.gov.ar.LoginCMSService.EndloginCms(System.IAsyncResult)<text:tab/>62</text:p>
          <text:p text:style-name="P6">Contactenos<text:tab/>63</text:p>
        </text:index-body>
      </text:table-of-content>
      <text:p text:style-name="Preformatted_20_Text"/>
      <text:p text:style-name="Preformatted_20_Text"/>
      <text:p text:style-name="P3"/>
      <text:h text:style-name="P27" text:outline-level="1">Bienvenida</text:h>
      <text:p text:style-name="P21"/>
      <text:p text:style-name="P22">Queremos darles la bienvenida a nuestro sistema contable.</text:p>
      <text:p text:style-name="P22"/>
      <text:p text:style-name="P22">Este programa ha sido un esfuerzo continuado de deseos de desarrollar un producto que sea lo mas funcional y mejorador posible.</text:p>
      <text:p text:style-name="P22"/>
      <text:p text:style-name="P22">El mismo es modular y permite manejar cada aspecto de la empresa desde una optica distinta. Esta versatilidiad esperemos sea de mucha ayuda.</text:p>
      <text:p text:style-name="P22"/>
      <text:p text:style-name="P22">Jueguen con el y disfruten del paseo.</text:p>
      <text:p text:style-name="P22"/>
      <text:p text:style-name="P22"/>
      <text:p text:style-name="P22"/>
      <text:p text:style-name="P2"/>
      <text:h text:style-name="Heading_20_1" text:outline-level="1">Introduccion</text:h>
      <text:p text:style-name="Preformatted_20_Text"/>
      <text:p text:style-name="Preformatted_20_Text"/>
      <text:p text:style-name="Preformatted_20_Text"/>
      <text:p text:style-name="Preformatted_20_Text">Este sistema fue diseñado para optimizar tiempos laborales. Consta actualmente de tres  módulos bien definidos.</text:p>
      <text:p text:style-name="Preformatted_20_Text">Los módulos son los de Remitos, Facturas, Recibos.</text:p>
      <text:p text:style-name="Preformatted_20_Text">Se esta desarrollando las funcionalidades para entregar informes a Contadores (tanto internos como externos) y se busca que en un futuro la base de datos sea manejada por cuatro tipos puntuales de usuarios.</text:p>
      <text:p text:style-name="Preformatted_20_Text">Los tipos de usuarios planteados son: Administrador, Vendedor, Gerente, Contador.</text:p>
      <text:p text:style-name="Preformatted_20_Text"> </text:p>
      <text:p text:style-name="Preformatted_20_Text">Ademas debe contemplar </text:p>
      <text:p text:style-name="Preformatted_20_Text">Area de RRHH – Liquidacion de haberes y ficha de cada empleado</text:p>
      <text:p text:style-name="Preformatted_20_Text">Area Contable – Armado de Balance y demas.</text:p>
      <text:p text:style-name="Preformatted_20_Text"/>
      <text:p text:style-name="Preformatted_20_Text"/>
      <text:p text:style-name="Preformatted_20_Text"/>
      <text:p text:style-name="Preformatted_20_Text">Este aplicativo tiene como funcionalidad la de administrar una empresa pequeña con miras a crecer.</text:p>
      <text:p text:style-name="Preformatted_20_Text">Además intenta ser una herramienta para la toma de decisiones inherentes al manejo de los productos y clientes que la empresa pueda tener. </text:p>
      <text:p text:style-name="Preformatted_20_Text"/>
      <text:p text:style-name="Standard"/>
      <text:p text:style-name="P26"/>
      <text:p text:style-name="P22"/>
      <text:p text:style-name="P22"/>
      <text:h text:style-name="P30" text:outline-level="1">NOMENCLATURA</text:h>
      <text:p text:style-name="P22"/>
      <text:p text:style-name="P22">La nomenclatura de las distintas partes sirve para disminuir la información que se guarda duplicada y relacionar mejor las tablas de acceso a datos.</text:p>
      <text:p text:style-name="P22">De esta manera se trata de simplificar el programa, evitar duplicaciones, hacerlo más flexible. También se instrumenta esto para disminuir las perdidas de referencia al cambiar la razón social o la dirección de algún cliente.</text:p>
      <text:p text:style-name="P22"/>
      <text:p text:style-name="P22"/>
      <text:p text:style-name="P22"/>
      <text:p text:style-name="P22">Remitos</text:p>
      <text:p text:style-name="P22"/>
      <text:p text:style-name="P22">0000RM00000000</text:p>
      <text:p text:style-name="P22"/>
      <text:p text:style-name="P22"/>
      <text:p text:style-name="P22">Recibos</text:p>
      <text:p text:style-name="P22">0000RC00000000</text:p>
      <text:p text:style-name="P22"/>
      <text:p text:style-name="P22">Facturas</text:p>
      <text:p text:style-name="P22">0000FA00000000</text:p>
      <text:p text:style-name="P22">0000FB00000000</text:p>
      <text:p text:style-name="P22"/>
      <text:p text:style-name="P22">Notas</text:p>
      <text:p text:style-name="P22">0000NC00000000</text:p>
      <text:p text:style-name="P22">0000ND00000000</text:p>
      <text:h text:style-name="P31" text:outline-level="2">Clientes</text:h>
      <text:p text:style-name="Standard"/>
      <text:p text:style-name="Standard"/>
      <text:p text:style-name="Standard">El uso de la nomenclatura para los Clientes es la siguiente:</text:p>
      <text:p text:style-name="Standard"/>
      <table:table table:name="Tabla2" table:style-name="Tabla2">
        <table:table-column table:style-name="Tabla2.A" table:number-columns-repeated="7"/>
        <table:table-column table:style-name="Tabla2.H"/>
        <table:table-row table:style-name="Tabla2.1">
          <table:table-cell table:style-name="Tabla2.A1" office:value-type="string">
            <text:p text:style-name="Standard">R</text:p>
          </table:table-cell>
          <table:table-cell table:style-name="Tabla2.A1" office:value-type="string">
            <text:p text:style-name="Standard">P</text:p>
          </table:table-cell>
          <table:table-cell table:style-name="Tabla2.A1" office:value-type="string">
            <text:p text:style-name="Standard">P</text:p>
          </table:table-cell>
          <table:table-cell table:style-name="Tabla2.A1" office:value-type="string">
            <text:p text:style-name="Standard">T</text:p>
          </table:table-cell>
          <table:table-cell table:style-name="Tabla2.A1" office:value-type="string">
            <text:p text:style-name="Standard">N</text:p>
          </table:table-cell>
          <table:table-cell table:style-name="Tabla2.A1" office:value-type="string">
            <text:p text:style-name="Standard">N</text:p>
          </table:table-cell>
          <table:table-cell table:style-name="Tabla2.A1" office:value-type="string">
            <text:p text:style-name="Standard">N</text:p>
          </table:table-cell>
          <table:table-cell table:style-name="Tabla2.H1" office:value-type="string">
            <text:p text:style-name="Standard">N</text:p>
          </table:table-cell>
        </table:table-row>
      </table:table>
      <text:p text:style-name="Standard"/>
      <text:p text:style-name="Standard"/>
      <text:p text:style-name="Standard">Según Región (R). </text:p>
      <text:p text:style-name="Standard"/>
      <text:p text:style-name="Standard"/>
      <table:table table:name="Tabla3" table:style-name="Tabla3">
        <table:table-column table:style-name="Tabla3.A"/>
        <table:table-column table:style-name="Tabla3.B"/>
        <table:table-row table:style-name="Tabla3.1">
          <table:table-cell table:style-name="Tabla3.A1" office:value-type="string">
            <text:p text:style-name="Standard">Num</text:p>
          </table:table-cell>
          <table:table-cell table:style-name="Tabla3.B1" office:value-type="string">
            <text:p text:style-name="Standard">REGION </text:p>
          </table:table-cell>
        </table:table-row>
        <table:table-row table:style-name="Tabla3.2">
          <table:table-cell table:style-name="Tabla3.A2" office:value-type="string">
            <text:p text:style-name="Standard">1</text:p>
          </table:table-cell>
          <table:table-cell table:style-name="Tabla3.B2" office:value-type="string">
            <text:p text:style-name="Standard">NOA (Jujuy, Salta, Tucumán, Santiago del Estero, Catamarca)</text:p>
          </table:table-cell>
        </table:table-row>
        <table:table-row table:style-name="Tabla3.2">
          <table:table-cell table:style-name="Tabla3.A2" office:value-type="string">
            <text:p text:style-name="Standard">2</text:p>
          </table:table-cell>
          <table:table-cell table:style-name="Tabla3.B2" office:value-type="string">
            <text:p text:style-name="Standard">NEA (Formosa, Chaco, Santa Fe, Entre Ríos, Corrientes, Misiones) </text:p>
          </table:table-cell>
        </table:table-row>
        <table:table-row table:style-name="Tabla3.2">
          <table:table-cell table:style-name="Tabla3.A2" office:value-type="string">
            <text:p text:style-name="Standard">3</text:p>
          </table:table-cell>
          <table:table-cell table:style-name="Tabla3.B2" office:value-type="string">
            <text:p text:style-name="Standard">CUYO (La Rioja, San Juan, San Luis, Mendoza)</text:p>
          </table:table-cell>
        </table:table-row>
        <table:table-row table:style-name="Tabla3.2">
          <table:table-cell table:style-name="Tabla3.A2" office:value-type="string">
            <text:p text:style-name="Standard">4</text:p>
          </table:table-cell>
          <table:table-cell table:style-name="Tabla3.B2" office:value-type="string">
            <text:p text:style-name="Standard">CENTRO (Córdoba, La Pampa, Buenos Aires, Capital Federal)</text:p>
          </table:table-cell>
        </table:table-row>
        <table:table-row table:style-name="Tabla3.6">
          <table:table-cell table:style-name="Tabla3.A2" office:value-type="string">
            <text:p text:style-name="Standard">5</text:p>
          </table:table-cell>
          <table:table-cell table:style-name="Tabla3.B2" office:value-type="string">
            <text:p text:style-name="Standard">SUR (Neuquen, Río Negro, Chubut, Santa Cruz, Tierra del Fuego) </text:p>
          </table:table-cell>
        </table:table-row>
      </table:table>
      <text:p text:style-name="Standard"/>
      <text:p text:style-name="Standard"/>
      <text:p text:style-name="Standard">Según Provincia (P)</text:p>
      <text:p text:style-name="Standard"/>
      <table:table table:name="Tabla7" table:style-name="Tabla7">
        <table:table-column table:style-name="Tabla7.A"/>
        <table:table-column table:style-name="Tabla7.B"/>
        <text:soft-page-break/>
        <table:table-row>
          <table:table-cell table:style-name="Tabla7.A1" office:value-type="string">
            <text:p text:style-name="P8">Num</text:p>
          </table:table-cell>
          <table:table-cell table:style-name="Tabla7.B1" office:value-type="string">
            <text:p text:style-name="P9">PROVINCIA</text:p>
          </table:table-cell>
        </table:table-row>
        <table:table-row>
          <table:table-cell table:style-name="Tabla7.A2" office:value-type="string">
            <text:p text:style-name="P10">1</text:p>
          </table:table-cell>
          <table:table-cell table:style-name="Tabla7.B2" office:value-type="string">
            <text:p text:style-name="P11">Capital Federal</text:p>
          </table:table-cell>
        </table:table-row>
        <table:table-row>
          <table:table-cell table:style-name="Tabla7.A2" office:value-type="string">
            <text:p text:style-name="P10">2</text:p>
          </table:table-cell>
          <table:table-cell table:style-name="Tabla7.B2" office:value-type="string">
            <text:p text:style-name="P11">Buenos Aires</text:p>
          </table:table-cell>
        </table:table-row>
        <table:table-row>
          <table:table-cell table:style-name="Tabla7.A2" office:value-type="string">
            <text:p text:style-name="P10">3</text:p>
          </table:table-cell>
          <table:table-cell table:style-name="Tabla7.B2" office:value-type="string">
            <text:p text:style-name="P11">Catamarca</text:p>
          </table:table-cell>
        </table:table-row>
        <table:table-row>
          <table:table-cell table:style-name="Tabla7.A2" office:value-type="string">
            <text:p text:style-name="P10">4</text:p>
          </table:table-cell>
          <table:table-cell table:style-name="Tabla7.B2" office:value-type="string">
            <text:p text:style-name="P11">Chaco</text:p>
          </table:table-cell>
        </table:table-row>
        <table:table-row>
          <table:table-cell table:style-name="Tabla7.A2" office:value-type="string">
            <text:p text:style-name="P10">5</text:p>
          </table:table-cell>
          <table:table-cell table:style-name="Tabla7.B2" office:value-type="string">
            <text:p text:style-name="P11">Chubut</text:p>
          </table:table-cell>
        </table:table-row>
        <table:table-row>
          <table:table-cell table:style-name="Tabla7.A2" office:value-type="string">
            <text:p text:style-name="P10">6</text:p>
          </table:table-cell>
          <table:table-cell table:style-name="Tabla7.B2" office:value-type="string">
            <text:p text:style-name="P11">Córdoba</text:p>
          </table:table-cell>
        </table:table-row>
        <table:table-row>
          <table:table-cell table:style-name="Tabla7.A2" office:value-type="string">
            <text:p text:style-name="P10">7</text:p>
          </table:table-cell>
          <table:table-cell table:style-name="Tabla7.B2" office:value-type="string">
            <text:p text:style-name="P11">Corrientes</text:p>
          </table:table-cell>
        </table:table-row>
        <table:table-row>
          <table:table-cell table:style-name="Tabla7.A2" office:value-type="string">
            <text:p text:style-name="P10">8</text:p>
          </table:table-cell>
          <table:table-cell table:style-name="Tabla7.B2" office:value-type="string">
            <text:p text:style-name="P11">Entre Ríos</text:p>
          </table:table-cell>
        </table:table-row>
        <table:table-row>
          <table:table-cell table:style-name="Tabla7.A2" office:value-type="string">
            <text:p text:style-name="P10">9</text:p>
          </table:table-cell>
          <table:table-cell table:style-name="Tabla7.B2" office:value-type="string">
            <text:p text:style-name="P11">Formosa</text:p>
          </table:table-cell>
        </table:table-row>
        <table:table-row>
          <table:table-cell table:style-name="Tabla7.A2" office:value-type="string">
            <text:p text:style-name="P10">10</text:p>
          </table:table-cell>
          <table:table-cell table:style-name="Tabla7.B2" office:value-type="string">
            <text:p text:style-name="P11">Jujuy</text:p>
          </table:table-cell>
        </table:table-row>
        <table:table-row>
          <table:table-cell table:style-name="Tabla7.A2" office:value-type="string">
            <text:p text:style-name="P10">11</text:p>
          </table:table-cell>
          <table:table-cell table:style-name="Tabla7.B2" office:value-type="string">
            <text:p text:style-name="P11">La Pampa</text:p>
          </table:table-cell>
        </table:table-row>
        <table:table-row>
          <table:table-cell table:style-name="Tabla7.A2" office:value-type="string">
            <text:p text:style-name="P10">12</text:p>
          </table:table-cell>
          <table:table-cell table:style-name="Tabla7.B2" office:value-type="string">
            <text:p text:style-name="P11">La Rioja</text:p>
          </table:table-cell>
        </table:table-row>
        <table:table-row>
          <table:table-cell table:style-name="Tabla7.A2" office:value-type="string">
            <text:p text:style-name="P10">13</text:p>
          </table:table-cell>
          <table:table-cell table:style-name="Tabla7.B2" office:value-type="string">
            <text:p text:style-name="P11">Mendoza</text:p>
          </table:table-cell>
        </table:table-row>
        <table:table-row>
          <table:table-cell table:style-name="Tabla7.A2" office:value-type="string">
            <text:p text:style-name="P10">14</text:p>
          </table:table-cell>
          <table:table-cell table:style-name="Tabla7.B2" office:value-type="string">
            <text:p text:style-name="P11">Misiones</text:p>
          </table:table-cell>
        </table:table-row>
        <table:table-row>
          <table:table-cell table:style-name="Tabla7.A2" office:value-type="string">
            <text:p text:style-name="P10">15</text:p>
          </table:table-cell>
          <table:table-cell table:style-name="Tabla7.B2" office:value-type="string">
            <text:p text:style-name="P11">Neuquen</text:p>
          </table:table-cell>
        </table:table-row>
        <table:table-row>
          <table:table-cell table:style-name="Tabla7.A2" office:value-type="string">
            <text:p text:style-name="P10">16</text:p>
          </table:table-cell>
          <table:table-cell table:style-name="Tabla7.B2" office:value-type="string">
            <text:p text:style-name="P11">Río Negro</text:p>
          </table:table-cell>
        </table:table-row>
        <table:table-row>
          <table:table-cell table:style-name="Tabla7.A2" office:value-type="string">
            <text:p text:style-name="P10">17</text:p>
          </table:table-cell>
          <table:table-cell table:style-name="Tabla7.B2" office:value-type="string">
            <text:p text:style-name="P11">Salta</text:p>
          </table:table-cell>
        </table:table-row>
        <table:table-row>
          <table:table-cell table:style-name="Tabla7.A2" office:value-type="string">
            <text:p text:style-name="P10">18</text:p>
          </table:table-cell>
          <table:table-cell table:style-name="Tabla7.B2" office:value-type="string">
            <text:p text:style-name="P11">San Juan</text:p>
          </table:table-cell>
        </table:table-row>
        <table:table-row>
          <table:table-cell table:style-name="Tabla7.A2" office:value-type="string">
            <text:p text:style-name="P10">19</text:p>
          </table:table-cell>
          <table:table-cell table:style-name="Tabla7.B2" office:value-type="string">
            <text:p text:style-name="P11">San Luis</text:p>
          </table:table-cell>
        </table:table-row>
        <table:table-row>
          <table:table-cell table:style-name="Tabla7.A2" office:value-type="string">
            <text:p text:style-name="P10">20</text:p>
          </table:table-cell>
          <table:table-cell table:style-name="Tabla7.B2" office:value-type="string">
            <text:p text:style-name="P11">Santa Cruz</text:p>
          </table:table-cell>
        </table:table-row>
        <table:table-row>
          <table:table-cell table:style-name="Tabla7.A2" office:value-type="string">
            <text:p text:style-name="P10">21</text:p>
          </table:table-cell>
          <table:table-cell table:style-name="Tabla7.B2" office:value-type="string">
            <text:p text:style-name="P11">Santa Fe</text:p>
          </table:table-cell>
        </table:table-row>
        <table:table-row>
          <table:table-cell table:style-name="Tabla7.A2" office:value-type="string">
            <text:p text:style-name="P10">22</text:p>
          </table:table-cell>
          <table:table-cell table:style-name="Tabla7.B2" office:value-type="string">
            <text:p text:style-name="P11">Santiago del Estero</text:p>
          </table:table-cell>
        </table:table-row>
        <table:table-row>
          <table:table-cell table:style-name="Tabla7.A2" office:value-type="string">
            <text:p text:style-name="P10">23</text:p>
          </table:table-cell>
          <table:table-cell table:style-name="Tabla7.B2" office:value-type="string">
            <text:p text:style-name="P11">Tierra del Fuego</text:p>
          </table:table-cell>
        </table:table-row>
        <table:table-row>
          <table:table-cell table:style-name="Tabla7.A2" office:value-type="string">
            <text:p text:style-name="P12">24</text:p>
          </table:table-cell>
          <table:table-cell table:style-name="Tabla7.B2" office:value-type="string">
            <text:p text:style-name="P13">Tucumán</text:p>
          </table:table-cell>
        </table:table-row>
      </table:table>
      <text:p text:style-name="Standard"/>
      <text:p text:style-name="Standard"/>
      <text:p text:style-name="Standard">Según Tipo (T)</text:p>
      <text:p text:style-name="Standard"/>
      <table:table table:name="Tabla5" table:style-name="Tabla5">
        <table:table-column table:style-name="Tabla5.A"/>
        <table:table-column table:style-name="Tabla5.B"/>
        <table:table-row table:style-name="Tabla5.1">
          <table:table-cell table:style-name="Tabla5.A1" office:value-type="string">
            <text:p text:style-name="Standard">Num</text:p>
          </table:table-cell>
          <table:table-cell table:style-name="Tabla5.B1" office:value-type="string">
            <text:p text:style-name="Standard">TIPO</text:p>
          </table:table-cell>
        </table:table-row>
        <table:table-row table:style-name="Tabla5.2">
          <table:table-cell table:style-name="Tabla5.A2" office:value-type="string">
            <text:p text:style-name="Standard">1</text:p>
          </table:table-cell>
          <table:table-cell table:style-name="Tabla5.B2" office:value-type="string">
            <text:p text:style-name="Standard">Mayorista </text:p>
          </table:table-cell>
        </table:table-row>
        <table:table-row table:style-name="Tabla5.3">
          <table:table-cell table:style-name="Tabla5.A2" office:value-type="string">
            <text:p text:style-name="Standard">0</text:p>
          </table:table-cell>
          <table:table-cell table:style-name="Tabla5.B2" office:value-type="string">
            <text:p text:style-name="Standard">Minorista</text:p>
          </table:table-cell>
        </table:table-row>
      </table:table>
      <text:p text:style-name="Standard"/>
      <text:p text:style-name="Standard"/>
      <text:p text:style-name="Standard">Según Numero de Cliente (N)</text:p>
      <text:p text:style-name="Standard"><text:soft-page-break/></text:p>
      <text:p text:style-name="Standard"/>
      <text:p text:style-name="Standard">Ejemplo: Un mayorista que esté en Río Negro será = 5 16 1 0001 = 51610001 </text:p>
      <text:p text:style-name="Standard"/>
      <text:h text:style-name="Heading_20_2" text:outline-level="2">Productos </text:h>
      <text:p text:style-name="P22"/>
      <text:p text:style-name="P17">Los productos se identifican con una numeracion particular.</text:p>
      <text:p text:style-name="P17"/>
      <text:p text:style-name="P17">El Primer numero identifica al grupo de Agroquimico bajo la siguiente pauta:</text:p>
      <text:p text:style-name="P18"/>
      <table:table table:name="Tabla1" table:style-name="Tabla1">
        <table:table-column table:style-name="Tabla1.A"/>
        <table:table-column table:style-name="Tabla1.B"/>
        <table:table-row table:style-name="Tabla1.1">
          <table:table-cell table:style-name="Tabla1.A1" office:value-type="string">
            <text:p text:style-name="P8">Numero</text:p>
          </table:table-cell>
          <table:table-cell table:style-name="Tabla1.B1" office:value-type="string">
            <text:p text:style-name="P9">GRUPO</text:p>
          </table:table-cell>
        </table:table-row>
        <table:table-row table:style-name="Tabla1.2">
          <table:table-cell table:style-name="Tabla1.A2" office:value-type="string">
            <text:p text:style-name="P10">1</text:p>
          </table:table-cell>
          <table:table-cell table:style-name="Tabla1.B2" office:value-type="string">
            <text:p text:style-name="P11">HERBICIDAS</text:p>
          </table:table-cell>
        </table:table-row>
        <table:table-row table:style-name="Tabla1.3">
          <table:table-cell table:style-name="Tabla1.A2" office:value-type="string">
            <text:p text:style-name="P10">2</text:p>
          </table:table-cell>
          <table:table-cell table:style-name="Tabla1.B2" office:value-type="string">
            <text:p text:style-name="P11">INSECTICIDAS</text:p>
          </table:table-cell>
        </table:table-row>
        <table:table-row table:style-name="Tabla1.3">
          <table:table-cell table:style-name="Tabla1.A2" office:value-type="string">
            <text:p text:style-name="P10">3</text:p>
          </table:table-cell>
          <table:table-cell table:style-name="Tabla1.B2" office:value-type="string">
            <text:p text:style-name="P11">FUNGICIDAS</text:p>
          </table:table-cell>
        </table:table-row>
        <table:table-row table:style-name="Tabla1.3">
          <table:table-cell table:style-name="Tabla1.A2" office:value-type="string">
            <text:p text:style-name="P10">4</text:p>
          </table:table-cell>
          <table:table-cell table:style-name="Tabla1.B2" office:value-type="string">
            <text:p text:style-name="P11">CURASEMILLAS</text:p>
          </table:table-cell>
        </table:table-row>
        <table:table-row table:style-name="Tabla1.3">
          <table:table-cell table:style-name="Tabla1.A2" office:value-type="string">
            <text:p text:style-name="P10">5</text:p>
          </table:table-cell>
          <table:table-cell table:style-name="Tabla1.B2" office:value-type="string">
            <text:p text:style-name="P11">DOMISANITARIOS</text:p>
          </table:table-cell>
        </table:table-row>
        <table:table-row table:style-name="Tabla1.7">
          <table:table-cell table:style-name="Tabla1.A2" office:value-type="string">
            <text:p text:style-name="P10">6</text:p>
          </table:table-cell>
          <table:table-cell table:style-name="Tabla1.B2" office:value-type="string">
            <text:p text:style-name="P11">S/C</text:p>
          </table:table-cell>
        </table:table-row>
        <table:table-row table:style-name="Tabla1.3">
          <table:table-cell table:style-name="Tabla1.A2" office:value-type="string">
            <text:p text:style-name="P10">7</text:p>
          </table:table-cell>
          <table:table-cell table:style-name="Tabla1.B2" office:value-type="string">
            <text:p text:style-name="P11">FITOREGULADOR</text:p>
          </table:table-cell>
        </table:table-row>
        <table:table-row table:style-name="Tabla1.3">
          <table:table-cell table:style-name="Tabla1.A2" office:value-type="string">
            <text:p text:style-name="P10">8</text:p>
          </table:table-cell>
          <table:table-cell table:style-name="Tabla1.B2" office:value-type="string">
            <text:p text:style-name="P11">REPELENTES</text:p>
          </table:table-cell>
        </table:table-row>
        <table:table-row table:style-name="Tabla1.10">
          <table:table-cell table:style-name="Tabla1.A2" office:value-type="string">
            <text:p text:style-name="P12">9</text:p>
          </table:table-cell>
          <table:table-cell table:style-name="Tabla1.B2" office:value-type="string">
            <text:p text:style-name="P13">FERTILIZANTES</text:p>
          </table:table-cell>
        </table:table-row>
      </table:table>
      <text:p text:style-name="Standard"/>
      <text:p text:style-name="Standard">Los tres números siguiente hacen alusion al producto en si. Y los dos ulitmos numeros son para definir la presentacion del producto.</text:p>
      <text:p text:style-name="Standard"/>
      <table:table table:name="Tabla6" table:style-name="Tabla6">
        <table:table-column table:style-name="Tabla6.A"/>
        <table:table-column table:style-name="Tabla6.B"/>
        <table:table-row table:style-name="Tabla6.1">
          <table:table-cell table:style-name="Tabla6.A1" office:value-type="string">
            <text:p text:style-name="Standard">Numero</text:p>
          </table:table-cell>
          <table:table-cell table:style-name="Tabla6.B1" office:value-type="string">
            <text:p text:style-name="Standard">PRESENTACION</text:p>
          </table:table-cell>
        </table:table-row>
        <table:table-row table:style-name="Tabla6.2">
          <table:table-cell table:style-name="Tabla6.A2" office:value-type="string">
            <text:p text:style-name="Standard">00</text:p>
          </table:table-cell>
          <table:table-cell table:style-name="Tabla6.B2" office:value-type="string">
            <text:p text:style-name="Standard">CAJA</text:p>
          </table:table-cell>
        </table:table-row>
        <table:table-row table:style-name="Tabla6.3">
          <table:table-cell table:style-name="Tabla6.A2" office:value-type="string">
            <text:p text:style-name="Standard">01</text:p>
          </table:table-cell>
          <table:table-cell table:style-name="Tabla6.B2" office:value-type="string">
            <text:p text:style-name="Standard"> </text:p>
          </table:table-cell>
        </table:table-row>
        <table:table-row table:style-name="Tabla6.3">
          <table:table-cell table:style-name="Tabla6.A2" office:value-type="string">
            <text:p text:style-name="Standard">02</text:p>
          </table:table-cell>
          <table:table-cell table:style-name="Tabla6.B2" office:value-type="string">
            <text:p text:style-name="Standard"> </text:p>
          </table:table-cell>
        </table:table-row>
        <table:table-row table:style-name="Tabla6.3">
          <table:table-cell table:style-name="Tabla6.A2" office:value-type="string">
            <text:p text:style-name="Standard">03</text:p>
          </table:table-cell>
          <table:table-cell table:style-name="Tabla6.B2" office:value-type="string">
            <text:p text:style-name="Standard"> </text:p>
          </table:table-cell>
        </table:table-row>
        <table:table-row table:style-name="Tabla6.3">
          <table:table-cell table:style-name="Tabla6.A2" office:value-type="string">
            <text:p text:style-name="Standard">04</text:p>
          </table:table-cell>
          <table:table-cell table:style-name="Tabla6.B2" office:value-type="string">
            <text:p text:style-name="Standard"> </text:p>
          </table:table-cell>
        </table:table-row>
        <table:table-row table:style-name="Tabla6.3">
          <table:table-cell table:style-name="Tabla6.A2" office:value-type="string">
            <text:p text:style-name="Standard">05</text:p>
          </table:table-cell>
          <table:table-cell table:style-name="Tabla6.B2" office:value-type="string">
            <text:p text:style-name="Standard"> </text:p>
          </table:table-cell>
        </table:table-row>
        <table:table-row table:style-name="Tabla6.3">
          <table:table-cell table:style-name="Tabla6.A2" office:value-type="string">
            <text:p text:style-name="Standard">06</text:p>
          </table:table-cell>
          <table:table-cell table:style-name="Tabla6.B2" office:value-type="string">
            <text:p text:style-name="Standard"> </text:p>
          </table:table-cell>
        </table:table-row>
        <table:table-row table:style-name="Tabla6.3">
          <table:table-cell table:style-name="Tabla6.A2" office:value-type="string">
            <text:p text:style-name="Standard">07</text:p>
          </table:table-cell>
          <table:table-cell table:style-name="Tabla6.B2" office:value-type="string">
            <text:p text:style-name="Standard"> </text:p>
          </table:table-cell>
        </table:table-row>
        <table:table-row table:style-name="Tabla6.10">
          <table:table-cell table:style-name="Tabla6.A2" office:value-type="string">
            <text:p text:style-name="Standard">08</text:p>
          </table:table-cell>
          <table:table-cell table:style-name="Tabla6.B2" office:value-type="string">
            <text:p text:style-name="Standard"> </text:p>
          </table:table-cell>
        </table:table-row>
        <table:table-row table:style-name="Tabla6.3">
          <table:table-cell table:style-name="Tabla6.A2" office:value-type="string">
            <text:p text:style-name="Standard">09</text:p>
          </table:table-cell>
          <table:table-cell table:style-name="Tabla6.B2" office:value-type="string">
            <text:p text:style-name="Standard"> </text:p>
          </table:table-cell>
        </table:table-row>
        <table:table-row table:style-name="Tabla6.3">
          <table:table-cell table:style-name="Tabla6.A2" office:value-type="string">
            <text:p text:style-name="Standard">10</text:p>
          </table:table-cell>
          <table:table-cell table:style-name="Tabla6.B2" office:value-type="string">
            <text:p text:style-name="Standard"> </text:p>
          </table:table-cell>
        </table:table-row>
        <table:table-row table:style-name="Tabla6.13">
          <table:table-cell table:style-name="Tabla6.A2" office:value-type="string">
            <text:p text:style-name="Standard">11</text:p>
          </table:table-cell>
          <table:table-cell table:style-name="Tabla6.B2" office:value-type="string">
            <text:p text:style-name="Standard"> </text:p>
          </table:table-cell>
        </table:table-row>
      </table:table>
      <text:p text:style-name="Standard"/>
      <text:p text:style-name="Standard"/>
      <text:p text:style-name="Standard"><text:soft-page-break/>Continua con 8 numeros finales que son los que identifican el producto con un el numero de partida y arman una trazabilidad del mismo.</text:p>
      <text:p text:style-name="Standard"/>
      <text:p text:style-name="Standard"/>
      <text:p text:style-name="Standard"/>
      <text:p text:style-name="Standard">El uso de Nomenclaturas para los Productos es el siguiente</text:p>
      <text:p text:style-name="Standard"/>
      <text:p text:style-name="Standard">GPPPDD-TTTTTTTT</text:p>
      <text:p text:style-name="Standard"/>
      <text:p text:style-name="Standard">G = Grupo</text:p>
      <text:p text:style-name="Standard">P = Producto</text:p>
      <text:p text:style-name="Standard">D = Presentación</text:p>
      <text:p text:style-name="Standard">T = Nro de Trazabilidad </text:p>
      <text:p text:style-name="Standard"/>
      <text:p text:style-name="Standard"/>
      <text:p text:style-name="Standard"/>
      <text:h text:style-name="P31" text:outline-level="2">Trasporte</text:h>
      <text:p text:style-name="P22"/>
      <text:p text:style-name="P15">En el caso de los Transportes la nomenclatura pasa a:</text:p>
      <text:p text:style-name="P15"/>
      <text:p text:style-name="P16">NNN</text:p>
      <text:p text:style-name="P15"/>
      <text:p text:style-name="P15">N = Numero de Transporte</text:p>
      <text:p text:style-name="P22"/>
      <text:p text:style-name="P22"/>
      <text:h text:style-name="P30" text:outline-level="1">PEDIDOS</text:h>
      <text:p text:style-name="P21"/>
      <text:p text:style-name="P21"/>
      <text:p text:style-name="P21"/>
      <text:p text:style-name="P21"/>
      <text:p text:style-name="P21"/>
      <text:p text:style-name="P21"/>
      <text:p text:style-name="P3"/>
      <text:h text:style-name="P27" text:outline-level="1">REMITOS</text:h>
      <text:p text:style-name="P21"/>
      <text:p text:style-name="P2"/>
      <text:p text:style-name="Preformatted_20_Text"/>
      <text:h text:style-name="Heading_20_2" text:outline-level="2">Imprimir</text:h>
      <text:p text:style-name="Standard"/>
      <text:p text:style-name="Preformatted_20_Text"/>
      <text:p text:style-name="Preformatted_20_Text">1.  Llevar el cursor (flecha) con el mouse hasta el botón de programa, en la barra de botones en el borde inferior de la pantalla, al lado del botón de inicio y apretar botón izquierdo.</text:p>
      <text:p text:style-name="Preformatted_20_Text">2.  Una vez abierto el programa, dirigir el cursor a la solapa de “Remitos” en el borde superior de la pantalla y darle botón izquierdo. Allí aparecerá un desplegable con varias opciones: apretar botón izquierdo con el cursor sobre la opción “Nuevo”. Esto abrirá un nuevo remito. Atención: si es el primer remito del día  el programa le pedirá que ingrese el valor del dólar. Hacerlo con el valor exacto y utilizando la coma del teclado para los decimales y no el punto.</text:p>
      <text:p text:style-name="Preformatted_20_Text">3.  Con el remito abierto en la pantalla, lo primero que deberá hacer es ingresar el número del mismo lleve el cursor hacia el casillero vacío ubicado en el borde superior izquierdo y apriete el botón izquierdo del mouse (con el talonario en la mano, fijarse cual es el número del que va a imprimir, es decir, el primero que ve en el talonario cuando lo abre):. Luego presione la tecla “Enter”. Esto lo habilitará a completar el resto de los casilleros del remito.</text:p>
      <text:p text:style-name="Preformatted_20_Text">4.  Dirigir el cursor al botón que se encuentra al costado del casillero “Razón Social” (negro, con forma de flecha apuntando hacia abajo) y apretar el botón izquierdo del mouse. Surgirá en la pantalla una bandeja desplegable con los nombres de todos los clientes de Alfredo Ferrero SRL. Diríjase con el cursor al cliente necesario para la operación y apriete nuevamente el botón izquierdo del mouse. Esto hará que todos los datos del cliente se carguen automáticamente en la pantalla. Chequéelos para corroborarlos, sobre todo el casillero de “transportista” (razón social y dirección) ya que estos datos pueden variar con cierta frecuencia.</text:p>
      <text:p text:style-name="Preformatted_20_Text">5.  Dirija el cursor hacia el casillero de “cantidad”, ubicado debajo de los datos del cliente y coloque allí la cantidad de mercadería a despachar. (si la descripción luego va a decir “latas” ponga cantidad de latas, y si va a decir cajas, coloque la cantidad de cajas. Vale la aclaración porque si va a mandar una caja de pastillas, por ejemplo, usted por error podría poner 15, por la cantidad de botellas, y en el detalle colocar cajas de pastillas). Al hacer esto, automáticamente se habilitará el casillero de al lado (descripción)</text:p>
      <text:p text:style-name="Preformatted_20_Text">6.  A la izquierda del casillero “Descripción” aparece un botón con otra flecha de color negro. Lleve el cursor hasta allí y aparecerá un desplegable en el que encontrará las posibles presentaciones de la mercadería que se comercializa. Lleve el cursor hacia la opción deseada y apriete el botón izquierdo. Automáticamente cargará el programa los valores de la mercadería. </text:p>
      <text:p text:style-name="Preformatted_20_Text">7.  Con todos los datos cargados coloque el cursor sobre el botón “guardar”, a la derecha de los datos del remito. El mismo se opacará y se encenderá el botón de abajo con el nombre “imprimir”. </text:p>
      <text:p text:style-name="Preformatted_20_Text">8.  Para imprimir deberá colocar las 4 copias del remito en la impresora, boca abajo y con la cara del remito hacia el frente. Luego lleve el cursor sobre el botón de “imprimir” y deberá apretar tantas veces como copias tenga el remito. (En el caso de los remitos deberá apretar cuatro veces).</text:p>
      <text:p text:style-name="Preformatted_20_Text"> </text:p>
      <text:p text:style-name="Preformatted_20_Text"/>
      <text:p text:style-name="P21"/>
      <text:h text:style-name="P30" text:outline-level="1">FACTURAS</text:h>
      <text:p text:style-name="P22"/>
      <text:h text:style-name="P31" text:outline-level="2">Nueva</text:h>
      <text:p text:style-name="Standard"/>
      <text:h text:style-name="P31" text:outline-level="2">Imprimir</text:h>
      <text:p text:style-name="Standard"/>
      <text:p text:style-name="P26"/>
      <text:p text:style-name="P22"/>
      <text:p text:style-name="P22"/>
      <text:h text:style-name="P30" text:outline-level="1">RECIBOS</text:h>
      <text:p text:style-name="P22"/>
      <text:p text:style-name="Standard"/>
      <text:p text:style-name="Standard">los recibos son documentos que cancelan documentos fiscales FC (A y B), ND y NC. Lo hacen mediante tres ingresos: Cheques, Efectivo y Transferencias bancarias</text:p>
      <text:p text:style-name="Standard"/>
      <text:p text:style-name="Standard">Al armar un Recibo se hace un objeto VpRecibo que contiene todos los conceptos (que FC, cuanto efectivo, y otras cosas)</text:p>
      <text:p text:style-name="Standard"/>
      <text:p text:style-name="Standard">Una vez que este objeto se conforma se permite guardarlo e imprimirlo (según funciones especificas)</text:p>
      <text:p text:style-name="Standard"/>
      <text:p text:style-name="Standard">Una vez impreso y guardado hay que poder volver a construir el objeto para corroborarlo, reimprimirlo o usarlo para cualquier otro proceso.</text:p>
      <text:p text:style-name="Standard"/>
      <text:p text:style-name="Standard">El Recibo debe tener su unico ID según lo estipulado usando la nomenclatura estandar 0000RC0000000 </text:p>
      <text:p text:style-name="Standard">Se debe guardar en la base de datos:</text:p>
      <text:p text:style-name="Standard">ID </text:p>
      <text:p text:style-name="Standard">Fecha</text:p>
      <text:p text:style-name="Standard">IDCliente</text:p>
      <text:p text:style-name="Standard">Importe de los documentos pagados</text:p>
      <text:p text:style-name="Standard">Importe de los documentos con que paga (ambos son para control)</text:p>
      <text:p text:style-name="Standard"/>
      <text:p text:style-name="Standard">El recibo debe afectar a los <text:span text:style-name="T1">documentos con que paga</text:span> directamente (no se considera la posibilidad de que una NC se pueda imputar parcialmente)</text:p>
      <text:p text:style-name="Standard">Asique :</text:p>
      <text:p text:style-name="Standard">Cheques </text:p>
      <text:p text:style-name="Standard">Efectivo </text:p>
      <text:p text:style-name="Standard">Transferencias</text:p>
      <text:p text:style-name="Standard">NC </text:p>
      <text:p text:style-name="Standard"/>
      <text:p text:style-name="Standard">Todas deben tener un espacio en sus respectivas bases de datos para albergar el ID del Recibo</text:p>
      <text:p text:style-name="Standard"/>
      <text:p text:style-name="Standard">El recibo debe afectar a los <text:span text:style-name="T1">documentos pagados</text:span> de forma diferente.</text:p>
      <text:p text:style-name="Standard">En el caso de las ND la imputacion es directa sobre la base de datos.</text:p>
      <text:p text:style-name="Standard">Sin embargo en el caso de las FC se necesita una Base de Datos especial donde se imputen las FC por Recibo, porque puede pasar que una FC se pague parcialmente y de esta manera se sabria cuanto se cancelo de la FC en el recibo. Tambien debe impactar en la DB de FC en concepto de Saldo, sacando lo que se cancela en el recibo.</text:p>
      <text:p text:style-name="Standard"/>
      <text:p text:style-name="P26">Una vez que se guarda el objeto VpRecibo debe impactar en la base de datos del Balance, en la cuenta de ingreso de dinero y egreso de documentos a cobrar. Tambien deberia impactar en el libro mayor diario.</text:p>
      <text:p text:style-name="P22"/>
      <text:p text:style-name="P22"/>
      <text:p text:style-name="P22"/>
      <text:p text:style-name="P4"/>
      <text:h text:style-name="Heading_20_1" text:outline-level="1">Modulo Recibos</text:h>
      <text:p text:style-name="Preformatted_20_Text"/>
      <text:h text:style-name="Heading_20_2" text:outline-level="2">Contable.Modulos.Recibos</text:h>
      <text:p text:style-name="Preformatted_20_Text"><text:s text:c="12"/>&lt;summary&gt;</text:p>
      <text:p text:style-name="Preformatted_20_Text"><text:s text:c="12"/>Description of Recibos.</text:p>
      <text:p text:style-name="Preformatted_20_Text"><text:s text:c="12"/>&lt;/summary&gt;</text:p>
      <text:p text:style-name="Preformatted_20_Text"/>
      <text:h text:style-name="Heading_20_2" text:outline-level="2">Contable.Modulos.Recibos.ObtenerUltimoRecibo</text:h>
      <text:p text:style-name="Preformatted_20_Text"><text:s text:c="12"/>&lt;summary&gt;</text:p>
      <text:p text:style-name="Preformatted_20_Text"><text:s text:c="12"/>Obtiene el ultimo Recibo hecho</text:p>
      <text:p text:style-name="Preformatted_20_Text"><text:s text:c="12"/>&lt;/summary&gt;</text:p>
      <text:p text:style-name="Preformatted_20_Text"><text:s text:c="12"/>&lt;returns&gt;Int con el numero del recibo&lt;/returns&gt;</text:p>
      <text:p text:style-name="Preformatted_20_Text"/>
      <text:p text:style-name="Preformatted_20_Text"/>
      <text:h text:style-name="Heading_20_2" text:outline-level="2">Contable.Modulos.Recibos.CargarRecibo(System.Int32)</text:h>
      <text:p text:style-name="Preformatted_20_Text"><text:s text:c="12"/>&lt;summary&gt;</text:p>
      <text:p text:style-name="Preformatted_20_Text"><text:s text:c="12"/>Sobrecarga de la funcion CargarRecibo. Con esta lo hacemos desde la base de datos en vez de desde el form.</text:p>
      <text:p text:style-name="Preformatted_20_Text"><text:s text:c="12"/>&lt;/summary&gt;</text:p>
      <text:p text:style-name="Preformatted_20_Text"><text:s text:c="12"/>&lt;param name="intNumeroRecibo"&gt;</text:p>
      <text:p text:style-name="Preformatted_20_Text"><text:s text:c="12"/>Es el numero del recibo. Deberia ser el ID del remito y ser un string.</text:p>
      <text:p text:style-name="Preformatted_20_Text"><text:s text:c="12"/>Veremos como lo arreglamos en el futuro.</text:p>
      <text:p text:style-name="Preformatted_20_Text"><text:s text:c="12"/>&lt;/param&gt;</text:p>
      <text:p text:style-name="Preformatted_20_Text"/>
      <text:h text:style-name="P28" text:outline-level="1">Modulo </text:h>
      <text:p text:style-name="P22"/>
      <text:h text:style-name="P30" text:outline-level="1">CHEQUES</text:h>
      <text:p text:style-name="P22"/>
      <text:p text:style-name="P22"/>
      <text:h text:style-name="P31" text:outline-level="2">Guardar</text:h>
      <text:p text:style-name="Standard"/>
      <text:p text:style-name="Standard">Los cheques al ser cargados mediante el objeto vpCheques (una estructura) debe hacer varias cosas.</text:p>
      <text:p text:style-name="Standard">Debe ingresar a la base de datos de los cheque y luego impactar en la base de datos del libro mayor y en la base de datos del balance.</text:p>
      <text:p text:style-name="Standard"/>
      <text:p text:style-name="Standard">Ingresa al HABER del Disponibilidades.Valores a depositar.</text:p>
      <text:p text:style-name="Standard"/>
      <text:h text:style-name="P31" text:outline-level="2">Depósito</text:h>
      <text:p text:style-name="Standard"/>
      <text:p text:style-name="Standard">Al depositarse se carga en el DEBE de <text:s/>Disponibilidades.Valores a depositar.</text:p>
      <text:p text:style-name="Standard">Se carga en el HABER de Disponibilidades.BancoCuentaCorriente.BcoNac (o BcoCoop según corresponda)</text:p>
      <text:p text:style-name="Standard"/>
      <text:p text:style-name="Standard"/>
      <text:p text:style-name="Standard"/>
      <text:p text:style-name="Standard"/>
      <text:p text:style-name="Standard"/>
      <text:h text:style-name="P30" text:outline-level="1">STOCK</text:h>
      <text:p text:style-name="Standard"/>
      <text:p text:style-name="Standard">El stock es la sumatoria de las unidades guardadas en la Base de Datos</text:p>
      <text:p text:style-name="Standard"/>
      <text:p text:style-name="Standard">El stock disminuye según los remitos.</text:p>
      <text:p text:style-name="Standard"/>
      <text:p text:style-name="Standard">Cada unidad debe ser un objeto VpProducto.</text:p>
      <text:p text:style-name="Standard">Debe respetar la calificacion, tener todos los contenidos incluida su trazabilidad.</text:p>
      <text:p text:style-name="Standard">Debe guardar el IDPedido, el IDRemito y el ID de la FC donde fue utilizado este producto.</text:p>
      <text:p text:style-name="Standard">Una vez que el producto tiene guardado su IDRemito ya no esta mas disponible.</text:p>
      <text:p text:style-name="Standard">Una vez que se arma un VPRemito tiene que ser posible recuperar todos los VpProductos y volver a armarlo</text:p>
      <text:p text:style-name="Standard">Pero deben existir los campos de costo al ingreso y venta (cuando se factura) </text:p>
      <text:p text:style-name="Standard"/>
      <text:p text:style-name="Standard">La fecha de vencimiento nos debe advertir que no se venza ninguno.</text:p>
      <text:p text:style-name="Standard">La unidad mínima es la que no puede subdividirse.</text:p>
      <text:p text:style-name="Standard">Lo que es la menor unidad comercializable (botellon, botella, botellita, lata, bidon, etc), no importa si viene en contenedores mas grandes.</text:p>
      <text:p text:style-name="Standard"/>
      <text:p text:style-name="Standard">Al final del Mes debería poder realizarse un control del Stock y realizar los ajustes que sean necesarios.</text:p>
      <text:p text:style-name="Standard"/>
      <text:p text:style-name="Standard">El stock deberia poder valuarse tanto en costo como en beneficio potencial.</text:p>
      <text:p text:style-name="Standard"/>
      <text:p text:style-name="Standard">Los remitos que sean anulados o modificados deben de poder retransferir las unidades disminuidas de vuelta a la base de datos.</text:p>
      <text:p text:style-name="Standard">No es recomendable que se disminuyan los productos una vez que son seleccionados.</text:p>
      <text:p text:style-name="Standard"/>
      <text:p text:style-name="Standard">En casos posteriores donde se pueda realizar pedidos desde otras partes (Internet o programas add hoc) </text:p>
      <text:p text:style-name="Standard"/>
      <text:p text:style-name="Standard">Usar para cargar la cantidad de Unidades Minimas para que no tengamos que lidiar con Cajitas cajas y cajones.</text:p>
      <text:p text:style-name="Standard">Ver de poner un ID para cada producto ingresado (GTIN = Trazabilidad) y vender ESO.</text:p>
      <text:p text:style-name="Standard"/>
      <text:p text:style-name="Standard"/>
      <text:p text:style-name="Standard"/>
      <text:p text:style-name="Standard"/>
      <text:p text:style-name="P5"/>
      <text:h text:style-name="P27" text:outline-level="1">Administraciones</text:h>
      <text:p text:style-name="P21"/>
      <text:p text:style-name="P21">Los gastos de Administracion estan netamente avocados a todo lo que sea de la empresa.</text:p>
      <text:p text:style-name="P21"/>
      <text:p text:style-name="P21"/>
      <text:p text:style-name="P2"/>
      <text:p text:style-name="P20"/>
      <text:p text:style-name="P19"/>
      <text:p text:style-name="P14"/>
      <text:h text:style-name="Heading_20_1" text:outline-level="1">Comecializacion</text:h>
      <text:p text:style-name="P14"/>
      <text:p text:style-name="P14">Los gastos por comercializacion estan pensados para reflejar en que se gasta para vender.</text:p>
      <text:p text:style-name="P14"/>
      <text:p text:style-name="P14">Este rubro presenta dos grandes items</text:p>
      <text:p text:style-name="P14"/>
      <text:p text:style-name="P14">1.   Movilidad y Viaticos </text:p>
      <text:p text:style-name="P14">2.   Reparacion y mantenimiento</text:p>
      <text:p text:style-name="P14"/>
      <text:p text:style-name="P14">La movilidad y los viaticos a su vez estan compuestos por </text:p>
      <text:p text:style-name="P14">1.   Combustibles</text:p>
      <text:p text:style-name="P14">2.   Peajes</text:p>
      <text:p text:style-name="P14">3.   Comidas</text:p>
      <text:p text:style-name="P14">4.   Hoteles</text:p>
      <text:p text:style-name="P14"/>
      <text:p text:style-name="P14">Las reparaciones y mantenimientos son para:</text:p>
      <text:p text:style-name="P14">1.   Vehiculos</text:p>
      <text:p text:style-name="P14">2.   Maquinarias</text:p>
      <text:p text:style-name="P14">  </text:p>
      <text:p text:style-name="P14"/>
      <text:p text:style-name="Preformatted_20_Text"/>
      <text:p text:style-name="P2"/>
      <text:p text:style-name="Preformatted_20_Text"/>
      <text:p text:style-name="Preformatted_20_Text"/>
      <text:p text:style-name="Preformatted_20_Text"/>
      <text:p text:style-name="Preformatted_20_Text"/>
      <text:p text:style-name="P2"/>
      <text:p text:style-name="Preformatted_20_Text"/>
      <text:h text:style-name="Heading_20_1" text:outline-level="1">PRODUCTOS </text:h>
      <text:h text:style-name="Heading_20_2" text:outline-level="2">Altas</text:h>
      <text:p text:style-name="Preformatted_20_Text"/>
      <text:p text:style-name="Preformatted_20_Text">Para incorporar productos se utiliza el menu de Mercaderia, Altas.</text:p>
      <text:p text:style-name="Preformatted_20_Text"/>
      <text:p text:style-name="Preformatted_20_Text">Aca se ve una salida de pantalla de modulo de ingreso de mercaderia.</text:p>
      <text:p text:style-name="Preformatted_20_Text"/>
      <text:p text:style-name="Preformatted_20_Text"/>
      <text:p text:style-name="Preformatted_20_Text">Los productos que se incorporen segun la numeracion en el sistema pasan a formar en la base de datos como un item mas, de esta manera se puede tener una trazabilidad en el tiempo de que mercaderia entra y cuanto stock queda.</text:p>
      <text:p text:style-name="Preformatted_20_Text">  </text:p>
      <text:p text:style-name="Preformatted_20_Text"/>
      <text:p text:style-name="P2"/>
      <text:p text:style-name="Preformatted_20_Text"/>
      <text:p text:style-name="P2"/>
      <text:p text:style-name="Preformatted_20_Text"/>
      <text:h text:style-name="Heading_20_1" text:outline-level="1">Servicios</text:h>
      <text:p text:style-name="Preformatted_20_Text"/>
      <text:p text:style-name="Preformatted_20_Text">Este item refleja los gastos incurridos por los servicios que generalmente son:</text:p>
      <text:p text:style-name="Preformatted_20_Text"/>
      <text:p text:style-name="Preformatted_20_Text">1.   Rentas</text:p>
      <text:p text:style-name="Preformatted_20_Text">2.   Municipales</text:p>
      <text:p text:style-name="Preformatted_20_Text">3.   Luz</text:p>
      <text:p text:style-name="Preformatted_20_Text">4.   Gas </text:p>
      <text:p text:style-name="Preformatted_20_Text">5.   Telefono</text:p>
      <text:p text:style-name="Preformatted_20_Text">6.   Internet</text:p>
      <text:p text:style-name="Preformatted_20_Text">7.   Habilitaciones</text:p>
      <text:p text:style-name="Preformatted_20_Text"/>
      <text:p text:style-name="Preformatted_20_Text"/>
      <text:p text:style-name="Preformatted_20_Text"/>
      <text:p text:style-name="Preformatted_20_Text"/>
      <text:p text:style-name="Preformatted_20_Text"/>
      <text:p text:style-name="P2"/>
      <text:p text:style-name="Preformatted_20_Text"/>
      <text:p text:style-name="Preformatted_20_Text"/>
      <text:h text:style-name="Heading_20_1" text:outline-level="1">Modulo de AFIP</text:h>
      <text:p text:style-name="Preformatted_20_Text">El modulo contiene:</text:p>
      <text:p text:style-name="Preformatted_20_Text"/>
      <text:p text:style-name="Preformatted_20_Text"/>
      <text:p text:style-name="Preformatted_20_Text"/>
      <text:h text:style-name="Heading_20_2" text:outline-level="2">Contable.AFIP.AFIP</text:h>
      <text:p text:style-name="Preformatted_20_Text"><text:s text:c="12"/>&lt;summary&gt;</text:p>
      <text:p text:style-name="Preformatted_20_Text"><text:s text:c="12"/>Description of AFIP.</text:p>
      <text:p text:style-name="Preformatted_20_Text"><text:s text:c="12"/>&lt;/summary&gt;</text:p>
      <text:p text:style-name="Preformatted_20_Text"/>
      <text:h text:style-name="Heading_20_2" text:outline-level="2">Contable.AFIP.AFIP.TicketAccesoAFIP</text:h>
      <text:p text:style-name="Preformatted_20_Text"><text:s text:c="12"/>&lt;summary&gt;</text:p>
      <text:p text:style-name="Preformatted_20_Text"><text:s text:c="12"/>Obtiene un Ticket de Acceso para consumir WS</text:p>
      <text:p text:style-name="Preformatted_20_Text"><text:s text:c="12"/>&lt;/summary&gt;</text:p>
      <text:p text:style-name="Preformatted_20_Text"><text:s text:c="12"/>&lt;returns&gt;&lt;/returns&gt;</text:p>
      <text:p text:style-name="Preformatted_20_Text"/>
      <text:h text:style-name="Heading_20_2" text:outline-level="2">Contable.AFIP.AFIP.UltimoComprobante(System.String,System.String,System.Int32,System.Int32)</text:h>
      <text:p text:style-name="Preformatted_20_Text"><text:s text:c="12"/>&lt;summary&gt;</text:p>
      <text:p text:style-name="Preformatted_20_Text"><text:s text:c="12"/>Busca el Ultimo comprobante</text:p>
      <text:p text:style-name="Preformatted_20_Text"><text:s text:c="12"/>&lt;/summary&gt;</text:p>
      <text:p text:style-name="Preformatted_20_Text"><text:s text:c="12"/>&lt;param name="strToken"&gt;Paso el Token&lt;/param&gt;</text:p>
      <text:p text:style-name="Preformatted_20_Text"><text:s text:c="12"/>&lt;param name="strFirma"&gt; Paso la Firma&lt;/param&gt;</text:p>
      <text:p text:style-name="Preformatted_20_Text"><text:s text:c="12"/>&lt;param name="intPtoVenta"&gt;Paso el punto de venta&lt;/param&gt;</text:p>
      <text:p text:style-name="Preformatted_20_Text"><text:s text:c="12"/>&lt;param name="intTipoCbe"&gt;Paso el tipo de comprobante&lt;/param&gt;</text:p>
      <text:p text:style-name="Preformatted_20_Text"><text:s text:c="12"/>&lt;returns&gt;&lt;/returns&gt;</text:p>
      <text:p text:style-name="Preformatted_20_Text"/>
      <text:h text:style-name="Heading_20_2" text:outline-level="2">Contable.AFIP.AFIP.CotizacionDivisa(System.String,System.String,System.String)</text:h>
      <text:p text:style-name="Preformatted_20_Text"><text:s text:c="12"/>&lt;summary&gt;</text:p>
      <text:p text:style-name="Preformatted_20_Text"><text:s text:c="12"/>Obtiene la cotizacion de la divisa solicitada. En valores de divisa no de billete</text:p>
      <text:p text:style-name="Preformatted_20_Text"><text:s text:c="12"/>&lt;/summary&gt;</text:p>
      <text:p text:style-name="Preformatted_20_Text"><text:s text:c="12"/>&lt;param name="strIdMoneda"&gt;&lt;/param&gt;</text:p>
      <text:p text:style-name="Preformatted_20_Text"><text:s text:c="12"/>&lt;param name="strToken"&gt;&lt;/param&gt;</text:p>
      <text:p text:style-name="Preformatted_20_Text"><text:s text:c="12"/>&lt;param name="strFirma"&gt;&lt;/param&gt;</text:p>
      <text:p text:style-name="Preformatted_20_Text"><text:s text:c="12"/>&lt;returns&gt;El valor de la moneda en texto&lt;/returns&gt;</text:p>
      <text:p text:style-name="Preformatted_20_Text"/>
      <text:h text:style-name="Heading_20_2" text:outline-level="2">Contable.AFIP.AFIP.ComprobantesAutorizados(System.String,System.String,System.Int64)</text:h>
      <text:p text:style-name="Preformatted_20_Text"><text:s text:c="12"/>&lt;summary&gt;</text:p>
      <text:p text:style-name="Preformatted_20_Text"><text:s text:c="12"/></text:p>
      <text:p text:style-name="Preformatted_20_Text"><text:s text:c="12"/>&lt;/summary&gt;</text:p>
      <text:p text:style-name="Preformatted_20_Text"><text:s text:c="12"/>&lt;param name="strToken"&gt;&lt;/param&gt;</text:p>
      <text:p text:style-name="Preformatted_20_Text"><text:s text:c="12"/>&lt;param name="strFirma"&gt;&lt;/param&gt;</text:p>
      <text:p text:style-name="Preformatted_20_Text"><text:s text:c="12"/>&lt;param name="lngNumCbte"&gt;&lt;/param&gt;</text:p>
      <text:p text:style-name="Preformatted_20_Text"><text:s text:c="12"/>&lt;returns&gt;&lt;/returns&gt;</text:p>
      <text:p text:style-name="Preformatted_20_Text"><text:soft-page-break/></text:p>
      <text:h text:style-name="Heading_20_2" text:outline-level="2">Contable.AFIP.AFIP.FechaInversa(System.DateTime)</text:h>
      <text:p text:style-name="Preformatted_20_Text"><text:s text:c="12"/>&lt;summary&gt;</text:p>
      <text:p text:style-name="Preformatted_20_Text"><text:s text:c="12"/>Genera la fecha con formato EEUU</text:p>
      <text:p text:style-name="Preformatted_20_Text"><text:s text:c="12"/>&lt;/summary&gt;</text:p>
      <text:p text:style-name="Preformatted_20_Text"><text:s text:c="12"/>&lt;returns&gt;&lt;/returns&gt;</text:p>
      <text:p text:style-name="Preformatted_20_Text"/>
      <text:h text:style-name="Heading_20_2" text:outline-level="2">Contable.AFIP.AFIP.EnviarFacturaAFIP(VariablesPropias.VariablesPropias.vpFactura,System.String,System.String)</text:h>
      <text:p text:style-name="Preformatted_20_Text"><text:s text:c="12"/>&lt;summary&gt;</text:p>
      <text:p text:style-name="Preformatted_20_Text"><text:s text:c="12"/>Envia una Factura a la AFIP</text:p>
      <text:p text:style-name="Preformatted_20_Text"><text:s text:c="12"/>&lt;/summary&gt;</text:p>
      <text:p text:style-name="Preformatted_20_Text"><text:s text:c="12"/>&lt;param name="Factura"&gt;&lt;/param&gt;</text:p>
      <text:p text:style-name="Preformatted_20_Text"><text:s text:c="12"/>&lt;param name="strToken"&gt;&lt;/param&gt;</text:p>
      <text:p text:style-name="Preformatted_20_Text"><text:s text:c="12"/>&lt;param name="strSign"&gt;&lt;/param&gt;</text:p>
      <text:p text:style-name="Preformatted_20_Text"><text:s text:c="12"/>&lt;returns&gt;&lt;/returns&gt;</text:p>
      <text:p text:style-name="Preformatted_20_Text"/>
      <text:p text:style-name="Preformatted_20_Text"/>
      <text:p text:style-name="Preformatted_20_Text"/>
      <text:h text:style-name="Heading_20_2" text:outline-level="2">Contable.AFIP.WSAA_JCF</text:h>
      <text:p text:style-name="Preformatted_20_Text"><text:s text:c="12"/>&lt;summary&gt;</text:p>
      <text:p text:style-name="Preformatted_20_Text"><text:s text:c="12"/>Description of WSAA_JCF.</text:p>
      <text:p text:style-name="Preformatted_20_Text"><text:s text:c="12"/>&lt;/summary&gt;</text:p>
      <text:p text:style-name="Preformatted_20_Text"/>
      <text:h text:style-name="Heading_20_2" text:outline-level="2">Contable.AFIP.LoginTicket</text:h>
      <text:p text:style-name="Preformatted_20_Text"><text:s text:c="12"/>&lt;summary&gt;</text:p>
      <text:p text:style-name="Preformatted_20_Text"><text:s text:c="12"/>Clase para crear objetos Login Tickets</text:p>
      <text:p text:style-name="Preformatted_20_Text"><text:s text:c="12"/>&lt;/summary&gt;</text:p>
      <text:p text:style-name="Preformatted_20_Text"><text:s text:c="12"/>&lt;remarks&gt;</text:p>
      <text:p text:style-name="Preformatted_20_Text"><text:s text:c="12"/>Ver documentacion: </text:p>
      <text:p text:style-name="Preformatted_20_Text"><text:s text:c="15"/>Especificacion Tecnica del Webservice de Autenticacion y Autorizacion</text:p>
      <text:p text:style-name="Preformatted_20_Text"><text:s text:c="15"/>Version 1.0</text:p>
      <text:p text:style-name="Preformatted_20_Text"><text:s text:c="15"/>Departamento de Seguridad Informatica - AFIP</text:p>
      <text:p text:style-name="Preformatted_20_Text"><text:s text:c="12"/>&lt;/remarks&gt;</text:p>
      <text:p text:style-name="Preformatted_20_Text"/>
      <text:h text:style-name="P32" text:outline-level="2">Contable.AFIP.LoginTicket.ObtenerLoginTicketResponse(System.String,System.String,System.String,System.Security.SecureString)</text:h>
      <text:p text:style-name="Preformatted_20_Text"><text:s text:c="12"/>&lt;summary&gt;</text:p>
      <text:p text:style-name="Preformatted_20_Text"><text:s text:c="12"/>Construye un Login Ticket obtenido del WSAA</text:p>
      <text:p text:style-name="Preformatted_20_Text"><text:s text:c="12"/>&lt;/summary&gt;</text:p>
      <text:p text:style-name="Preformatted_20_Text"><text:s text:c="12"/>&lt;param name="argServicio"&gt;Servicio al que se desea acceder&lt;/param&gt;</text:p>
      <text:p text:style-name="Preformatted_20_Text"><text:s text:c="12"/>&lt;param name="argUrlWsaa"&gt;URL del WSAA&lt;/param&gt;</text:p>
      <text:p text:style-name="Preformatted_20_Text"><text:s text:c="12"/>&lt;param name="argRutaCertX509Firmante"&gt;Ruta del certificado X509 (con clave privada) usado para firmar&lt;/param&gt;</text:p>
      <text:p text:style-name="Preformatted_20_Text"><text:s text:c="12"/>&lt;param name="argPassword"&gt;Password del certificado X509 (con clave privada) usado para firmar&lt;/param&gt;</text:p>
      <text:p text:style-name="Preformatted_20_Text"><text:s text:c="12"/>&lt;param name="argProxy"&gt;IP:port del proxy&lt;/param&gt;</text:p>
      <text:p text:style-name="Preformatted_20_Text"><text:s text:c="12"/>&lt;param name="argProxyUser"&gt;Usuario del proxy&lt;/param&gt;''' </text:p>
      <text:p text:style-name="Preformatted_20_Text"><text:s text:c="12"/>&lt;param name="argProxyPassword"&gt;Password del proxy&lt;/param&gt;</text:p>
      <text:p text:style-name="Preformatted_20_Text"><text:s text:c="12"/>&lt;param name="argVerbose"&gt;Nivel detallado de descripcion? true/false&lt;/param&gt;</text:p>
      <text:p text:style-name="Preformatted_20_Text"><text:s text:c="12"/>&lt;remarks&gt;&lt;/remarks&gt;</text:p>
      <text:p text:style-name="Preformatted_20_Text"/>
      <text:h text:style-name="Heading_20_2" text:outline-level="2"><text:soft-page-break/>Contable.AFIP.CertificadosX509Lib</text:h>
      <text:p text:style-name="Preformatted_20_Text"><text:s text:c="12"/>&lt;summary&gt;</text:p>
      <text:p text:style-name="Preformatted_20_Text"><text:s text:c="12"/>Libreria de utilidades para manejo de certificados</text:p>
      <text:p text:style-name="Preformatted_20_Text"><text:s text:c="12"/>&lt;/summary&gt;</text:p>
      <text:p text:style-name="Preformatted_20_Text"><text:s text:c="12"/>&lt;remarks&gt;&lt;/remarks&gt;</text:p>
      <text:p text:style-name="Preformatted_20_Text"/>
      <text:h text:style-name="Heading_20_2" text:outline-level="2">Contable.AFIP.CertificadosX509Lib.FirmaBytesMensaje(System.Byte[],System.Security.Cryptography.X509Certificates.X509Certificate2)</text:h>
      <text:p text:style-name="Preformatted_20_Text"><text:s text:c="12"/>&lt;summary&gt;</text:p>
      <text:p text:style-name="Preformatted_20_Text"><text:s text:c="12"/>Firma mensaje</text:p>
      <text:p text:style-name="Preformatted_20_Text"><text:s text:c="12"/>&lt;/summary&gt;</text:p>
      <text:p text:style-name="Preformatted_20_Text"><text:s text:c="12"/>&lt;param name="argBytesMsg"&gt;Bytes del mensaje&lt;/param&gt;</text:p>
      <text:p text:style-name="Preformatted_20_Text"><text:s text:c="12"/>&lt;param name="argCertFirmante"&gt;Certificado usado para firmar&lt;/param&gt;</text:p>
      <text:p text:style-name="Preformatted_20_Text"><text:s text:c="12"/>&lt;returns&gt;Bytes del mensaje firmado&lt;/returns&gt;</text:p>
      <text:p text:style-name="Preformatted_20_Text"><text:s text:c="12"/>&lt;remarks&gt;&lt;/remarks&gt;</text:p>
      <text:p text:style-name="Preformatted_20_Text"/>
      <text:h text:style-name="Heading_20_2" text:outline-level="2">Contable.AFIP.CertificadosX509Lib.ObtieneCertificadoDesdeArchivo(System.String,System.Security.SecureString)</text:h>
      <text:p text:style-name="Preformatted_20_Text"><text:s text:c="12"/>&lt;summary&gt;</text:p>
      <text:p text:style-name="Preformatted_20_Text"><text:s text:c="12"/>Lee certificado de disco</text:p>
      <text:p text:style-name="Preformatted_20_Text"><text:s text:c="12"/>&lt;/summary&gt;</text:p>
      <text:p text:style-name="Preformatted_20_Text"><text:s text:c="12"/>&lt;param name="argArchivo"&gt;Ruta del certificado a leer.&lt;/param&gt;</text:p>
      <text:p text:style-name="Preformatted_20_Text"><text:s text:c="12"/>&lt;returns&gt;Un objeto certificado X509&lt;/returns&gt;</text:p>
      <text:p text:style-name="Preformatted_20_Text"><text:s text:c="12"/>&lt;remarks&gt;&lt;/remarks&gt;</text:p>
      <text:p text:style-name="Preformatted_20_Text"/>
      <text:p text:style-name="Preformatted_20_Text"/>
      <text:p text:style-name="Preformatted_20_Text"/>
      <text:h text:style-name="Heading_20_1" text:outline-level="1">frm Cheque Op</text:h>
      <text:p text:style-name="Preformatted_20_Text"/>
      <text:p text:style-name="Preformatted_20_Text"/>
      <text:h text:style-name="Heading_20_2" text:outline-level="2">Contable.Cheques.frmCheqOp</text:h>
      <text:p text:style-name="Preformatted_20_Text"><text:s text:c="12"/>&lt;summary&gt;</text:p>
      <text:p text:style-name="Preformatted_20_Text"><text:s text:c="12"/>Description of frmCheqOp.</text:p>
      <text:p text:style-name="Preformatted_20_Text"><text:s text:c="12"/>&lt;/summary&gt;</text:p>
      <text:p text:style-name="Preformatted_20_Text"/>
      <text:h text:style-name="Heading_20_1" text:outline-level="1">frm Configuracion</text:h>
      <text:p text:style-name="Preformatted_20_Text"/>
      <text:p text:style-name="Preformatted_20_Text"/>
      <text:h text:style-name="Heading_20_2" text:outline-level="2">Contable.Configuracion.frmConfiguracion</text:h>
      <text:p text:style-name="Preformatted_20_Text"><text:s text:c="12"/>&lt;summary&gt;</text:p>
      <text:p text:style-name="Preformatted_20_Text"><text:s text:c="12"/>Description of frmConfiguracion.</text:p>
      <text:p text:style-name="Preformatted_20_Text"><text:s text:c="12"/>&lt;/summary&gt;</text:p>
      <text:p text:style-name="Preformatted_20_Text"/>
      <text:p text:style-name="Preformatted_20_Text"/>
      <text:h text:style-name="Heading_20_1" text:outline-level="1">frm Balance</text:h>
      <text:p text:style-name="Preformatted_20_Text"/>
      <text:p text:style-name="Preformatted_20_Text"/>
      <text:h text:style-name="Heading_20_2" text:outline-level="2"><text:soft-page-break/>Contable.Contador.Balance.frmContadorBalance</text:h>
      <text:p text:style-name="Preformatted_20_Text"><text:s text:c="12"/>&lt;summary&gt;</text:p>
      <text:p text:style-name="Preformatted_20_Text"><text:s text:c="12"/>Description of frmContadorBalance.</text:p>
      <text:p text:style-name="Preformatted_20_Text"><text:s text:c="12"/>&lt;/summary&gt;</text:p>
      <text:p text:style-name="Preformatted_20_Text"/>
      <text:p text:style-name="Preformatted_20_Text"/>
      <text:h text:style-name="Heading_20_1" text:outline-level="1">frm Factura Con Iva</text:h>
      <text:p text:style-name="Preformatted_20_Text"/>
      <text:h text:style-name="Heading_20_2" text:outline-level="2">Contable.frmContadorFactConIVA.CargarDatos</text:h>
      <text:p text:style-name="Preformatted_20_Text"><text:s text:c="12"/>&lt;summary&gt;</text:p>
      <text:p text:style-name="Preformatted_20_Text"><text:s text:c="12"/>Carga todos los datos dentro de una variable propia para manejarlos despues</text:p>
      <text:p text:style-name="Preformatted_20_Text"><text:s text:c="12"/>&lt;/summary&gt;</text:p>
      <text:p text:style-name="Preformatted_20_Text"><text:s text:c="12"/>&lt;returns&gt;Retorna una estructura de comprobante de gastos&lt;/returns&gt;</text:p>
      <text:p text:style-name="Preformatted_20_Text"/>
      <text:h text:style-name="Heading_20_2" text:outline-level="2">Contable.frmContadorFactConIVA.ObtenerProveedor(System.String)</text:h>
      <text:p text:style-name="Preformatted_20_Text"><text:s text:c="12"/>&lt;summary&gt;</text:p>
      <text:p text:style-name="Preformatted_20_Text"><text:s text:c="12"/>Obtiene los datos del proveedor</text:p>
      <text:p text:style-name="Preformatted_20_Text"><text:s text:c="12"/>&lt;/summary&gt;</text:p>
      <text:p text:style-name="Preformatted_20_Text"><text:s text:c="12"/>&lt;param name="strCUIT"&gt;El CUIT como string&lt;/param&gt;</text:p>
      <text:p text:style-name="Preformatted_20_Text"><text:s text:c="12"/>&lt;returns&gt;Retorna una estructura del tipo proveedor&lt;/returns&gt;</text:p>
      <text:p text:style-name="Preformatted_20_Text"/>
      <text:h text:style-name="Heading_20_2" text:outline-level="2">Contable.frmContadorFactConIVA.LimpiarTodo</text:h>
      <text:p text:style-name="Preformatted_20_Text"><text:s text:c="12"/>&lt;summary&gt;</text:p>
      <text:p text:style-name="Preformatted_20_Text"><text:s text:c="12"/>Limpia todos los controloes para iniciar otra carga</text:p>
      <text:p text:style-name="Preformatted_20_Text"><text:s text:c="12"/>&lt;/summary&gt;</text:p>
      <text:p text:style-name="Preformatted_20_Text"/>
      <text:h text:style-name="Heading_20_2" text:outline-level="2">Contable.frmContadorFactConIVA.TxtCUITKeyPress(System.Object,System.Windows.Forms.KeyPressEventArgs)</text:h>
      <text:p text:style-name="Preformatted_20_Text"><text:s text:c="12"/>&lt;summary&gt;</text:p>
      <text:p text:style-name="Preformatted_20_Text"><text:s text:c="12"/>Esta funcion espera que se presione la tecla "Enter" para hacer las cosas</text:p>
      <text:p text:style-name="Preformatted_20_Text"><text:s text:c="12"/>&lt;/summary&gt;<text:tab/><text:tab/></text:p>
      <text:p text:style-name="Preformatted_20_Text"/>
      <text:p text:style-name="Preformatted_20_Text"/>
      <text:h text:style-name="Heading_20_1" text:outline-level="1">frm DocumentoFiscal</text:h>
      <text:p text:style-name="Preformatted_20_Text"/>
      <text:h text:style-name="Heading_20_2" text:outline-level="2">Contable.Facturas.frmDocumentoFiscal</text:h>
      <text:p text:style-name="Preformatted_20_Text"><text:s text:c="12"/>&lt;summary&gt;</text:p>
      <text:p text:style-name="Preformatted_20_Text"><text:s text:c="12"/>Description of frmDocumentoFiscal.</text:p>
      <text:p text:style-name="Preformatted_20_Text"><text:s text:c="12"/>&lt;/summary&gt;</text:p>
      <text:p text:style-name="Preformatted_20_Text"/>
      <text:h text:style-name="Heading_20_2" text:outline-level="2">Contable.Facturas.frmDocumentoFiscal.CargarClientes</text:h>
      <text:p text:style-name="Preformatted_20_Text"><text:s text:c="12"/>&lt;summary&gt;</text:p>
      <text:p text:style-name="Preformatted_20_Text"><text:s text:c="12"/>Esta funcion coloca los datos en cada uno de los items del recibo</text:p>
      <text:p text:style-name="Preformatted_20_Text"><text:s text:c="12"/>&lt;/summary&gt;</text:p>
      <text:p text:style-name="Preformatted_20_Text"/>
      <text:h text:style-name="Heading_20_2" text:outline-level="2"><text:soft-page-break/>Contable.Facturas.frmDocumentoFiscal.CargarFactura</text:h>
      <text:p text:style-name="Preformatted_20_Text"><text:s text:c="12"/>&lt;summary&gt;</text:p>
      <text:p text:style-name="Preformatted_20_Text"><text:s text:c="12"/></text:p>
      <text:p text:style-name="Preformatted_20_Text"><text:s text:c="12"/>&lt;/summary&gt;</text:p>
      <text:p text:style-name="Preformatted_20_Text"><text:s text:c="12"/>&lt;returns&gt;&lt;/returns&gt;</text:p>
      <text:p text:style-name="Preformatted_20_Text"/>
      <text:h text:style-name="Heading_20_2" text:outline-level="2">Contable.Facturas.frmDocumentoFiscal.HacerCodigoBarras</text:h>
      <text:p text:style-name="Preformatted_20_Text"><text:s text:c="12"/>&lt;summary&gt;</text:p>
      <text:p text:style-name="Preformatted_20_Text"><text:s text:c="12"/>Genera el codigo de barras</text:p>
      <text:p text:style-name="Preformatted_20_Text"><text:s text:c="12"/>&lt;/summary&gt;</text:p>
      <text:p text:style-name="Preformatted_20_Text"/>
      <text:p text:style-name="Preformatted_20_Text"/>
      <text:h text:style-name="Heading_20_1" text:outline-level="1">frm MainForm</text:h>
      <text:p text:style-name="Preformatted_20_Text"/>
      <text:h text:style-name="Heading_20_2" text:outline-level="2">Contable.MainForm</text:h>
      <text:p text:style-name="Preformatted_20_Text"><text:s text:c="12"/>&lt;summary&gt;</text:p>
      <text:p text:style-name="Preformatted_20_Text"><text:s text:c="12"/>Description of MainForm.</text:p>
      <text:p text:style-name="Preformatted_20_Text"><text:s text:c="12"/>&lt;/summary&gt;</text:p>
      <text:p text:style-name="Preformatted_20_Text"/>
      <text:p text:style-name="Preformatted_20_Text"/>
      <text:h text:style-name="Heading_20_2" text:outline-level="2">Contable.MainForm.ViajesToolStripMenuItemClick(System.Object,System.EventArgs)</text:h>
      <text:p text:style-name="Preformatted_20_Text"><text:s text:c="12"/>&lt;summary&gt;</text:p>
      <text:p text:style-name="Preformatted_20_Text"><text:s text:c="12"/>Informar trazabilidad de SENASA</text:p>
      <text:p text:style-name="Preformatted_20_Text"><text:s text:c="12"/>&lt;/summary&gt;</text:p>
      <text:p text:style-name="Preformatted_20_Text"><text:s text:c="12"/>&lt;param name="sender"&gt;&lt;/param&gt;</text:p>
      <text:p text:style-name="Preformatted_20_Text"><text:s text:c="12"/>&lt;param name="e"&gt;&lt;/param&gt;</text:p>
      <text:p text:style-name="Preformatted_20_Text"/>
      <text:h text:style-name="Heading_20_1" text:outline-level="1">Modulo MigrarDB</text:h>
      <text:p text:style-name="Preformatted_20_Text"/>
      <text:h text:style-name="Heading_20_2" text:outline-level="2">Contable.MigrarDB.MigrarDB</text:h>
      <text:p text:style-name="Preformatted_20_Text"><text:s text:c="12"/>&lt;summary&gt;</text:p>
      <text:p text:style-name="Preformatted_20_Text"><text:s text:c="12"/>Description of MigrarDB.</text:p>
      <text:p text:style-name="Preformatted_20_Text"><text:s text:c="12"/>&lt;/summary&gt;</text:p>
      <text:p text:style-name="Preformatted_20_Text"/>
      <text:h text:style-name="Heading_20_1" text:outline-level="1">Modulo Cliente</text:h>
      <text:p text:style-name="Preformatted_20_Text"/>
      <text:h text:style-name="Heading_20_2" text:outline-level="2">Contable.Modulos.Clientes</text:h>
      <text:p text:style-name="Preformatted_20_Text"><text:s text:c="12"/>&lt;summary&gt;</text:p>
      <text:p text:style-name="Preformatted_20_Text"><text:s text:c="12"/>Description of Clientes.</text:p>
      <text:p text:style-name="Preformatted_20_Text"><text:s text:c="12"/>&lt;/summary&gt;</text:p>
      <text:p text:style-name="Preformatted_20_Text"/>
      <text:h text:style-name="Heading_20_1" text:outline-level="1"><text:soft-page-break/>Modulo Codigo de Barras</text:h>
      <text:p text:style-name="Preformatted_20_Text"/>
      <text:h text:style-name="Heading_20_2" text:outline-level="2">CodigoDeBarras.CodigoBarras</text:h>
      <text:p text:style-name="Preformatted_20_Text"><text:s text:c="12"/>&lt;summary&gt;</text:p>
      <text:p text:style-name="Preformatted_20_Text"><text:s text:c="12"/>Este modulo genera los distitos tipos de codigos de barras.</text:p>
      <text:p text:style-name="Preformatted_20_Text"><text:s text:c="12"/>&lt;/summary&gt;</text:p>
      <text:p text:style-name="Preformatted_20_Text"/>
      <text:h text:style-name="Heading_20_2" text:outline-level="2">CodigoDeBarras.CodigoBarras.CodVerificador(System.String)</text:h>
      <text:p text:style-name="Preformatted_20_Text"><text:s text:c="12"/>&lt;summary&gt;</text:p>
      <text:p text:style-name="Preformatted_20_Text"><text:s text:c="12"/>Esta funcion genera un digito verificador</text:p>
      <text:p text:style-name="Preformatted_20_Text"><text:s text:c="12"/>En este programa se usa para armar el codigo de barras de los documentos fiscales</text:p>
      <text:p text:style-name="Preformatted_20_Text"><text:s text:c="12"/>Se coloca al final de numero general para la formacion del codigo de barras</text:p>
      <text:p text:style-name="Preformatted_20_Text"><text:s text:c="12"/>&lt;/summary&gt;</text:p>
      <text:p text:style-name="Preformatted_20_Text"><text:s text:c="12"/>&lt;param name="Cod_Barras"&gt;String con el valor de lo que hay que poner el codigo verificador&lt;/param&gt;</text:p>
      <text:p text:style-name="Preformatted_20_Text"><text:s text:c="12"/>&lt;returns&gt;&lt;/returns&gt;</text:p>
      <text:p text:style-name="Preformatted_20_Text"/>
      <text:h text:style-name="Heading_20_1" text:outline-level="1">Modulo ConexionDB</text:h>
      <text:p text:style-name="Preformatted_20_Text"/>
      <text:h text:style-name="Heading_20_2" text:outline-level="2">ConexionDB.ConexionAccess2007</text:h>
      <text:p text:style-name="Preformatted_20_Text"><text:s text:c="13"/>&lt;summary&gt;</text:p>
      <text:p text:style-name="Preformatted_20_Text"><text:s text:c="13"/>Description of ConexionAccess2007.</text:p>
      <text:p text:style-name="Preformatted_20_Text"><text:s text:c="13"/>Esta Clase realiza todos los movimientos con la base de datos.</text:p>
      <text:p text:style-name="Preformatted_20_Text"><text:s text:c="13"/>&lt;/summary&gt;</text:p>
      <text:p text:style-name="Preformatted_20_Text"><text:s text:c="12"/>&lt;example&gt;</text:p>
      <text:p text:style-name="Preformatted_20_Text"><text:s text:c="12"/>Codigo para usar esta clase:</text:p>
      <text:p text:style-name="Preformatted_20_Text"><text:s text:c="12"/><text:tab/>ConexionAccess2007.Conectar();</text:p>
      <text:p text:style-name="Preformatted_20_Text"><text:s text:c="12"/><text:tab/>ConexionAccess2007.Consultar("producto", "*", "id_producto");</text:p>
      <text:p text:style-name="Preformatted_20_Text"><text:s text:c="13"/>dgvDatos.DataSource = ConexionAccess2007.Source;</text:p>
      <text:p text:style-name="Preformatted_20_Text"><text:s text:c="12"/><text:tab/>ConexionAccess2007.Desconectar();</text:p>
      <text:p text:style-name="Preformatted_20_Text"><text:s text:c="12"/>&lt;/example&gt;</text:p>
      <text:p text:style-name="Preformatted_20_Text"/>
      <text:h text:style-name="Heading_20_2" text:outline-level="2">ConexionDB.ConexionAccess2007.Conectar(System.String)</text:h>
      <text:p text:style-name="Preformatted_20_Text"><text:s text:c="13"/>&lt;summary&gt;</text:p>
      <text:p text:style-name="Preformatted_20_Text"><text:s text:c="13"/>Esta funcion conecta con la base de datos asignada en el parametro ruta</text:p>
      <text:p text:style-name="Preformatted_20_Text"><text:s text:c="13"/>&lt;/summary&gt;</text:p>
      <text:p text:style-name="Preformatted_20_Text"><text:s text:c="12"/>&lt;remarks&gt;</text:p>
      <text:p text:style-name="Preformatted_20_Text"><text:s text:c="12"/>Conecta con la base de datos </text:p>
      <text:p text:style-name="Preformatted_20_Text"><text:s text:c="12"/>&lt;/remarks&gt;</text:p>
      <text:p text:style-name="Preformatted_20_Text"/>
      <text:h text:style-name="Heading_20_2" text:outline-level="2">ConexionDB.ConexionAccess2007.Desconectar</text:h>
      <text:p text:style-name="Preformatted_20_Text"><text:s text:c="12"/>&lt;summary&gt;</text:p>
      <text:p text:style-name="Preformatted_20_Text"><text:s text:c="13"/>Esta funcion desconecta la base para que no haya problemas</text:p>
      <text:p text:style-name="Preformatted_20_Text"><text:s text:c="12"/>&lt;/summary&gt;</text:p>
      <text:p text:style-name="Preformatted_20_Text"/>
      <text:h text:style-name="Heading_20_2" text:outline-level="2">ConexionDB.ConexionAccess2007.Consultar(System.String,System.String,System.String)</text:h>
      <text:p text:style-name="Preformatted_20_Text"><text:s text:c="13"/>&lt;summary&gt;</text:p>
      <text:p text:style-name="Preformatted_20_Text"><text:soft-page-break/><text:s text:c="13"/>Esta funcion sobrecargada sirve para consultar la base de datos</text:p>
      <text:p text:style-name="Preformatted_20_Text"><text:s text:c="13"/>&lt;/summary&gt;</text:p>
      <text:p text:style-name="Preformatted_20_Text"><text:s text:c="13"/>&lt;param name="tabla"&gt;</text:p>
      <text:p text:style-name="Preformatted_20_Text"><text:s text:c="13"/>Es la tabla a la que se pretende acceder</text:p>
      <text:p text:style-name="Preformatted_20_Text"><text:s text:c="13"/>&lt;/param&gt;</text:p>
      <text:p text:style-name="Preformatted_20_Text"><text:s text:c="13"/>&lt;param name="campos"&gt;</text:p>
      <text:p text:style-name="Preformatted_20_Text"><text:s text:c="13"/>Son los campos que se pretenden ver de la tabla</text:p>
      <text:p text:style-name="Preformatted_20_Text"><text:s text:c="13"/>&lt;/param&gt;</text:p>
      <text:p text:style-name="Preformatted_20_Text"><text:s text:c="13"/>&lt;param name="orden"&gt;</text:p>
      <text:p text:style-name="Preformatted_20_Text"><text:s text:c="13"/>El campo por el cual se ordenaran</text:p>
      <text:p text:style-name="Preformatted_20_Text"><text:s text:c="12"/>&lt;/param&gt;</text:p>
      <text:p text:style-name="Preformatted_20_Text"/>
      <text:h text:style-name="Heading_20_2" text:outline-level="2">ConexionDB.ConexionAccess2007.Consultar(System.String,System.String,System.String,System.String)</text:h>
      <text:p text:style-name="Preformatted_20_Text"><text:s text:c="13"/>&lt;summary&gt;</text:p>
      <text:p text:style-name="Preformatted_20_Text"><text:s text:c="13"/>Es una funcion sobrecargada. Mejor asi</text:p>
      <text:p text:style-name="Preformatted_20_Text"><text:s text:c="13"/>&lt;/summary&gt;</text:p>
      <text:p text:style-name="Preformatted_20_Text"><text:s text:c="13"/>&lt;param name="tabla"&gt;</text:p>
      <text:p text:style-name="Preformatted_20_Text"><text:s text:c="13"/>Tabla que se quiere abrir</text:p>
      <text:p text:style-name="Preformatted_20_Text"><text:s text:c="12"/>&lt;/param&gt;</text:p>
      <text:p text:style-name="Preformatted_20_Text"><text:s text:c="13"/>&lt;param name="campos"&gt;</text:p>
      <text:p text:style-name="Preformatted_20_Text"><text:s text:c="13"/>Campos a ver. Si no se especifica asignar "*"</text:p>
      <text:p text:style-name="Preformatted_20_Text"><text:s text:c="12"/>&lt;/param&gt;</text:p>
      <text:p text:style-name="Preformatted_20_Text"><text:s text:c="13"/>&lt;param name="condicion"&gt;</text:p>
      <text:p text:style-name="Preformatted_20_Text"><text:s text:c="13"/>Es la condicion que debe cumplirse en la apertura de la tabla</text:p>
      <text:p text:style-name="Preformatted_20_Text"><text:s text:c="12"/>&lt;/param&gt;</text:p>
      <text:p text:style-name="Preformatted_20_Text"><text:s text:c="13"/>&lt;param name="orden"&gt;</text:p>
      <text:p text:style-name="Preformatted_20_Text"><text:s text:c="13"/>Con que criterio se ordenan (que campo es el criterio de orden)</text:p>
      <text:p text:style-name="Preformatted_20_Text"><text:s text:c="12"/>&lt;/param&gt;</text:p>
      <text:p text:style-name="Preformatted_20_Text"><text:s text:c="12"/>&lt;remarks&gt;</text:p>
      <text:p text:style-name="Preformatted_20_Text"><text:s text:c="12"/>Los campos fecha van entre # # si quiero que sean literales si acepto la configuracion regional van entre ''</text:p>
      <text:p text:style-name="Preformatted_20_Text"><text:s text:c="12"/>&lt;/remarks&gt;</text:p>
      <text:p text:style-name="Preformatted_20_Text"/>
      <text:h text:style-name="Heading_20_2" text:outline-level="2">ConexionDB.ConexionAccess2007.Consultar(System.String,System.String,System.String,System.String,System.String)</text:h>
      <text:p text:style-name="Preformatted_20_Text"><text:s text:c="13"/>&lt;summary&gt;</text:p>
      <text:p text:style-name="Preformatted_20_Text"><text:s text:c="13"/>Es una funcion sobrecargada. Mejor asi</text:p>
      <text:p text:style-name="Preformatted_20_Text"><text:s text:c="13"/>&lt;/summary&gt;</text:p>
      <text:p text:style-name="Preformatted_20_Text"><text:s text:c="13"/>&lt;param name="tabla"&gt;</text:p>
      <text:p text:style-name="Preformatted_20_Text"><text:s text:c="13"/>Tabla que se quiere abrir</text:p>
      <text:p text:style-name="Preformatted_20_Text"><text:s text:c="12"/>&lt;/param&gt;</text:p>
      <text:p text:style-name="Preformatted_20_Text"><text:s text:c="13"/>&lt;param name="campos"&gt;</text:p>
      <text:p text:style-name="Preformatted_20_Text"><text:s text:c="13"/>Campos a ver. Si no se especifica asignar "*"</text:p>
      <text:p text:style-name="Preformatted_20_Text"><text:s text:c="12"/>&lt;/param&gt;</text:p>
      <text:p text:style-name="Preformatted_20_Text"><text:s text:c="13"/>&lt;param name="CampoBuscar"&gt;</text:p>
      <text:p text:style-name="Preformatted_20_Text"><text:s text:c="13"/>En que campo busca</text:p>
      <text:p text:style-name="Preformatted_20_Text"><text:s text:c="12"/>&lt;/param&gt;</text:p>
      <text:p text:style-name="Preformatted_20_Text"><text:s text:c="13"/>&lt;param name="DatoBuscado"&gt;</text:p>
      <text:p text:style-name="Preformatted_20_Text"><text:s text:c="13"/>Indica que buscar</text:p>
      <text:p text:style-name="Preformatted_20_Text"><text:s text:c="13"/>&lt;/param&gt;</text:p>
      <text:p text:style-name="Preformatted_20_Text"><text:s text:c="13"/>&lt;param name="orden"&gt;</text:p>
      <text:p text:style-name="Preformatted_20_Text"><text:s text:c="13"/>Con que criterio se ordenan (que campo es el criterio de orden)</text:p>
      <text:p text:style-name="Preformatted_20_Text"><text:s text:c="12"/>&lt;/param&gt;</text:p>
      <text:p text:style-name="Preformatted_20_Text"><text:s text:c="12"/>&lt;returns&gt;</text:p>
      <text:p text:style-name="Preformatted_20_Text"><text:s text:c="13"/>Retorna una Tabla (Datatable); Una Fuente (BindingSource)</text:p>
      <text:p text:style-name="Preformatted_20_Text"><text:s text:c="12"/>&lt;/returns&gt;</text:p>
      <text:p text:style-name="Preformatted_20_Text"/>
      <text:h text:style-name="Heading_20_2" text:outline-level="2"><text:soft-page-break/>ConexionDB.ConexionAccess2007.InsertarFila(System.String,System.String,System.String)</text:h>
      <text:p text:style-name="Preformatted_20_Text"><text:s text:c="12"/>&lt;summary&gt;</text:p>
      <text:p text:style-name="Preformatted_20_Text"><text:s text:c="12"/>Esta funcion inserta una fila en la base de datos. Usando comandos SQL</text:p>
      <text:p text:style-name="Preformatted_20_Text"><text:s text:c="12"/>&lt;/summary&gt;</text:p>
      <text:p text:style-name="Preformatted_20_Text"/>
      <text:p text:style-name="Preformatted_20_Text"/>
      <text:h text:style-name="Heading_20_2" text:outline-level="2">ConexionDB.ConexionAccess2007.ModificarFila(System.String,System.String,System.String)</text:h>
      <text:p text:style-name="Preformatted_20_Text"><text:s text:c="12"/>&lt;summary&gt;</text:p>
      <text:p text:style-name="Preformatted_20_Text"><text:s text:c="12"/>Esta funcion modifica una fila en la base de datos. Usando comandos SQL</text:p>
      <text:p text:style-name="Preformatted_20_Text"><text:s text:c="13"/>Recordar que no se usa AND, en el SET, para varias modificaciones sino que se separa con ", "</text:p>
      <text:p text:style-name="Preformatted_20_Text"><text:s text:c="12"/>&lt;/summary&gt;</text:p>
      <text:p text:style-name="Preformatted_20_Text"><text:s/></text:p>
      <text:p text:style-name="Preformatted_20_Text">ConexionDB.ConexionAccess2007.EliminarFila(System.String,System.String)"&gt;</text:p>
      <text:p text:style-name="Preformatted_20_Text"><text:s text:c="12"/>&lt;summary&gt;</text:p>
      <text:p text:style-name="Preformatted_20_Text"><text:s text:c="12"/>Esta funcion elimina una fila en la base de datos. Usando comandos SQL</text:p>
      <text:p text:style-name="Preformatted_20_Text"><text:s text:c="12"/>&lt;/summary&gt;</text:p>
      <text:p text:style-name="Preformatted_20_Text"><text:s/></text:p>
      <text:p text:style-name="Preformatted_20_Text"><text:s text:c="8"/>&lt;member name="P:ConexionDB.ConexionAccess2007.Source"&gt;</text:p>
      <text:p text:style-name="Preformatted_20_Text"><text:s text:c="12"/>&lt;summary&gt;</text:p>
      <text:p text:style-name="Preformatted_20_Text"><text:s text:c="12"/>Esta propiedad arma un Binding Source para directamente colocar los datos obtenidos en un</text:p>
      <text:p text:style-name="Preformatted_20_Text"><text:s text:c="12"/>datagridwiev</text:p>
      <text:p text:style-name="Preformatted_20_Text"><text:s text:c="12"/>&lt;/summary&gt;</text:p>
      <text:p text:style-name="Preformatted_20_Text"><text:s/></text:p>
      <text:p text:style-name="Preformatted_20_Text"><text:s text:c="8"/>&lt;member name="P:ConexionDB.ConexionAccess2007.Table"&gt;</text:p>
      <text:p text:style-name="Preformatted_20_Text"><text:s text:c="12"/>&lt;summary&gt;</text:p>
      <text:p text:style-name="Preformatted_20_Text"><text:s text:c="12"/>Esta propiedad devuelve una tabla</text:p>
      <text:p text:style-name="Preformatted_20_Text"><text:s text:c="12"/>&lt;/summary&gt;</text:p>
      <text:p text:style-name="Preformatted_20_Text"/>
      <text:h text:style-name="Heading_20_2" text:outline-level="2">ConexionDB.OperacionesTrazabilidad.ModificarCajas(System.String,System.Int32,System.String)</text:h>
      <text:p text:style-name="Preformatted_20_Text"/>
      <text:h text:style-name="Heading_20_1" text:outline-level="1">Modulo EscribirTXT</text:h>
      <text:p text:style-name="Preformatted_20_Text"/>
      <text:h text:style-name="Heading_20_2" text:outline-level="2">Contable.Modulos.EscribirTXT</text:h>
      <text:p text:style-name="Preformatted_20_Text"><text:s text:c="12"/>&lt;summary&gt;</text:p>
      <text:p text:style-name="Preformatted_20_Text"><text:s text:c="12"/>Esta clase permite escribir en archivos TXT.</text:p>
      <text:p text:style-name="Preformatted_20_Text"><text:s text:c="12"/>Son una forma sencilla del manejo de archivos</text:p>
      <text:p text:style-name="Preformatted_20_Text"><text:s text:c="12"/>Todo lo que esta aca fue copiado del MSN como ejemplos y luego modificado por Juan C Ferrero para </text:p>
      <text:p text:style-name="Preformatted_20_Text"><text:s text:c="12"/>manejar dichos archivos.</text:p>
      <text:p text:style-name="Preformatted_20_Text"><text:s text:c="12"/>&lt;/summary&gt;</text:p>
      <text:p text:style-name="Preformatted_20_Text"/>
      <text:h text:style-name="Heading_20_2" text:outline-level="2">Contable.Modulos.EscribirTXT.EscribirUnArray</text:h>
      <text:p text:style-name="Preformatted_20_Text"><text:s text:c="12"/>&lt;summary&gt;</text:p>
      <text:p text:style-name="Preformatted_20_Text"><text:s text:c="12"/>ESP: Crea un array de tres lineas</text:p>
      <text:p text:style-name="Preformatted_20_Text"><text:s text:c="12"/></text:p>
      <text:p text:style-name="Preformatted_20_Text"><text:s text:c="12"/>ENG: Create a string array that consists of three lines.</text:p>
      <text:p text:style-name="Preformatted_20_Text"><text:s text:c="12"/>&lt;/summary&gt;</text:p>
      <text:p text:style-name="Preformatted_20_Text"/>
      <text:h text:style-name="Heading_20_2" text:outline-level="2"><text:soft-page-break/>Contable.Modulos.EscribirTXT.EscribirUnaLinea</text:h>
      <text:p text:style-name="Preformatted_20_Text"><text:s text:c="12"/>&lt;summary&gt;</text:p>
      <text:p text:style-name="Preformatted_20_Text"><text:s text:c="12"/>ESP: Escirbe un string en el archivo de texto</text:p>
      <text:p text:style-name="Preformatted_20_Text"><text:s text:c="12"/></text:p>
      <text:p text:style-name="Preformatted_20_Text"><text:s text:c="12"/>ENG:Write one string to a text file.</text:p>
      <text:p text:style-name="Preformatted_20_Text"><text:s text:c="12"/>&lt;/summary&gt;</text:p>
      <text:p text:style-name="Preformatted_20_Text"><text:s text:c="12"/>&lt;returns&gt;</text:p>
      <text:p text:style-name="Preformatted_20_Text"><text:s text:c="12"/>Archivo con un texto</text:p>
      <text:p text:style-name="Preformatted_20_Text"><text:s text:c="12"/>&lt;/returns&gt;</text:p>
      <text:p text:style-name="Preformatted_20_Text"/>
      <text:p text:style-name="Preformatted_20_Text"/>
      <text:h text:style-name="Heading_20_2" text:outline-level="2">Contable.Modulos.EscribirTXT.EscribirAlgunTexto</text:h>
      <text:p text:style-name="Preformatted_20_Text"/>
      <text:h text:style-name="Heading_20_2" text:outline-level="2">Contable.Modulos.EscribirTXT.EscribirAgregarTexto</text:h>
      <text:p text:style-name="Preformatted_20_Text"/>
      <text:h text:style-name="Heading_20_1" text:outline-level="1">Modulo Imprimir</text:h>
      <text:p text:style-name="Preformatted_20_Text"/>
      <text:h text:style-name="Heading_20_2" text:outline-level="2">ImprimirEjemplo.Imprimir</text:h>
      <text:p text:style-name="Preformatted_20_Text"><text:s text:c="12"/>&lt;summary&gt;</text:p>
      <text:p text:style-name="Preformatted_20_Text"><text:s text:c="12"/>Este modulo permite imprimir todos los documentos del programa.</text:p>
      <text:p text:style-name="Preformatted_20_Text"><text:s text:c="12"/>Se espera que cada uno arme un documento y lo imprima</text:p>
      <text:p text:style-name="Preformatted_20_Text"><text:s text:c="12"/>&lt;/summary&gt;</text:p>
      <text:p text:style-name="Preformatted_20_Text"><text:s/></text:p>
      <text:p text:style-name="Preformatted_20_Text"/>
      <text:h text:style-name="Heading_20_2" text:outline-level="2">ImprimirEjemplo.Imprimir.Imprimir_Solicitud</text:h>
      <text:p text:style-name="Preformatted_20_Text"/>
      <text:p text:style-name="Preformatted_20_Text"/>
      <text:h text:style-name="Heading_20_2" text:outline-level="2">ImprimirEjemplo.Imprimir.Datos_Cliente(System.Object,System.Drawing.Printing.PrintPageEventArgs)</text:h>
      <text:p text:style-name="Preformatted_20_Text"><text:s text:c="12"/>&lt;summary&gt;</text:p>
      <text:p text:style-name="Preformatted_20_Text"><text:s text:c="13"/>En esta función se define los datos a imprimir en este caso los datos de nuestros clientes y la posicion de los mismos en el documento</text:p>
      <text:p text:style-name="Preformatted_20_Text"><text:s text:c="13"/>&lt;/summary&gt;</text:p>
      <text:p text:style-name="Preformatted_20_Text"/>
      <text:p text:style-name="Preformatted_20_Text"/>
      <text:h text:style-name="Heading_20_2" text:outline-level="2">ImprimirEjemplo.Imprimir.Imprimir_Remito(VariablesPropias.VariablesPropias.vpRemito)</text:h>
      <text:p text:style-name="Preformatted_20_Text"><text:s text:c="12"/>&lt;summary&gt;</text:p>
      <text:p text:style-name="Preformatted_20_Text"><text:s text:c="12"/>Imprime un remito.</text:p>
      <text:p text:style-name="Preformatted_20_Text"><text:s text:c="12"/>&lt;/summary&gt;</text:p>
      <text:p text:style-name="Preformatted_20_Text"/>
      <text:h text:style-name="Heading_20_2" text:outline-level="2">ImprimirEjemplo.Imprimir.Datos_Remito(System.Object,System.Drawing.Printing.PrintPageEventArgs)</text:h>
      <text:p text:style-name="Preformatted_20_Text"><text:s text:c="12"/>&lt;summary&gt;</text:p>
      <text:p text:style-name="Preformatted_20_Text"><text:s text:c="13"/>En este metodo se define los datos a imprimir. En este caso un remito</text:p>
      <text:p text:style-name="Preformatted_20_Text"><text:soft-page-break/><text:s text:c="13"/>&lt;/summary&gt;</text:p>
      <text:p text:style-name="Preformatted_20_Text"/>
      <text:h text:style-name="Heading_20_2" text:outline-level="2">ImprimirEjemplo.Imprimir.Imprimir_Recibo(VariablesPropias.VariablesPropias.vpRecibo)</text:h>
      <text:p text:style-name="Preformatted_20_Text"><text:s text:c="12"/>&lt;summary&gt;</text:p>
      <text:p text:style-name="Preformatted_20_Text"><text:s text:c="12"/>Imprime un remito.</text:p>
      <text:p text:style-name="Preformatted_20_Text"><text:s text:c="12"/>&lt;/summary&gt;</text:p>
      <text:p text:style-name="Preformatted_20_Text"/>
      <text:h text:style-name="Heading_20_2" text:outline-level="2">ImprimirEjemplo.Imprimir.Datos_Recibo_Apaizado(System.Object,System.Drawing.Printing.PrintPageEventArgs)</text:h>
      <text:p text:style-name="Preformatted_20_Text"><text:s text:c="12"/>&lt;summary&gt;</text:p>
      <text:p text:style-name="Preformatted_20_Text"><text:s text:c="13"/>En este metodo se define los datos a imprimir. En este caso un recibo</text:p>
      <text:p text:style-name="Preformatted_20_Text"><text:s text:c="13"/>&lt;/summary&gt;<text:tab/></text:p>
      <text:p text:style-name="Preformatted_20_Text"/>
      <text:p text:style-name="Preformatted_20_Text"/>
      <text:h text:style-name="Heading_20_2" text:outline-level="2">ImprimirEjemplo.Imprimir.Datos_Recibo(System.Object,System.Drawing.Printing.PrintPageEventArgs)</text:h>
      <text:p text:style-name="Preformatted_20_Text"><text:s text:c="12"/>&lt;summary&gt;</text:p>
      <text:p text:style-name="Preformatted_20_Text"><text:s text:c="13"/>En este metodo se define los datos a imprimir. En este caso un recibo</text:p>
      <text:p text:style-name="Preformatted_20_Text"><text:s text:c="13"/>&lt;/summary&gt;<text:tab/></text:p>
      <text:p text:style-name="Preformatted_20_Text"/>
      <text:h text:style-name="Heading_20_2" text:outline-level="2">ImprimirEjemplo.Imprimir.Imprimir_Factura(VariablesPropias.VariablesPropias.vpFactura)</text:h>
      <text:p text:style-name="Preformatted_20_Text"><text:s text:c="12"/>&lt;summary&gt;</text:p>
      <text:p text:style-name="Preformatted_20_Text"><text:s text:c="12"/>Imprime un remito.</text:p>
      <text:p text:style-name="Preformatted_20_Text"><text:s text:c="12"/>&lt;/summary&gt;</text:p>
      <text:p text:style-name="Preformatted_20_Text"/>
      <text:h text:style-name="Heading_20_2" text:outline-level="2">ImprimirEjemplo.Imprimir.Datos_Factura(System.Object,System.Drawing.Printing.PrintPageEventArgs)</text:h>
      <text:p text:style-name="Preformatted_20_Text"><text:s text:c="12"/>&lt;summary&gt;</text:p>
      <text:p text:style-name="Preformatted_20_Text"><text:s text:c="13"/>En este metodo se define los datos a imprimir. En este caso un recibo</text:p>
      <text:p text:style-name="Preformatted_20_Text"><text:s text:c="13"/>&lt;/summary&gt;<text:tab/></text:p>
      <text:p text:style-name="Preformatted_20_Text"/>
      <text:h text:style-name="Heading_20_1" text:outline-level="1">Modulo InputBox</text:h>
      <text:p text:style-name="Preformatted_20_Text"/>
      <text:h text:style-name="Heading_20_2" text:outline-level="2">Contable.InputBox.InputBoxResult</text:h>
      <text:p text:style-name="Preformatted_20_Text"><text:s text:c="12"/>&lt;summary&gt;</text:p>
      <text:p text:style-name="Preformatted_20_Text"><text:s text:c="12"/>Class used to store the result of an InputBox.Show message.</text:p>
      <text:p text:style-name="Preformatted_20_Text"><text:s text:c="12"/>&lt;/summary&gt;</text:p>
      <text:p text:style-name="Preformatted_20_Text"/>
      <text:h text:style-name="Heading_20_2" text:outline-level="2">Contable.InputBox.InputBox</text:h>
      <text:p text:style-name="Preformatted_20_Text"><text:s text:c="12"/>&lt;summary&gt;</text:p>
      <text:p text:style-name="Preformatted_20_Text"><text:s text:c="12"/>Esta clase genera un InputBox inexistente en C# pero comun en VB</text:p>
      <text:p text:style-name="Preformatted_20_Text"><text:s text:c="12"/>&lt;/summary&gt;</text:p>
      <text:p text:style-name="Preformatted_20_Text"/>
      <text:h text:style-name="Heading_20_2" text:outline-level="2"><text:soft-page-break/>Contable.Modulos.OperacionesComunes</text:h>
      <text:p text:style-name="Preformatted_20_Text"><text:s text:c="12"/>&lt;summary&gt;</text:p>
      <text:p text:style-name="Preformatted_20_Text"><text:s text:c="12"/>Operaciones generales.</text:p>
      <text:p text:style-name="Preformatted_20_Text"><text:s text:c="12"/>&lt;/summary&gt;</text:p>
      <text:p text:style-name="Preformatted_20_Text"/>
      <text:p text:style-name="Preformatted_20_Text"/>
      <text:h text:style-name="Heading_20_1" text:outline-level="1">Modulo OperacionesComunes</text:h>
      <text:p text:style-name="Preformatted_20_Text"/>
      <text:h text:style-name="Heading_20_2" text:outline-level="2">Contable.Modulos.OperacionesComunes.FuenteObtenerFacturasImpagas(System.DateTime)</text:h>
      <text:p text:style-name="Preformatted_20_Text"><text:s text:c="12"/>&lt;summary&gt;</text:p>
      <text:p text:style-name="Preformatted_20_Text"><text:s text:c="12"/>Obtiene las facturas que se encuentran impagas.</text:p>
      <text:p text:style-name="Preformatted_20_Text"><text:s text:c="12"/>&lt;/summary&gt;</text:p>
      <text:p text:style-name="Preformatted_20_Text"><text:s text:c="12"/>&lt;param name="dtFechaInicio"&gt;&lt;/param&gt;</text:p>
      <text:p text:style-name="Preformatted_20_Text"><text:s text:c="12"/>&lt;returns&gt;&lt;/returns&gt;</text:p>
      <text:p text:style-name="Preformatted_20_Text"/>
      <text:h text:style-name="Heading_20_2" text:outline-level="2">Contable.Modulos.OperacionesComunes.ObtenerPrecioMercaderia(System.String)</text:h>
      <text:p text:style-name="Preformatted_20_Text"><text:s text:c="12"/>&lt;summary&gt;</text:p>
      <text:p text:style-name="Preformatted_20_Text"><text:s text:c="13"/>Obtiene el precio de la mercaderia</text:p>
      <text:p text:style-name="Preformatted_20_Text"><text:s text:c="13"/>&lt;/summary&gt;</text:p>
      <text:p text:style-name="Preformatted_20_Text"><text:s text:c="13"/>&lt;param&gt;</text:p>
      <text:p text:style-name="Preformatted_20_Text"><text:s text:c="13"/>IDMercaderia es el identificador de la mercaderia</text:p>
      <text:p text:style-name="Preformatted_20_Text"><text:s text:c="13"/>&lt;/param&gt;</text:p>
      <text:p text:style-name="Preformatted_20_Text"/>
      <text:h text:style-name="Heading_20_2" text:outline-level="2">Contable.Modulos.OperacionesComunes.CargarElCAI(System.String)</text:h>
      <text:p text:style-name="Preformatted_20_Text"><text:s text:c="12"/>&lt;summary&gt;</text:p>
      <text:p text:style-name="Preformatted_20_Text"><text:s text:c="12"/>Esta funcion obtiene todos los parametros del CAI dado un numero de remito</text:p>
      <text:p text:style-name="Preformatted_20_Text"><text:s text:c="12"/>&lt;/summary&gt;</text:p>
      <text:p text:style-name="Preformatted_20_Text"><text:s text:c="12"/>&lt;param name="NumRemito"&gt; El numero del remito para obtenr un CAI&lt;/param&gt;</text:p>
      <text:p text:style-name="Preformatted_20_Text"/>
      <text:h text:style-name="Heading_20_2" text:outline-level="2">Contable.Modulos.OperacionesComunes.ObtenerUltimoRemito</text:h>
      <text:p text:style-name="Preformatted_20_Text"><text:s text:c="12"/>&lt;summary&gt;</text:p>
      <text:p text:style-name="Preformatted_20_Text"><text:s text:c="12"/>Obtiene el ultimo remito hecho</text:p>
      <text:p text:style-name="Preformatted_20_Text"><text:s text:c="12"/>&lt;/summary&gt;</text:p>
      <text:p text:style-name="Preformatted_20_Text"><text:s text:c="12"/>&lt;returns&gt;Integer con el numero del utltimo remito &lt;/returns&gt;</text:p>
      <text:p text:style-name="Preformatted_20_Text"/>
      <text:h text:style-name="Heading_20_2" text:outline-level="2">Contable.Modulos.OperacionesComunes.ObtenerUltimaFactura(System.Int32,System.Int32)</text:h>
      <text:p text:style-name="Preformatted_20_Text"><text:s text:c="12"/>&lt;summary&gt;</text:p>
      <text:p text:style-name="Preformatted_20_Text"><text:s text:c="12"/>Obtiene la ultima factura hecha</text:p>
      <text:p text:style-name="Preformatted_20_Text"><text:s text:c="12"/>&lt;/summary&gt;</text:p>
      <text:p text:style-name="Preformatted_20_Text"><text:s text:c="12"/>&lt;returns&gt;Integer con el numero de la utltima factura &lt;/returns&gt;</text:p>
      <text:p text:style-name="Preformatted_20_Text"/>
      <text:h text:style-name="Heading_20_2" text:outline-level="2"><text:soft-page-break/>Contable.Modulos.OperacionesComunes.ObtenerRemitosActivos(System.String)</text:h>
      <text:p text:style-name="Preformatted_20_Text"><text:s text:c="12"/>&lt;summary&gt;</text:p>
      <text:p text:style-name="Preformatted_20_Text"><text:s text:c="12"/>Obtiene los remitos disponibles de un cliente</text:p>
      <text:p text:style-name="Preformatted_20_Text"><text:s text:c="12"/>&lt;/summary&gt;</text:p>
      <text:p text:style-name="Preformatted_20_Text"><text:s text:c="12"/>&lt;returns&gt;Tabla con los Remitos disponibles de un cliente &lt;/returns&gt;</text:p>
      <text:p text:style-name="Preformatted_20_Text"/>
      <text:h text:style-name="Heading_20_2" text:outline-level="2">Contable.Modulos.OperacionesComunes.ObtenerClieDescuento(System.String)</text:h>
      <text:p text:style-name="Preformatted_20_Text"><text:s text:c="12"/>&lt;summary&gt;</text:p>
      <text:p text:style-name="Preformatted_20_Text"><text:s text:c="12"/>Obtiene que descuento es el que posee el cliente</text:p>
      <text:p text:style-name="Preformatted_20_Text"><text:s text:c="12"/>&lt;/summary&gt;</text:p>
      <text:p text:style-name="Preformatted_20_Text"><text:s text:c="12"/>&lt;param name="IDCliente"&gt;&lt;/param&gt;</text:p>
      <text:p text:style-name="Preformatted_20_Text"><text:s text:c="12"/>&lt;returns&gt;&lt;/returns&gt;</text:p>
      <text:p text:style-name="Preformatted_20_Text"/>
      <text:h text:style-name="Heading_20_2" text:outline-level="2">Contable.Modulos.OperacionesComunes.ObtenerDolar</text:h>
      <text:p text:style-name="Preformatted_20_Text"><text:s text:c="12"/>&lt;summary&gt;</text:p>
      <text:p text:style-name="Preformatted_20_Text"><text:s text:c="12"/>Obtiene el Valor del dolar</text:p>
      <text:p text:style-name="Preformatted_20_Text"><text:s text:c="12"/>&lt;/summary&gt;</text:p>
      <text:p text:style-name="Preformatted_20_Text"><text:s text:c="12"/>&lt;returns&gt;String con el dolar&lt;/returns&gt;</text:p>
      <text:p text:style-name="Preformatted_20_Text"/>
      <text:h text:style-name="Heading_20_2" text:outline-level="2">Contable.Modulos.OperacionesComunes.ObtenerDolar(System.DateTime)</text:h>
      <text:p text:style-name="Preformatted_20_Text"><text:s text:c="13"/>&lt;summary&gt;</text:p>
      <text:p text:style-name="Preformatted_20_Text"><text:s text:c="13"/>Sobrecarga que obtiene el Valor del dolar de una fecha determinada. <text:s/></text:p>
      <text:p text:style-name="Preformatted_20_Text"><text:s text:c="13"/>&lt;/summary&gt;</text:p>
      <text:p text:style-name="Preformatted_20_Text"><text:s text:c="12"/>&lt;param name = "FechaDolar"&gt;</text:p>
      <text:p text:style-name="Preformatted_20_Text"><text:s text:c="12"/>La fecha del dola que se quiere obtener. Usar fecha Latina dd/MM/yyyy</text:p>
      <text:p text:style-name="Preformatted_20_Text"><text:s text:c="12"/>&lt;/param&gt;</text:p>
      <text:p text:style-name="Preformatted_20_Text"><text:s text:c="13"/>&lt;returns&gt;String con el dolar&lt;/returns&gt;</text:p>
      <text:p text:style-name="Preformatted_20_Text"/>
      <text:h text:style-name="Heading_20_2" text:outline-level="2">Contable.Modulos.OperacionesComunes.GuardarDolar(System.Decimal)</text:h>
      <text:p text:style-name="Preformatted_20_Text"><text:s text:c="12"/>&lt;summary&gt;</text:p>
      <text:p text:style-name="Preformatted_20_Text"><text:s text:c="12"/>Guarda el Valor del dolar</text:p>
      <text:p text:style-name="Preformatted_20_Text"><text:s text:c="12"/>&lt;/summary&gt;</text:p>
      <text:p text:style-name="Preformatted_20_Text"><text:s text:c="12"/>&lt;param name="dcDolar"&gt;Dolar en decimal&lt;/param&gt;</text:p>
      <text:p text:style-name="Preformatted_20_Text"/>
      <text:h text:style-name="Heading_20_2" text:outline-level="2">Contable.Modulos.OperacionesComunes.Guardar(VariablesPropias.VariablesPropias.vpRecibo)</text:h>
      <text:p text:style-name="Preformatted_20_Text"><text:s text:c="13"/>&lt;summary&gt;</text:p>
      <text:p text:style-name="Preformatted_20_Text"><text:s text:c="13"/>Funcion sobrecargada depende de la variable que se le entrega es lo que hace.</text:p>
      <text:p text:style-name="Preformatted_20_Text"><text:s text:c="13"/>&lt;/summary&gt;</text:p>
      <text:p text:style-name="Preformatted_20_Text"><text:s text:c="12"/>&lt;param name = "vpReci"&gt; Guarda un recibo&lt;/param&gt;</text:p>
      <text:p text:style-name="Preformatted_20_Text"/>
      <text:h text:style-name="Heading_20_2" text:outline-level="2">Contable.Modulos.OperacionesComunes.Guardar(VariablesPropias.VariablesPropias.vpComprobanteGastos)</text:h>
      <text:p text:style-name="Preformatted_20_Text"><text:s text:c="13"/>&lt;summary&gt;</text:p>
      <text:p text:style-name="Preformatted_20_Text"><text:soft-page-break/><text:s text:c="13"/>Funcion sobrecargada depende de la variable que se le entrega es lo que hace.</text:p>
      <text:p text:style-name="Preformatted_20_Text"><text:s text:c="13"/>&lt;/summary&gt;</text:p>
      <text:p text:style-name="Preformatted_20_Text"><text:s text:c="12"/>&lt;param name = "DatosInsertar"&gt; Guarda un comprobante de gastos&lt;/param&gt;</text:p>
      <text:p text:style-name="Preformatted_20_Text"/>
      <text:h text:style-name="Heading_20_2" text:outline-level="2">Contable.Modulos.OperacionesComunes.ConvertirAMoneda(System.String)</text:h>
      <text:p text:style-name="Preformatted_20_Text"><text:s text:c="12"/>&lt;summary&gt;</text:p>
      <text:p text:style-name="Preformatted_20_Text"><text:s text:c="12"/></text:p>
      <text:p text:style-name="Preformatted_20_Text"><text:s text:c="12"/>&lt;/summary&gt;</text:p>
      <text:p text:style-name="Preformatted_20_Text"><text:s text:c="12"/>&lt;param name="entrada"&gt;&lt;/param&gt;</text:p>
      <text:p text:style-name="Preformatted_20_Text"><text:s text:c="12"/>&lt;returns&gt;&lt;/returns&gt;</text:p>
      <text:p text:style-name="Preformatted_20_Text"/>
      <text:h text:style-name="Heading_20_2" text:outline-level="2">Contable.Modulos.OperacionesComunes.ObtenerTransporte(System.String)</text:h>
      <text:p text:style-name="Preformatted_20_Text"><text:s text:c="12"/>&lt;summary&gt;</text:p>
      <text:p text:style-name="Preformatted_20_Text"><text:s text:c="12"/>Obtiene el Transporte y lo vuelca en una estructura vpTransporte</text:p>
      <text:p text:style-name="Preformatted_20_Text"><text:s text:c="12"/>&lt;/summary&gt;</text:p>
      <text:p text:style-name="Preformatted_20_Text"><text:s text:c="12"/>&lt;param name="strId"&gt;&lt;/param&gt;</text:p>
      <text:p text:style-name="Preformatted_20_Text"><text:s text:c="12"/>&lt;returns&gt;&lt;/returns&gt;</text:p>
      <text:p text:style-name="Preformatted_20_Text"/>
      <text:h text:style-name="Heading_20_2" text:outline-level="2">Contable.Modulos.OperacionesComunes.Guardar(VariablesPropias.VariablesPropias.vpCheque)</text:h>
      <text:p text:style-name="Preformatted_20_Text"><text:s text:c="13"/>&lt;summary&gt;</text:p>
      <text:p text:style-name="Preformatted_20_Text"><text:s text:c="13"/>Funcion sobrecargada depende de la variable que se le entrega es lo que hace.</text:p>
      <text:p text:style-name="Preformatted_20_Text"><text:s text:c="13"/>&lt;/summary&gt;</text:p>
      <text:p text:style-name="Preformatted_20_Text"><text:s text:c="12"/>&lt;param name = "DatosInsertar"&gt; Guarda un comprobante de gastos&lt;/param&gt;<text:tab/><text:tab/></text:p>
      <text:p text:style-name="Preformatted_20_Text"/>
      <text:h text:style-name="Heading_20_1" text:outline-level="1">Remitos</text:h>
      <text:p text:style-name="Preformatted_20_Text"/>
      <text:h text:style-name="Heading_20_2" text:outline-level="2">Contable.Modulos.Remitos</text:h>
      <text:p text:style-name="Preformatted_20_Text"><text:s text:c="12"/>&lt;summary&gt;</text:p>
      <text:p text:style-name="Preformatted_20_Text"><text:s text:c="12"/>Description of Remitos.</text:p>
      <text:p text:style-name="Preformatted_20_Text"><text:s text:c="12"/>&lt;/summary&gt;</text:p>
      <text:p text:style-name="Preformatted_20_Text"/>
      <text:h text:style-name="Heading_20_2" text:outline-level="2">Contable.Modulos.Remitos.CargarRemito(System.Int32)</text:h>
      <text:p text:style-name="Preformatted_20_Text"><text:s text:c="12"/>&lt;summary&gt;</text:p>
      <text:p text:style-name="Preformatted_20_Text"><text:s text:c="12"/>Sobrecarga de la funcion CargarRemito. Con esta lo hacemos desde la base de datos en vez de desde el form.</text:p>
      <text:p text:style-name="Preformatted_20_Text"><text:s text:c="12"/>&lt;/summary&gt;</text:p>
      <text:p text:style-name="Preformatted_20_Text"><text:s text:c="12"/>&lt;param name="intNumeroRemito"&gt;</text:p>
      <text:p text:style-name="Preformatted_20_Text"><text:s text:c="12"/>Es el numero del remito. Deberia ser el ID del remito y ser un string. </text:p>
      <text:p text:style-name="Preformatted_20_Text"><text:s text:c="12"/>Veremos como lo arreglamos en el futuro.</text:p>
      <text:p text:style-name="Preformatted_20_Text"><text:s text:c="12"/>&lt;/param&gt;</text:p>
      <text:p text:style-name="Preformatted_20_Text"/>
      <text:h text:style-name="Heading_20_1" text:outline-level="1">Modulo Transportes</text:h>
      <text:p text:style-name="Preformatted_20_Text"/>
      <text:h text:style-name="Heading_20_2" text:outline-level="2"><text:soft-page-break/>Contable.Modulos.Transportes</text:h>
      <text:p text:style-name="Preformatted_20_Text"><text:s text:c="12"/>&lt;summary&gt;</text:p>
      <text:p text:style-name="Preformatted_20_Text"><text:s text:c="12"/>Description of Transportes.</text:p>
      <text:p text:style-name="Preformatted_20_Text"><text:s text:c="12"/>&lt;/summary&gt;</text:p>
      <text:p text:style-name="Preformatted_20_Text"/>
      <text:h text:style-name="Heading_20_1" text:outline-level="1">Modulo Variables Propias</text:h>
      <text:p text:style-name="Preformatted_20_Text"/>
      <text:h text:style-name="Heading_20_2" text:outline-level="2">VariablesPropias.VariablesPropias.vpMargenesRecibo.sngFactFechaX</text:h>
      <text:p text:style-name="Preformatted_20_Text"><text:s text:c="12"/>&lt;summary&gt;</text:p>
      <text:p text:style-name="Preformatted_20_Text"><text:s text:c="12"/>Posicion de la fecha en X, para Y usar sngFactY</text:p>
      <text:p text:style-name="Preformatted_20_Text"><text:s text:c="12"/>&lt;/summary&gt;</text:p>
      <text:p text:style-name="Preformatted_20_Text"/>
      <text:h text:style-name="Heading_20_2" text:outline-level="2">VariablesPropias.VariablesPropias.vpProveedores.Id</text:h>
      <text:p text:style-name="Preformatted_20_Text"><text:s text:c="12"/>&lt;summary&gt;</text:p>
      <text:p text:style-name="Preformatted_20_Text"><text:s text:c="12"/>Esta estructura es la de un proveedor</text:p>
      <text:p text:style-name="Preformatted_20_Text"><text:s text:c="12"/>&lt;/summary&gt;</text:p>
      <text:h text:style-name="Heading_20_2" text:outline-level="2">VariablesPropias.VariablesPropias.vpCAIRemito</text:h>
      <text:p text:style-name="Preformatted_20_Text"><text:s text:c="12"/>&lt;summary&gt;</text:p>
      <text:p text:style-name="Preformatted_20_Text"><text:s text:c="12"/>CAI Remito son todas las variables para cargar el Cod de Aut de ImpresiÃ³n de Remitos</text:p>
      <text:p text:style-name="Preformatted_20_Text"><text:s text:c="12"/>&lt;/summary&gt;</text:p>
      <text:p text:style-name="Preformatted_20_Text"/>
      <text:h text:style-name="Heading_20_2" text:outline-level="2">VariablesPropias.VariablesPropias.vpPedido</text:h>
      <text:p text:style-name="Preformatted_20_Text"><text:s text:c="12"/>&lt;summary&gt;</text:p>
      <text:p text:style-name="Preformatted_20_Text"><text:s text:c="12"/>Forma el pedido para pasarlo al remito</text:p>
      <text:p text:style-name="Preformatted_20_Text"><text:s text:c="12"/>&lt;/summary&gt;</text:p>
      <text:p text:style-name="Preformatted_20_Text"/>
      <text:h text:style-name="Heading_20_2" text:outline-level="2">VariablesPropias.VariablesPropias.vpTrazabilidadSENASA</text:h>
      <text:p text:style-name="Preformatted_20_Text"><text:s text:c="13"/>&lt;summary&gt;</text:p>
      <text:p text:style-name="Preformatted_20_Text"><text:s text:c="13"/>Esta estructura cuenta con los datos para armar un certificado para enviar al SENASA.</text:p>
      <text:p text:style-name="Preformatted_20_Text"><text:s text:c="13"/>Es mas claro </text:p>
      <text:p text:style-name="Preformatted_20_Text"><text:s text:c="12"/>&lt;/summary&gt;</text:p>
      <text:p text:style-name="Preformatted_20_Text"/>
      <text:h text:style-name="Heading_20_2" text:outline-level="2">Contable.Partes_de_forms_Viejos.Form1</text:h>
      <text:p text:style-name="Preformatted_20_Text"><text:s text:c="12"/>&lt;summary&gt;</text:p>
      <text:p text:style-name="Preformatted_20_Text"><text:s text:c="12"/>Description of Form1.</text:p>
      <text:p text:style-name="Preformatted_20_Text"><text:s text:c="12"/>&lt;/summary&gt;</text:p>
      <text:p text:style-name="Preformatted_20_Text"/>
      <text:p text:style-name="Preformatted_20_Text"/>
      <text:h text:style-name="Heading_20_1" text:outline-level="1">Program</text:h>
      <text:p text:style-name="Preformatted_20_Text"/>
      <text:h text:style-name="Heading_20_2" text:outline-level="2">Contable.Program</text:h>
      <text:p text:style-name="Preformatted_20_Text"><text:s text:c="12"/>&lt;summary&gt;</text:p>
      <text:p text:style-name="Preformatted_20_Text"><text:s text:c="12"/>Class with program entry point.</text:p>
      <text:p text:style-name="Preformatted_20_Text"><text:s text:c="12"/>&lt;/summary&gt;</text:p>
      <text:p text:style-name="Preformatted_20_Text"><text:soft-page-break/></text:p>
      <text:p text:style-name="Preformatted_20_Text">Contable.Program.Main(System.String[])</text:p>
      <text:p text:style-name="Preformatted_20_Text"><text:s text:c="12"/>&lt;summary&gt;</text:p>
      <text:p text:style-name="Preformatted_20_Text"><text:s text:c="12"/>Program entry point.</text:p>
      <text:p text:style-name="Preformatted_20_Text"><text:s text:c="12"/>&lt;/summary&gt;</text:p>
      <text:p text:style-name="Preformatted_20_Text"/>
      <text:h text:style-name="Heading_20_1" text:outline-level="1">frm Pruebas</text:h>
      <text:p text:style-name="Preformatted_20_Text"/>
      <text:h text:style-name="Heading_20_2" text:outline-level="2">Contable.Pruebas.frmPruebas"&gt;</text:h>
      <text:p text:style-name="Preformatted_20_Text"><text:s text:c="12"/>&lt;summary&gt;</text:p>
      <text:p text:style-name="Preformatted_20_Text"><text:s text:c="12"/>Description of frmPruebas.</text:p>
      <text:p text:style-name="Preformatted_20_Text"><text:s text:c="12"/>&lt;/summary&gt;</text:p>
      <text:p text:style-name="Preformatted_20_Text"/>
      <text:h text:style-name="Heading_20_1" text:outline-level="1">frm RecibosAltas</text:h>
      <text:p text:style-name="Preformatted_20_Text"/>
      <text:h text:style-name="Heading_20_2" text:outline-level="2">Contable.frmReciboAltas.FrmReciboAltasLoad(System.Object,System.EventArgs)</text:h>
      <text:p text:style-name="Preformatted_20_Text"><text:s text:c="12"/>&lt;summary&gt;Cuando inicia el Form&lt;/summary&gt;</text:p>
      <text:p text:style-name="Preformatted_20_Text"/>
      <text:h text:style-name="Heading_20_2" text:outline-level="2">Contable.frmReciboAltas.CargarClientes</text:h>
      <text:p text:style-name="Preformatted_20_Text"><text:s text:c="12"/>&lt;summary&gt;</text:p>
      <text:p text:style-name="Preformatted_20_Text"><text:s text:c="12"/>Esta funcion coloca los datos en cada uno de los items del recibo</text:p>
      <text:p text:style-name="Preformatted_20_Text"><text:s text:c="12"/>&lt;/summary&gt;</text:p>
      <text:p text:style-name="Preformatted_20_Text"/>
      <text:h text:style-name="Heading_20_2" text:outline-level="2">Contable.frmReciboAltas.ObtenerFacturasPendientes(System.String)</text:h>
      <text:p text:style-name="Preformatted_20_Text"><text:s text:c="12"/>&lt;summary&gt;</text:p>
      <text:p text:style-name="Preformatted_20_Text"><text:s text:c="12"/>Obtiene las facturas pendientes del cliente</text:p>
      <text:p text:style-name="Preformatted_20_Text"><text:s text:c="12"/>&lt;/summary&gt;</text:p>
      <text:p text:style-name="Preformatted_20_Text"><text:s text:c="13"/>&lt;param name="NombreCliente"&gt;El nombre del cliente&lt;/param&gt;</text:p>
      <text:p text:style-name="Preformatted_20_Text"/>
      <text:h text:style-name="Heading_20_2" text:outline-level="2">Contable.frmReciboAltas.ObtenerNDPendientes(System.String)</text:h>
      <text:p text:style-name="Preformatted_20_Text"><text:s text:c="12"/>&lt;summary&gt;</text:p>
      <text:p text:style-name="Preformatted_20_Text"><text:s text:c="12"/>Obtiene las Notas de debito pendientes de un cliente.</text:p>
      <text:p text:style-name="Preformatted_20_Text"><text:s text:c="12"/>&lt;/summary&gt;</text:p>
      <text:p text:style-name="Preformatted_20_Text"><text:s text:c="12"/>&lt;param name="NombreCliente"&gt;El nombre del cliente&lt;/param&gt;</text:p>
      <text:p text:style-name="Preformatted_20_Text"/>
      <text:h text:style-name="Heading_20_2" text:outline-level="2">Contable.frmReciboAltas.ObtenerNCPendientes(System.String)</text:h>
      <text:p text:style-name="Preformatted_20_Text"><text:s text:c="12"/>&lt;summary&gt;</text:p>
      <text:p text:style-name="Preformatted_20_Text"><text:s text:c="12"/>Obtiene las Notas de Credito pendientes de un cliente.</text:p>
      <text:p text:style-name="Preformatted_20_Text"><text:s text:c="12"/>&lt;/summary&gt;</text:p>
      <text:p text:style-name="Preformatted_20_Text"><text:s text:c="12"/>&lt;param name="NombreCliente"&gt;&lt;/param&gt;</text:p>
      <text:p text:style-name="Preformatted_20_Text"/>
      <text:h text:style-name="Heading_20_2" text:outline-level="2">Contable.frmReciboAltas.ObtenerInterdepPendientes(System.String)</text:h>
      <text:p text:style-name="Preformatted_20_Text"><text:s text:c="12"/>&lt;summary&gt;</text:p>
      <text:p text:style-name="Preformatted_20_Text"><text:soft-page-break/><text:s text:c="12"/>Obtiene las Notas de debito pendientes de un cliente.</text:p>
      <text:p text:style-name="Preformatted_20_Text"><text:s text:c="12"/>&lt;/summary&gt;</text:p>
      <text:p text:style-name="Preformatted_20_Text"><text:s text:c="12"/>&lt;param name="NombreCliente"&gt;El nombre del cliente&lt;/param&gt;</text:p>
      <text:p text:style-name="Preformatted_20_Text"/>
      <text:h text:style-name="Heading_20_2" text:outline-level="2">Contable.frmReciboAltas.ObtenerChequesPendientes(System.String)</text:h>
      <text:p text:style-name="Preformatted_20_Text"><text:s text:c="12"/>&lt;summary&gt;</text:p>
      <text:p text:style-name="Preformatted_20_Text"><text:s text:c="12"/>Obtiene los cheques pendientes del cliente</text:p>
      <text:p text:style-name="Preformatted_20_Text"><text:s text:c="12"/>&lt;/summary&gt;</text:p>
      <text:p text:style-name="Preformatted_20_Text"><text:s text:c="13"/>&lt;param name="IDCliente"&gt;El nombre del cliente&lt;/param&gt;</text:p>
      <text:p text:style-name="Preformatted_20_Text"/>
      <text:h text:style-name="Heading_20_2" text:outline-level="2">Contable.frmReciboAltas.ObtenerDeuda</text:h>
      <text:p text:style-name="Preformatted_20_Text"><text:s text:c="12"/>&lt;summary&gt;</text:p>
      <text:p text:style-name="Preformatted_20_Text"><text:s text:c="12"/>Obtiene el valor final de la deuda del cliente</text:p>
      <text:p text:style-name="Preformatted_20_Text"><text:s text:c="12"/>&lt;/summary&gt;</text:p>
      <text:p text:style-name="Preformatted_20_Text"><text:s text:c="12"/>&lt;returns&gt;decimal con la deuda&lt;/returns&gt;</text:p>
      <text:p text:style-name="Preformatted_20_Text"/>
      <text:h text:style-name="Heading_20_2" text:outline-level="2">Contable.frmReciboAltas.ObtenerCredito</text:h>
      <text:p text:style-name="Preformatted_20_Text"><text:s text:c="12"/>&lt;summary&gt;</text:p>
      <text:p text:style-name="Preformatted_20_Text"><text:s text:c="12"/>Obtiene los documentos a favor del cliente</text:p>
      <text:p text:style-name="Preformatted_20_Text"><text:s text:c="12"/>&lt;/summary&gt;</text:p>
      <text:p text:style-name="Preformatted_20_Text"><text:s text:c="12"/>&lt;returns&gt;decimal con el credito&lt;/returns&gt;</text:p>
      <text:p text:style-name="Preformatted_20_Text"/>
      <text:h text:style-name="Heading_20_2" text:outline-level="2">Contable.frmReciboAltas.CargarRecibo</text:h>
      <text:p text:style-name="Preformatted_20_Text"><text:s text:c="12"/>&lt;summary&gt;</text:p>
      <text:p text:style-name="Preformatted_20_Text"><text:s text:c="12"/>Carga los datos presentados en una variable propia que tiene todos los datos en forma de estructura</text:p>
      <text:p text:style-name="Preformatted_20_Text"><text:s text:c="12"/>&lt;/summary&gt;</text:p>
      <text:p text:style-name="Preformatted_20_Text"/>
      <text:h text:style-name="Heading_20_2" text:outline-level="2">frm Remitos</text:h>
      <text:p text:style-name="Preformatted_20_Text"/>
      <text:h text:style-name="Heading_20_2" text:outline-level="2">Contable.frmRemitos.TlbNuevoClick(System.Object,System.EventArgs)</text:h>
      <text:p text:style-name="Preformatted_20_Text"><text:s text:c="12"/>&lt;summary&gt;</text:p>
      <text:p text:style-name="Preformatted_20_Text"><text:s text:c="13"/>Esta funcion limpia todo el formulario y agrega un numero al valor de los remitos</text:p>
      <text:p text:style-name="Preformatted_20_Text"><text:s text:c="13"/>&lt;/summary&gt;</text:p>
      <text:p text:style-name="Preformatted_20_Text"/>
      <text:h text:style-name="Heading_20_2" text:outline-level="2">Contable.frmRemitos.TxtNumRemitoKeyPress(System.Object,System.Windows.Forms.KeyPressEventArgs)</text:h>
      <text:p text:style-name="Preformatted_20_Text"><text:s text:c="12"/>&lt;summar</text:p>
      <text:p text:style-name="Preformatted_20_Text"><text:s text:c="12"/>Esta funcion espera que se presione la tecla "Enter" para hacer las cosas</text:p>
      <text:p text:style-name="Preformatted_20_Text"><text:s text:c="12"/>&lt;/summary&gt;</text:p>
      <text:p text:style-name="Preformatted_20_Text"/>
      <text:h text:style-name="Heading_20_2" text:outline-level="2">Contable.frmRemitos.CargarClientesCombo</text:h>
      <text:p text:style-name="Preformatted_20_Text"><text:s text:c="12"/>&lt;summary&gt;</text:p>
      <text:p text:style-name="Preformatted_20_Text"><text:s text:c="12"/>Carga los datos del Cliente en el ComboBox</text:p>
      <text:p text:style-name="Preformatted_20_Text"><text:s text:c="12"/>&lt;/summary&gt;</text:p>
      <text:p text:style-name="Preformatted_20_Text"/>
      <text:h text:style-name="Heading_20_2" text:outline-level="2"><text:soft-page-break/>Contable.frmRemitos.CargarClientesRemito</text:h>
      <text:p text:style-name="Preformatted_20_Text"><text:s text:c="12"/>&lt;summary&gt;</text:p>
      <text:p text:style-name="Preformatted_20_Text"><text:s text:c="12"/>Esta funcion coloca los datos en cada uno de los items del remito</text:p>
      <text:p text:style-name="Preformatted_20_Text"><text:s text:c="12"/>Sirve para cuando pasamos datos al remito se puedan cargar facilmente<text:tab/></text:p>
      <text:p text:style-name="Preformatted_20_Text"><text:s text:c="12"/>&lt;/summary&gt;</text:p>
      <text:p text:style-name="Preformatted_20_Text"/>
      <text:h text:style-name="Heading_20_2" text:outline-level="2">Contable.frmRemitos.LimpiarRemito</text:h>
      <text:p text:style-name="Preformatted_20_Text"><text:s text:c="12"/>&lt;summary&gt;</text:p>
      <text:p text:style-name="Preformatted_20_Text"><text:s text:c="12"/></text:p>
      <text:p text:style-name="Preformatted_20_Text"><text:s text:c="12"/>&lt;/summary&gt;</text:p>
      <text:p text:style-name="Preformatted_20_Text"/>
      <text:h text:style-name="Heading_20_2" text:outline-level="2">Contable.frmRemitos.CargarRemito</text:h>
      <text:p text:style-name="Preformatted_20_Text"><text:s text:c="12"/>&lt;summary&gt;</text:p>
      <text:p text:style-name="Preformatted_20_Text"><text:s text:c="12"/>Carga los datos presentados en una variable propia que tiene todos los datos en forma de estructura</text:p>
      <text:p text:style-name="Preformatted_20_Text"><text:s text:c="12"/>&lt;/summary&gt;</text:p>
      <text:p text:style-name="Preformatted_20_Text"/>
      <text:h text:style-name="Heading_20_2" text:outline-level="2">Contable.frmRemitos.PasarARemito(VariablesPropias.VariablesPropias.vpRemito)</text:h>
      <text:p text:style-name="Preformatted_20_Text"><text:s text:c="12"/>&lt;summary&gt;</text:p>
      <text:p text:style-name="Preformatted_20_Text"><text:s text:c="12"/></text:p>
      <text:p text:style-name="Preformatted_20_Text"><text:s text:c="12"/>&lt;/summary&gt;</text:p>
      <text:p text:style-name="Preformatted_20_Text"><text:s text:c="12"/>&lt;param name="remi"&gt;&lt;/param&gt;</text:p>
      <text:p text:style-name="Preformatted_20_Text"/>
      <text:h text:style-name="Heading_20_1" text:outline-level="1">frm Reporte de Viajes</text:h>
      <text:p text:style-name="Preformatted_20_Text"/>
      <text:h text:style-name="Heading_20_2" text:outline-level="2">Contable.Reportes.frmRepViajes</text:h>
      <text:p text:style-name="Preformatted_20_Text"><text:s text:c="12"/>&lt;summary&gt;</text:p>
      <text:p text:style-name="Preformatted_20_Text"><text:s text:c="12"/>Description of frmRepViajes.</text:p>
      <text:p text:style-name="Preformatted_20_Text"><text:s text:c="12"/>&lt;/summary&gt;</text:p>
      <text:p text:style-name="Preformatted_20_Text"/>
      <text:h text:style-name="Heading_20_2" text:outline-level="2">Contable.Reportes.frmRepViajes.components</text:h>
      <text:p text:style-name="Preformatted_20_Text"><text:s text:c="12"/>&lt;summary&gt;</text:p>
      <text:p text:style-name="Preformatted_20_Text"><text:s text:c="12"/>Designer variable used to keep track of non-visual components.</text:p>
      <text:p text:style-name="Preformatted_20_Text"><text:s text:c="12"/>&lt;/summary&gt;</text:p>
      <text:p text:style-name="Preformatted_20_Text"/>
      <text:h text:style-name="Heading_20_2" text:outline-level="2">Contable.Reportes.frmRepViajes.Dispose(System.Boolean)</text:h>
      <text:p text:style-name="Preformatted_20_Text"><text:s text:c="12"/>&lt;summary&gt;</text:p>
      <text:p text:style-name="Preformatted_20_Text"><text:s text:c="12"/>Disposes resources used by the form.</text:p>
      <text:p text:style-name="Preformatted_20_Text"><text:s text:c="12"/>&lt;/summary&gt;</text:p>
      <text:p text:style-name="Preformatted_20_Text"><text:s text:c="12"/>&lt;param name="disposing"&gt;true if managed resources should be disposed; otherwise, false.&lt;/param&gt;</text:p>
      <text:p text:style-name="Preformatted_20_Text"/>
      <text:p text:style-name="Preformatted_20_Text"/>
      <text:h text:style-name="Heading_20_1" text:outline-level="1">WEB SERVICE AFIP</text:h>
      <text:p text:style-name="Preformatted_20_Text"/>
      <text:p text:style-name="Preformatted_20_Text"/>
      <text:h text:style-name="Heading_20_2" text:outline-level="2"><text:soft-page-break/>Contable.servicios1.afip.gov.ar.Service</text:h>
      <text:p text:style-name="Preformatted_20_Text"><text:s text:c="12"/>&lt;remarks/&gt;</text:p>
      <text:p text:style-name="Preformatted_20_Text"/>
      <text:h text:style-name="Heading_20_2" text:outline-level="2">Contable.servicios1.afip.gov.ar.Service.#ctor</text:h>
      <text:p text:style-name="Preformatted_20_Text"><text:s text:c="12"/>&lt;remarks/&gt;</text:p>
      <text:p text:style-name="Preformatted_20_Text"/>
      <text:h text:style-name="Heading_20_2" text:outline-level="2">Contable.servicios1.afip.gov.ar.Service.FECAESolicitar(Contable.servicios1.afip.gov.ar.FEAuthRequest,Contable.servicios1.afip.gov.ar.FECAERequest)</text:h>
      <text:p text:style-name="Preformatted_20_Text"><text:s text:c="12"/>&lt;remarks/&gt;</text:p>
      <text:p text:style-name="Preformatted_20_Text"/>
      <text:h text:style-name="Heading_20_2" text:outline-level="2">Contable.servicios1.afip.gov.ar.Service.BeginFECAESolicitar(Contable.servicios1.afip.gov.ar.FEAuthRequest,Contable.servicios1.afip.gov.ar.FECAERequest,System.AsyncCallback,System.Object)</text:h>
      <text:p text:style-name="Preformatted_20_Text"><text:s text:c="12"/>&lt;remarks/&gt;</text:p>
      <text:p text:style-name="Preformatted_20_Text"/>
      <text:h text:style-name="Heading_20_2" text:outline-level="2">Contable.servicios1.afip.gov.ar.Service.EndFECAESolicitar(System.IAsyncResult)</text:h>
      <text:p text:style-name="Preformatted_20_Text"><text:s text:c="12"/>&lt;remarks/&gt;</text:p>
      <text:p text:style-name="Preformatted_20_Text"/>
      <text:h text:style-name="Heading_20_2" text:outline-level="2">Contable.servicios1.afip.gov.ar.Service.FECompTotXRequest(Contable.servicios1.afip.gov.ar.FEAuthRequest)</text:h>
      <text:p text:style-name="Preformatted_20_Text"><text:s text:c="12"/>&lt;remarks/&gt;</text:p>
      <text:p text:style-name="Preformatted_20_Text"/>
      <text:h text:style-name="Heading_20_2" text:outline-level="2">Contable.servicios1.afip.gov.ar.Service.BeginFECompTotXRequest(Contable.servicios1.afip.gov.ar.FEAuthRequest,System.AsyncCallback,System.Object)</text:h>
      <text:p text:style-name="Preformatted_20_Text"><text:s text:c="12"/>&lt;remarks/&gt;</text:p>
      <text:p text:style-name="Preformatted_20_Text"/>
      <text:h text:style-name="Heading_20_2" text:outline-level="2">Contable.servicios1.afip.gov.ar.Service.EndFECompTotXRequest(System.IAsyncResult)</text:h>
      <text:p text:style-name="Preformatted_20_Text"><text:s text:c="12"/>&lt;remarks/&gt;</text:p>
      <text:p text:style-name="Preformatted_20_Text"/>
      <text:h text:style-name="Heading_20_2" text:outline-level="2">Contable.servicios1.afip.gov.ar.Service.FEDummy</text:h>
      <text:p text:style-name="Preformatted_20_Text"><text:s text:c="12"/>&lt;remarks/&gt;</text:p>
      <text:p text:style-name="Preformatted_20_Text"/>
      <text:h text:style-name="Heading_20_2" text:outline-level="2">Contable.servicios1.afip.gov.ar.Service.BeginFEDummy(System.AsyncCallback,System.Object)</text:h>
      <text:p text:style-name="Preformatted_20_Text"><text:s text:c="12"/>&lt;remarks/&gt;</text:p>
      <text:p text:style-name="Preformatted_20_Text"/>
      <text:h text:style-name="Heading_20_2" text:outline-level="2"><text:soft-page-break/>Contable.servicios1.afip.gov.ar.Service.EndFEDummy(System.IAsyncResult)</text:h>
      <text:p text:style-name="Preformatted_20_Text"><text:s text:c="12"/>&lt;remarks/&gt;</text:p>
      <text:p text:style-name="Preformatted_20_Text"/>
      <text:h text:style-name="Heading_20_2" text:outline-level="2">Contable.servicios1.afip.gov.ar.Service.FECompUltimoAutorizado(Contable.servicios1.afip.gov.ar.FEAuthRequest,System.Int32,System.Int32)</text:h>
      <text:p text:style-name="Preformatted_20_Text"><text:s text:c="12"/>&lt;remarks/&gt;</text:p>
      <text:p text:style-name="Preformatted_20_Text"/>
      <text:h text:style-name="Heading_20_2" text:outline-level="2">Contable.servicios1.afip.gov.ar.Service.BeginFECompUltimoAutorizado(Contable.servicios1.afip.gov.ar.FEAuthRequest,System.Int32,System.Int32,System.AsyncCallback,System.Object)</text:h>
      <text:p text:style-name="Preformatted_20_Text"><text:s text:c="12"/>&lt;remarks/&gt;</text:p>
      <text:p text:style-name="Preformatted_20_Text"/>
      <text:h text:style-name="Heading_20_2" text:outline-level="2">Contable.servicios1.afip.gov.ar.Service.EndFECompUltimoAutorizado(System.IAsyncResult)</text:h>
      <text:p text:style-name="Preformatted_20_Text"><text:s text:c="12"/>&lt;remarks/&gt;</text:p>
      <text:p text:style-name="Preformatted_20_Text"/>
      <text:h text:style-name="Heading_20_2" text:outline-level="2">Contable.servicios1.afip.gov.ar.Service.FECompConsultar(Contable.servicios1.afip.gov.ar.FEAuthRequest,Contable.servicios1.afip.gov.ar.FECompConsultaReq)</text:h>
      <text:p text:style-name="Preformatted_20_Text"><text:s text:c="12"/>&lt;remarks/&gt;</text:p>
      <text:p text:style-name="Preformatted_20_Text"/>
      <text:h text:style-name="Heading_20_2" text:outline-level="2">Contable.servicios1.afip.gov.ar.Service.BeginFECompConsultar(Contable.servicios1.afip.gov.ar.FEAuthRequest,Contable.servicios1.afip.gov.ar.FECompConsultaReq,System.AsyncCallback,System.Object)</text:h>
      <text:p text:style-name="Preformatted_20_Text"><text:s text:c="12"/>&lt;remarks/&gt;</text:p>
      <text:p text:style-name="Preformatted_20_Text"/>
      <text:h text:style-name="Heading_20_2" text:outline-level="2">Contable.servicios1.afip.gov.ar.Service.EndFECompConsultar(System.IAsyncResult)</text:h>
      <text:p text:style-name="Preformatted_20_Text"><text:s text:c="12"/>&lt;remarks/&gt;</text:p>
      <text:p text:style-name="Preformatted_20_Text"/>
      <text:h text:style-name="Heading_20_2" text:outline-level="2">Contable.servicios1.afip.gov.ar.Service.FECAEARegInformativo(Contable.servicios1.afip.gov.ar.FEAuthRequest,Contable.servicios1.afip.gov.ar.FECAEARequest)</text:h>
      <text:p text:style-name="Preformatted_20_Text"><text:s text:c="12"/>&lt;remarks/&gt;</text:p>
      <text:p text:style-name="Preformatted_20_Text"/>
      <text:h text:style-name="Heading_20_2" text:outline-level="2"><text:soft-page-break/>Contable.servicios1.afip.gov.ar.Service.BeginFECAEARegInformativo(Contable.servicios1.afip.gov.ar.FEAuthRequest,Contable.servicios1.afip.gov.ar.FECAEARequest,System.AsyncCallback,System.Object)</text:h>
      <text:p text:style-name="Preformatted_20_Text"><text:s text:c="12"/>&lt;remarks/&gt;</text:p>
      <text:p text:style-name="Preformatted_20_Text"/>
      <text:h text:style-name="Heading_20_2" text:outline-level="2">Contable.servicios1.afip.gov.ar.Service.EndFECAEARegInformativo(System.IAsyncResult)</text:h>
      <text:p text:style-name="Preformatted_20_Text"><text:s text:c="12"/>&lt;remarks/&gt;</text:p>
      <text:p text:style-name="Preformatted_20_Text"/>
      <text:h text:style-name="Heading_20_2" text:outline-level="2">Contable.servicios1.afip.gov.ar.Service.FECAEASolicitar(Contable.servicios1.afip.gov.ar.FEAuthRequest,System.Int32,System.Int16)</text:h>
      <text:p text:style-name="Preformatted_20_Text"><text:s text:c="12"/>&lt;remarks/&gt;</text:p>
      <text:p text:style-name="Preformatted_20_Text"/>
      <text:h text:style-name="Heading_20_2" text:outline-level="2">Contable.servicios1.afip.gov.ar.Service.BeginFECAEASolicitar(Contable.servicios1.afip.gov.ar.FEAuthRequest,System.Int32,System.Int16,System.AsyncCallback,System.Object)</text:h>
      <text:p text:style-name="Preformatted_20_Text"><text:s text:c="12"/>&lt;remarks/&gt;</text:p>
      <text:p text:style-name="Preformatted_20_Text"/>
      <text:h text:style-name="Heading_20_2" text:outline-level="2">Contable.servicios1.afip.gov.ar.Service.EndFECAEASolicitar(System.IAsyncResult)</text:h>
      <text:p text:style-name="Preformatted_20_Text"><text:s text:c="12"/>&lt;remarks/&gt;</text:p>
      <text:p text:style-name="Preformatted_20_Text"/>
      <text:h text:style-name="Heading_20_2" text:outline-level="2">Contable.servicios1.afip.gov.ar.Service.FECAEASinMovimientoConsultar(Contable.servicios1.afip.gov.ar.FEAuthRequest,System.String,System.Int32)</text:h>
      <text:p text:style-name="Preformatted_20_Text"><text:s text:c="12"/>&lt;remarks/&gt;</text:p>
      <text:p text:style-name="Preformatted_20_Text"/>
      <text:h text:style-name="Heading_20_2" text:outline-level="2">Contable.servicios1.afip.gov.ar.Service.BeginFECAEASinMovimientoConsultar(Contable.servicios1.afip.gov.ar.FEAuthRequest,System.String,System.Int32,System.AsyncCallback,System.Object)</text:h>
      <text:p text:style-name="Preformatted_20_Text"><text:s text:c="12"/>&lt;remarks/&gt;</text:p>
      <text:p text:style-name="Preformatted_20_Text"/>
      <text:h text:style-name="Heading_20_2" text:outline-level="2">Contable.servicios1.afip.gov.ar.Service.EndFECAEASinMovimientoConsultar(System.IAsyncResult)</text:h>
      <text:p text:style-name="Preformatted_20_Text"><text:s text:c="12"/>&lt;remarks/&gt;</text:p>
      <text:p text:style-name="Preformatted_20_Text"/>
      <text:h text:style-name="Heading_20_2" text:outline-level="2">Contable.servicios1.afip.gov.ar.Service.FECAEASinMovimientoInformar(Contable.servicios1.afip.gov.ar.FEAuthRequest,System.Int32,System.String)</text:h>
      <text:p text:style-name="Preformatted_20_Text"><text:s text:c="12"/>&lt;remarks/&gt;</text:p>
      <text:p text:style-name="Preformatted_20_Text"/>
      <text:h text:style-name="Heading_20_2" text:outline-level="2"><text:soft-page-break/>Contable.servicios1.afip.gov.ar.Service.BeginFECAEASinMovimientoInformar(Contable.servicios1.afip.gov.ar.FEAuthRequest,System.Int32,System.String,System.AsyncCallback,System.Object)</text:h>
      <text:p text:style-name="Preformatted_20_Text"><text:s text:c="12"/>&lt;remarks/&gt;</text:p>
      <text:p text:style-name="Preformatted_20_Text"/>
      <text:h text:style-name="Heading_20_2" text:outline-level="2">Contable.servicios1.afip.gov.ar.Service.EndFECAEASinMovimientoInformar(System.IAsyncResult)</text:h>
      <text:p text:style-name="Preformatted_20_Text"><text:s text:c="12"/>&lt;remarks/&gt;</text:p>
      <text:p text:style-name="Preformatted_20_Text"/>
      <text:h text:style-name="Heading_20_2" text:outline-level="2">Contable.servicios1.afip.gov.ar.Service.FECAEAConsultar(Contable.servicios1.afip.gov.ar.FEAuthRequest,System.Int32,System.Int16)</text:h>
      <text:p text:style-name="Preformatted_20_Text"><text:s text:c="12"/>&lt;remarks/&gt;</text:p>
      <text:p text:style-name="Preformatted_20_Text"/>
      <text:h text:style-name="Heading_20_2" text:outline-level="2">Contable.servicios1.afip.gov.ar.Service.BeginFECAEAConsultar(Contable.servicios1.afip.gov.ar.FEAuthRequest,System.Int32,System.Int16,System.AsyncCallback,System.Object)</text:h>
      <text:p text:style-name="Preformatted_20_Text"><text:s text:c="12"/>&lt;remarks/&gt;</text:p>
      <text:p text:style-name="Preformatted_20_Text"/>
      <text:h text:style-name="Heading_20_2" text:outline-level="2">Contable.servicios1.afip.gov.ar.Service.EndFECAEAConsultar(System.IAsyncResult)</text:h>
      <text:p text:style-name="Preformatted_20_Text"><text:s text:c="12"/>&lt;remarks/&gt;</text:p>
      <text:p text:style-name="Preformatted_20_Text"/>
      <text:h text:style-name="Heading_20_2" text:outline-level="2">Contable.servicios1.afip.gov.ar.Service.FEParamGetCotizacion(Contable.servicios1.afip.gov.ar.FEAuthRequest,System.String)</text:h>
      <text:p text:style-name="Preformatted_20_Text"><text:s text:c="12"/>&lt;remarks/&gt;</text:p>
      <text:p text:style-name="Preformatted_20_Text"/>
      <text:h text:style-name="Heading_20_2" text:outline-level="2">Contable.servicios1.afip.gov.ar.Service.BeginFEParamGetCotizacion(Contable.servicios1.afip.gov.ar.FEAuthRequest,System.String,System.AsyncCallback,System.Object)</text:h>
      <text:p text:style-name="Preformatted_20_Text"><text:s text:c="12"/>&lt;remarks/&gt;</text:p>
      <text:p text:style-name="Preformatted_20_Text"/>
      <text:h text:style-name="Heading_20_2" text:outline-level="2">Contable.servicios1.afip.gov.ar.Service.EndFEParamGetCotizacion(System.IAsyncResult)</text:h>
      <text:p text:style-name="Preformatted_20_Text"><text:s text:c="12"/>&lt;remarks/&gt;</text:p>
      <text:p text:style-name="Preformatted_20_Text"/>
      <text:h text:style-name="Heading_20_2" text:outline-level="2">Contable.servicios1.afip.gov.ar.Service.FEParamGetTiposTributos(Contable.servicios1.afip.gov.ar.FEAuthRequest)</text:h>
      <text:p text:style-name="Preformatted_20_Text"><text:s text:c="12"/>&lt;remarks/&gt;</text:p>
      <text:p text:style-name="Preformatted_20_Text"/>
      <text:h text:style-name="Heading_20_2" text:outline-level="2"><text:soft-page-break/>Contable.servicios1.afip.gov.ar.Service.BeginFEParamGetTiposTributos(Contable.servicios1.afip.gov.ar.FEAuthRequest,System.AsyncCallback,System.Object)</text:h>
      <text:p text:style-name="Preformatted_20_Text"><text:s text:c="12"/>&lt;remarks/&gt;</text:p>
      <text:p text:style-name="Preformatted_20_Text"/>
      <text:h text:style-name="Heading_20_2" text:outline-level="2">Contable.servicios1.afip.gov.ar.Service.EndFEParamGetTiposTributos(System.IAsyncResult)</text:h>
      <text:p text:style-name="Preformatted_20_Text"><text:s text:c="12"/>&lt;remarks/&gt;</text:p>
      <text:p text:style-name="Preformatted_20_Text"/>
      <text:h text:style-name="Heading_20_2" text:outline-level="2">Contable.servicios1.afip.gov.ar.Service.FEParamGetTiposMonedas(Contable.servicios1.afip.gov.ar.FEAuthRequest)</text:h>
      <text:p text:style-name="Preformatted_20_Text"><text:s text:c="12"/>&lt;remarks/&gt;</text:p>
      <text:p text:style-name="Preformatted_20_Text"/>
      <text:h text:style-name="Heading_20_2" text:outline-level="2">Contable.servicios1.afip.gov.ar.Service.BeginFEParamGetTiposMonedas(Contable.servicios1.afip.gov.ar.FEAuthRequest,System.AsyncCallback,System.Object)</text:h>
      <text:p text:style-name="Preformatted_20_Text"><text:s text:c="12"/>&lt;remarks/&gt;</text:p>
      <text:p text:style-name="Preformatted_20_Text"/>
      <text:h text:style-name="Heading_20_2" text:outline-level="2">Contable.servicios1.afip.gov.ar.Service.EndFEParamGetTiposMonedas(System.IAsyncResult)</text:h>
      <text:p text:style-name="Preformatted_20_Text"><text:s text:c="12"/>&lt;remarks/&gt;</text:p>
      <text:p text:style-name="Preformatted_20_Text"/>
      <text:h text:style-name="Heading_20_2" text:outline-level="2">Contable.servicios1.afip.gov.ar.Service.FEParamGetTiposIva(Contable.servicios1.afip.gov.ar.FEAuthRequest)</text:h>
      <text:p text:style-name="Preformatted_20_Text"><text:s text:c="12"/>&lt;remarks/&gt;</text:p>
      <text:p text:style-name="Preformatted_20_Text"/>
      <text:h text:style-name="Heading_20_2" text:outline-level="2">Contable.servicios1.afip.gov.ar.Service.BeginFEParamGetTiposIva(Contable.servicios1.afip.gov.ar.FEAuthRequest,System.AsyncCallback,System.Object)</text:h>
      <text:p text:style-name="Preformatted_20_Text"><text:s text:c="12"/>&lt;remarks/&gt;</text:p>
      <text:p text:style-name="Preformatted_20_Text"/>
      <text:h text:style-name="Heading_20_2" text:outline-level="2">Contable.servicios1.afip.gov.ar.Service.EndFEParamGetTiposIva(System.IAsyncResult)</text:h>
      <text:p text:style-name="Preformatted_20_Text"><text:s text:c="12"/>&lt;remarks/&gt;</text:p>
      <text:h text:style-name="Heading_20_2" text:outline-level="2">Contable.servicios1.afip.gov.ar.Service.FEParamGetTiposOpcional(Contable.servicios1.afip.gov.ar.FEAuthRequest)</text:h>
      <text:p text:style-name="Preformatted_20_Text"><text:s text:c="12"/>&lt;remarks/&gt;</text:p>
      <text:p text:style-name="Preformatted_20_Text"/>
      <text:h text:style-name="Heading_20_2" text:outline-level="2"><text:soft-page-break/>Contable.servicios1.afip.gov.ar.Service.BeginFEParamGetTiposOpcional(Contable.servicios1.afip.gov.ar.FEAuthRequest,System.AsyncCallback,System.Object)</text:h>
      <text:p text:style-name="Preformatted_20_Text"><text:s text:c="12"/>&lt;remarks/&gt;</text:p>
      <text:p text:style-name="Preformatted_20_Text"/>
      <text:h text:style-name="Heading_20_2" text:outline-level="2">Contable.servicios1.afip.gov.ar.Service.EndFEParamGetTiposOpcional(System.IAsyncResult)</text:h>
      <text:p text:style-name="Preformatted_20_Text"><text:s text:c="12"/>&lt;remarks/&gt;</text:p>
      <text:p text:style-name="Preformatted_20_Text"/>
      <text:h text:style-name="Heading_20_2" text:outline-level="2">Contable.servicios1.afip.gov.ar.Service.FEParamGetTiposConcepto(Contable.servicios1.afip.gov.ar.FEAuthRequest)</text:h>
      <text:p text:style-name="Preformatted_20_Text"><text:s text:c="12"/>&lt;remarks/&gt;</text:p>
      <text:p text:style-name="Preformatted_20_Text"/>
      <text:h text:style-name="Heading_20_2" text:outline-level="2">Contable.servicios1.afip.gov.ar.Service.BeginFEParamGetTiposConcepto(Contable.servicios1.afip.gov.ar.FEAuthRequest,System.AsyncCallback,System.Object)</text:h>
      <text:p text:style-name="Preformatted_20_Text"><text:s text:c="12"/>&lt;remarks/&gt;</text:p>
      <text:p text:style-name="Preformatted_20_Text"/>
      <text:h text:style-name="Heading_20_2" text:outline-level="2">Contable.servicios1.afip.gov.ar.Service.EndFEParamGetTiposConcepto(System.IAsyncResult)</text:h>
      <text:p text:style-name="Preformatted_20_Text"><text:s text:c="12"/>&lt;remarks/&gt;</text:p>
      <text:p text:style-name="Preformatted_20_Text"/>
      <text:h text:style-name="Heading_20_2" text:outline-level="2">Contable.servicios1.afip.gov.ar.Service.FEParamGetPtosVenta(Contable.servicios1.afip.gov.ar.FEAuthRequest)</text:h>
      <text:p text:style-name="Preformatted_20_Text"><text:s text:c="12"/>&lt;remarks/&gt;</text:p>
      <text:p text:style-name="Preformatted_20_Text"/>
      <text:h text:style-name="Heading_20_2" text:outline-level="2">Contable.servicios1.afip.gov.ar.Service.BeginFEParamGetPtosVenta(Contable.servicios1.afip.gov.ar.FEAuthRequest,System.AsyncCallback,System.Object)</text:h>
      <text:p text:style-name="Preformatted_20_Text"><text:s text:c="12"/>&lt;remarks/&gt;</text:p>
      <text:p text:style-name="Preformatted_20_Text"/>
      <text:h text:style-name="Heading_20_2" text:outline-level="2">Contable.servicios1.afip.gov.ar.Service.EndFEParamGetPtosVenta(System.IAsyncResult)</text:h>
      <text:p text:style-name="Preformatted_20_Text"><text:s text:c="12"/>&lt;remarks/&gt;</text:p>
      <text:p text:style-name="Preformatted_20_Text"/>
      <text:h text:style-name="Heading_20_2" text:outline-level="2">Contable.servicios1.afip.gov.ar.Service.FEParamGetTiposCbte(Contable.servicios1.afip.gov.ar.FEAuthRequest)</text:h>
      <text:p text:style-name="Preformatted_20_Text"><text:s text:c="12"/>&lt;remarks/&gt;</text:p>
      <text:p text:style-name="Preformatted_20_Text"/>
      <text:h text:style-name="Heading_20_2" text:outline-level="2"><text:soft-page-break/>Contable.servicios1.afip.gov.ar.Service.BeginFEParamGetTiposCbte(Contable.servicios1.afip.gov.ar.FEAuthRequest,System.AsyncCallback,System.Object)</text:h>
      <text:p text:style-name="Preformatted_20_Text"><text:s text:c="12"/>&lt;remarks/&gt;</text:p>
      <text:p text:style-name="Preformatted_20_Text"/>
      <text:h text:style-name="Heading_20_2" text:outline-level="2">Contable.servicios1.afip.gov.ar.Service.EndFEParamGetTiposCbte(System.IAsyncResult)</text:h>
      <text:p text:style-name="Preformatted_20_Text"><text:s text:c="12"/>&lt;remarks/&gt;</text:p>
      <text:p text:style-name="Preformatted_20_Text"/>
      <text:h text:style-name="Heading_20_2" text:outline-level="2">Contable.servicios1.afip.gov.ar.Service.FEParamGetTiposDoc(Contable.servicios1.afip.gov.ar.FEAuthRequest)</text:h>
      <text:p text:style-name="Preformatted_20_Text"><text:s text:c="12"/>&lt;remarks/&gt;</text:p>
      <text:p text:style-name="Preformatted_20_Text"/>
      <text:h text:style-name="Heading_20_2" text:outline-level="2">Contable.servicios1.afip.gov.ar.Service.BeginFEParamGetTiposDoc(Contable.servicios1.afip.gov.ar.FEAuthRequest,System.AsyncCallback,System.Object)</text:h>
      <text:p text:style-name="Preformatted_20_Text"><text:s text:c="12"/>&lt;remarks/&gt;</text:p>
      <text:p text:style-name="Preformatted_20_Text"/>
      <text:h text:style-name="Heading_20_2" text:outline-level="2">Contable.servicios1.afip.gov.ar.Service.EndFEParamGetTiposDoc(System.IAsyncResult)</text:h>
      <text:p text:style-name="Preformatted_20_Text"><text:s text:c="12"/>&lt;remarks/&gt;</text:p>
      <text:p text:style-name="Preformatted_20_Text"/>
      <text:h text:style-name="Heading_20_2" text:outline-level="2">Contable.servicios1.afip.gov.ar.Service.FEParamGetTiposPaises(Contable.servicios1.afip.gov.ar.FEAuthRequest)</text:h>
      <text:p text:style-name="Preformatted_20_Text"><text:s text:c="12"/>&lt;remarks/&gt;</text:p>
      <text:p text:style-name="Preformatted_20_Text"><text:s/></text:p>
      <text:h text:style-name="Heading_20_2" text:outline-level="2">Contable.servicios1.afip.gov.ar.Service.BeginFEParamGetTiposPaises(Contable.servicios1.afip.gov.ar.FEAuthRequest,System.AsyncCallback,System.Object)</text:h>
      <text:p text:style-name="Preformatted_20_Text"><text:s text:c="12"/>&lt;remarks/&gt;</text:p>
      <text:p text:style-name="Preformatted_20_Text"><text:s/></text:p>
      <text:h text:style-name="Heading_20_2" text:outline-level="2">Contable.servicios1.afip.gov.ar.Service.EndFEParamGetTiposPaises(System.IAsyncResult)</text:h>
      <text:p text:style-name="Preformatted_20_Text"><text:s text:c="12"/>&lt;remarks/&gt;</text:p>
      <text:p text:style-name="Preformatted_20_Text"><text:s/></text:p>
      <text:h text:style-name="Heading_20_2" text:outline-level="2">Contable.servicios1.afip.gov.ar.FEAuthRequest</text:h>
      <text:p text:style-name="Preformatted_20_Text"><text:s text:c="12"/>&lt;comentarios/&gt;</text:p>
      <text:p text:style-name="Preformatted_20_Text"><text:s/></text:p>
      <text:h text:style-name="Heading_20_2" text:outline-level="2">Contable.servicios1.afip.gov.ar.FEAuthRequest.Token</text:h>
      <text:p text:style-name="Preformatted_20_Text"><text:s text:c="12"/>&lt;comentarios/&gt;</text:p>
      <text:p text:style-name="Preformatted_20_Text"><text:soft-page-break/><text:s/></text:p>
      <text:h text:style-name="Heading_20_2" text:outline-level="2">Contable.servicios1.afip.gov.ar.FEAuthRequest.Sign</text:h>
      <text:p text:style-name="Preformatted_20_Text"><text:s text:c="12"/>&lt;comentarios/&gt;</text:p>
      <text:p text:style-name="Preformatted_20_Text"><text:s/></text:p>
      <text:h text:style-name="Heading_20_2" text:outline-level="2">Contable.servicios1.afip.gov.ar.FEAuthRequest.Cuit</text:h>
      <text:p text:style-name="Preformatted_20_Text"><text:s text:c="12"/>&lt;comentarios/&gt;</text:p>
      <text:p text:style-name="Preformatted_20_Text"><text:s/></text:p>
      <text:h text:style-name="Heading_20_2" text:outline-level="2">Contable.servicios1.afip.gov.ar.PaisTipo</text:h>
      <text:p text:style-name="Preformatted_20_Text"><text:s text:c="12"/>&lt;comentarios/&gt;</text:p>
      <text:p text:style-name="Preformatted_20_Text"><text:s/></text:p>
      <text:h text:style-name="Heading_20_2" text:outline-level="2">Contable.servicios1.afip.gov.ar.PaisTipo.Id</text:h>
      <text:p text:style-name="Preformatted_20_Text"><text:s text:c="12"/>&lt;comentarios/&gt;</text:p>
      <text:p text:style-name="Preformatted_20_Text"><text:s/></text:p>
      <text:h text:style-name="Heading_20_2" text:outline-level="2">Contable.servicios1.afip.gov.ar.PaisTipo.Desc</text:h>
      <text:p text:style-name="Preformatted_20_Text"><text:s text:c="12"/>&lt;comentarios/&gt;</text:p>
      <text:p text:style-name="Preformatted_20_Text"><text:s/></text:p>
      <text:h text:style-name="Heading_20_2" text:outline-level="2">Contable.servicios1.afip.gov.ar.FEPaisResponse</text:h>
      <text:p text:style-name="Preformatted_20_Text"><text:s text:c="12"/>&lt;comentarios/&gt;</text:p>
      <text:p text:style-name="Preformatted_20_Text"><text:s/></text:p>
      <text:h text:style-name="Heading_20_2" text:outline-level="2">Contable.servicios1.afip.gov.ar.FEPaisResponse.ResultGet</text:h>
      <text:p text:style-name="Preformatted_20_Text"><text:s text:c="12"/>&lt;comentarios/&gt;</text:p>
      <text:p text:style-name="Preformatted_20_Text"><text:s/></text:p>
      <text:h text:style-name="Heading_20_2" text:outline-level="2">Contable.servicios1.afip.gov.ar.FEPaisResponse.Errors</text:h>
      <text:p text:style-name="Preformatted_20_Text"><text:s text:c="12"/>&lt;comentarios/&gt;</text:p>
      <text:p text:style-name="Preformatted_20_Text"><text:s/></text:p>
      <text:h text:style-name="Heading_20_2" text:outline-level="2">Contable.servicios1.afip.gov.ar.FEPaisResponse.Events</text:h>
      <text:p text:style-name="Preformatted_20_Text"><text:s text:c="12"/>&lt;comentarios/&gt;</text:p>
      <text:p text:style-name="Preformatted_20_Text"><text:s/></text:p>
      <text:p text:style-name="Preformatted_20_Text">Contable.servicios1.afip.gov.ar.Err"&gt;</text:p>
      <text:p text:style-name="Preformatted_20_Text"><text:s text:c="12"/>&lt;comentarios/&gt;</text:p>
      <text:p text:style-name="Preformatted_20_Text"><text:s/></text:p>
      <text:p text:style-name="Preformatted_20_Text">Contable.servicios1.afip.gov.ar.Err.Code"&gt;</text:p>
      <text:p text:style-name="Preformatted_20_Text"><text:s text:c="12"/>&lt;comentarios/&gt;</text:p>
      <text:p text:style-name="Preformatted_20_Text"><text:s/></text:p>
      <text:p text:style-name="Preformatted_20_Text">Contable.servicios1.afip.gov.ar.Err.Msg"&gt;</text:p>
      <text:p text:style-name="Preformatted_20_Text"><text:s text:c="12"/>&lt;comentarios/&gt;</text:p>
      <text:p text:style-name="Preformatted_20_Text"><text:s/></text:p>
      <text:p text:style-name="Preformatted_20_Text">Contable.servicios1.afip.gov.ar.Evt"&gt;</text:p>
      <text:p text:style-name="Preformatted_20_Text"><text:s text:c="12"/>&lt;comentarios/&gt;</text:p>
      <text:p text:style-name="Preformatted_20_Text"><text:s/></text:p>
      <text:p text:style-name="Preformatted_20_Text">Contable.servicios1.afip.gov.ar.Evt.Code"&gt;</text:p>
      <text:p text:style-name="Preformatted_20_Text"><text:s text:c="12"/>&lt;comentarios/&gt;</text:p>
      <text:p text:style-name="Preformatted_20_Text"><text:s/></text:p>
      <text:p text:style-name="Preformatted_20_Text">Contable.servicios1.afip.gov.ar.Evt.Msg"&gt;</text:p>
      <text:p text:style-name="Preformatted_20_Text"><text:s text:c="12"/>&lt;comentarios/&gt;</text:p>
      <text:p text:style-name="Preformatted_20_Text"><text:soft-page-break/><text:s/></text:p>
      <text:p text:style-name="Preformatted_20_Text">Contable.servicios1.afip.gov.ar.DocTipo"&gt;</text:p>
      <text:p text:style-name="Preformatted_20_Text"><text:s text:c="12"/>&lt;comentarios/&gt;</text:p>
      <text:p text:style-name="Preformatted_20_Text"><text:s/></text:p>
      <text:p text:style-name="Preformatted_20_Text">Contable.servicios1.afip.gov.ar.DocTipo.Id"&gt;</text:p>
      <text:p text:style-name="Preformatted_20_Text"><text:s text:c="12"/>&lt;comentarios/&gt;</text:p>
      <text:p text:style-name="Preformatted_20_Text"><text:s/></text:p>
      <text:p text:style-name="Preformatted_20_Text">Contable.servicios1.afip.gov.ar.DocTipo.Desc"&gt;</text:p>
      <text:p text:style-name="Preformatted_20_Text"><text:s text:c="12"/>&lt;comentarios/&gt;</text:p>
      <text:p text:style-name="Preformatted_20_Text"><text:s/></text:p>
      <text:p text:style-name="Preformatted_20_Text">Contable.servicios1.afip.gov.ar.DocTipo.FchDesde"&gt;</text:p>
      <text:p text:style-name="Preformatted_20_Text"><text:s text:c="12"/>&lt;comentarios/&gt;</text:p>
      <text:p text:style-name="Preformatted_20_Text"><text:s/></text:p>
      <text:p text:style-name="Preformatted_20_Text">Contable.servicios1.afip.gov.ar.DocTipo.FchHasta"&gt;</text:p>
      <text:p text:style-name="Preformatted_20_Text"><text:s text:c="12"/>&lt;comentarios/&gt;</text:p>
      <text:p text:style-name="Preformatted_20_Text"><text:s/></text:p>
      <text:p text:style-name="Preformatted_20_Text">Contable.servicios1.afip.gov.ar.DocTipoResponse"&gt;</text:p>
      <text:p text:style-name="Preformatted_20_Text"><text:s text:c="12"/>&lt;comentarios/&gt;</text:p>
      <text:p text:style-name="Preformatted_20_Text"><text:s/></text:p>
      <text:p text:style-name="Preformatted_20_Text">Contable.servicios1.afip.gov.ar.DocTipoResponse.ResultGet"&gt;</text:p>
      <text:p text:style-name="Preformatted_20_Text"><text:s text:c="12"/>&lt;comentarios/&gt;</text:p>
      <text:p text:style-name="Preformatted_20_Text"><text:s/></text:p>
      <text:p text:style-name="Preformatted_20_Text">Contable.servicios1.afip.gov.ar.DocTipoResponse.Errors"&gt;</text:p>
      <text:p text:style-name="Preformatted_20_Text"><text:s text:c="12"/>&lt;comentarios/&gt;</text:p>
      <text:p text:style-name="Preformatted_20_Text"><text:s/></text:p>
      <text:p text:style-name="Preformatted_20_Text">Contable.servicios1.afip.gov.ar.DocTipoResponse.Events"&gt;</text:p>
      <text:p text:style-name="Preformatted_20_Text"><text:s text:c="12"/>&lt;comentarios/&gt;</text:p>
      <text:p text:style-name="Preformatted_20_Text"><text:s/></text:p>
      <text:p text:style-name="Preformatted_20_Text">Contable.servicios1.afip.gov.ar.CbteTipo"&gt;</text:p>
      <text:p text:style-name="Preformatted_20_Text"><text:s text:c="12"/>&lt;comentarios/&gt;</text:p>
      <text:p text:style-name="Preformatted_20_Text"><text:s/></text:p>
      <text:p text:style-name="Preformatted_20_Text">Contable.servicios1.afip.gov.ar.CbteTipo.Id"&gt;</text:p>
      <text:p text:style-name="Preformatted_20_Text"><text:s text:c="12"/>&lt;comentarios/&gt;</text:p>
      <text:p text:style-name="Preformatted_20_Text"><text:s/></text:p>
      <text:p text:style-name="Preformatted_20_Text">Contable.servicios1.afip.gov.ar.CbteTipo.Desc"&gt;</text:p>
      <text:p text:style-name="Preformatted_20_Text"><text:s text:c="12"/>&lt;comentarios/&gt;</text:p>
      <text:p text:style-name="Preformatted_20_Text"><text:s/></text:p>
      <text:p text:style-name="Preformatted_20_Text">Contable.servicios1.afip.gov.ar.CbteTipo.FchDesde"&gt;</text:p>
      <text:p text:style-name="Preformatted_20_Text"><text:s text:c="12"/>&lt;comentarios/&gt;</text:p>
      <text:p text:style-name="Preformatted_20_Text"><text:s/></text:p>
      <text:p text:style-name="Preformatted_20_Text">Contable.servicios1.afip.gov.ar.CbteTipo.FchHasta"&gt;</text:p>
      <text:p text:style-name="Preformatted_20_Text"><text:s text:c="12"/>&lt;comentarios/&gt;</text:p>
      <text:p text:style-name="Preformatted_20_Text"><text:s/></text:p>
      <text:p text:style-name="Preformatted_20_Text">Contable.servicios1.afip.gov.ar.CbteTipoResponse"&gt;</text:p>
      <text:p text:style-name="Preformatted_20_Text"><text:s text:c="12"/>&lt;comentarios/&gt;</text:p>
      <text:p text:style-name="Preformatted_20_Text"><text:s/></text:p>
      <text:p text:style-name="Preformatted_20_Text">Contable.servicios1.afip.gov.ar.CbteTipoResponse.ResultGet"&gt;</text:p>
      <text:p text:style-name="Preformatted_20_Text"><text:s text:c="12"/>&lt;comentarios/&gt;</text:p>
      <text:p text:style-name="Preformatted_20_Text"><text:s/></text:p>
      <text:p text:style-name="Preformatted_20_Text">Contable.servicios1.afip.gov.ar.CbteTipoResponse.Errors"&gt;</text:p>
      <text:p text:style-name="Preformatted_20_Text"><text:s text:c="12"/>&lt;comentarios/&gt;</text:p>
      <text:p text:style-name="Preformatted_20_Text"><text:s/></text:p>
      <text:p text:style-name="Preformatted_20_Text">Contable.servicios1.afip.gov.ar.CbteTipoResponse.Events"&gt;</text:p>
      <text:p text:style-name="Preformatted_20_Text"><text:s text:c="12"/>&lt;comentarios/&gt;</text:p>
      <text:p text:style-name="Preformatted_20_Text"><text:s/></text:p>
      <text:p text:style-name="Preformatted_20_Text">Contable.servicios1.afip.gov.ar.PtoVenta"&gt;</text:p>
      <text:p text:style-name="Preformatted_20_Text"><text:s text:c="12"/>&lt;comentarios/&gt;</text:p>
      <text:p text:style-name="Preformatted_20_Text"><text:s/></text:p>
      <text:p text:style-name="Preformatted_20_Text">Contable.servicios1.afip.gov.ar.PtoVenta.Nro"&gt;</text:p>
      <text:p text:style-name="Preformatted_20_Text"><text:s text:c="12"/>&lt;comentarios/&gt;</text:p>
      <text:p text:style-name="Preformatted_20_Text"><text:s/></text:p>
      <text:p text:style-name="Preformatted_20_Text">Contable.servicios1.afip.gov.ar.PtoVenta.EmisionTipo"&gt;</text:p>
      <text:p text:style-name="Preformatted_20_Text"><text:s text:c="12"/>&lt;comentarios/&gt;</text:p>
      <text:p text:style-name="Preformatted_20_Text"><text:soft-page-break/><text:s/></text:p>
      <text:p text:style-name="Preformatted_20_Text">Contable.servicios1.afip.gov.ar.PtoVenta.Bloqueado"&gt;</text:p>
      <text:p text:style-name="Preformatted_20_Text"><text:s text:c="12"/>&lt;comentarios/&gt;</text:p>
      <text:p text:style-name="Preformatted_20_Text"><text:s/></text:p>
      <text:p text:style-name="Preformatted_20_Text">Contable.servicios1.afip.gov.ar.PtoVenta.FchBaja"&gt;</text:p>
      <text:p text:style-name="Preformatted_20_Text"><text:s text:c="12"/>&lt;comentarios/&gt;</text:p>
      <text:p text:style-name="Preformatted_20_Text"><text:s/></text:p>
      <text:p text:style-name="Preformatted_20_Text">Contable.servicios1.afip.gov.ar.FEPtoVentaResponse"&gt;</text:p>
      <text:p text:style-name="Preformatted_20_Text"><text:s text:c="12"/>&lt;comentarios/&gt;</text:p>
      <text:p text:style-name="Preformatted_20_Text"><text:s/></text:p>
      <text:p text:style-name="Preformatted_20_Text">Contable.servicios1.afip.gov.ar.FEPtoVentaResponse.ResultGet"&gt;</text:p>
      <text:p text:style-name="Preformatted_20_Text"><text:s text:c="12"/>&lt;comentarios/&gt;</text:p>
      <text:p text:style-name="Preformatted_20_Text"><text:s/></text:p>
      <text:p text:style-name="Preformatted_20_Text">Contable.servicios1.afip.gov.ar.FEPtoVentaResponse.Errors"&gt;</text:p>
      <text:p text:style-name="Preformatted_20_Text"><text:s text:c="12"/>&lt;comentarios/&gt;</text:p>
      <text:p text:style-name="Preformatted_20_Text"><text:s/></text:p>
      <text:p text:style-name="Preformatted_20_Text">Contable.servicios1.afip.gov.ar.FEPtoVentaResponse.Events"&gt;</text:p>
      <text:p text:style-name="Preformatted_20_Text"><text:s text:c="12"/>&lt;comentarios/&gt;</text:p>
      <text:p text:style-name="Preformatted_20_Text"><text:s/></text:p>
      <text:p text:style-name="Preformatted_20_Text">Contable.servicios1.afip.gov.ar.ConceptoTipo"&gt;</text:p>
      <text:p text:style-name="Preformatted_20_Text"><text:s text:c="12"/>&lt;comentarios/&gt;</text:p>
      <text:p text:style-name="Preformatted_20_Text"><text:s/></text:p>
      <text:p text:style-name="Preformatted_20_Text">Contable.servicios1.afip.gov.ar.ConceptoTipo.Id"&gt;</text:p>
      <text:p text:style-name="Preformatted_20_Text"><text:s text:c="12"/>&lt;comentarios/&gt;</text:p>
      <text:p text:style-name="Preformatted_20_Text"><text:s/></text:p>
      <text:p text:style-name="Preformatted_20_Text">Contable.servicios1.afip.gov.ar.ConceptoTipo.Desc"&gt;</text:p>
      <text:p text:style-name="Preformatted_20_Text"><text:s text:c="12"/>&lt;comentarios/&gt;</text:p>
      <text:p text:style-name="Preformatted_20_Text"><text:s/></text:p>
      <text:p text:style-name="Preformatted_20_Text">Contable.servicios1.afip.gov.ar.ConceptoTipo.FchDesde"&gt;</text:p>
      <text:p text:style-name="Preformatted_20_Text"><text:s text:c="12"/>&lt;comentarios/&gt;</text:p>
      <text:p text:style-name="Preformatted_20_Text"><text:s/></text:p>
      <text:p text:style-name="Preformatted_20_Text">Contable.servicios1.afip.gov.ar.ConceptoTipo.FchHasta"&gt;</text:p>
      <text:p text:style-name="Preformatted_20_Text"><text:s text:c="12"/>&lt;comentarios/&gt;</text:p>
      <text:p text:style-name="Preformatted_20_Text"><text:s/></text:p>
      <text:p text:style-name="Preformatted_20_Text">Contable.servicios1.afip.gov.ar.ConceptoTipoResponse"&gt;</text:p>
      <text:p text:style-name="Preformatted_20_Text"><text:s text:c="12"/>&lt;comentarios/&gt;</text:p>
      <text:p text:style-name="Preformatted_20_Text"><text:s/></text:p>
      <text:p text:style-name="Preformatted_20_Text">Contable.servicios1.afip.gov.ar.ConceptoTipoResponse.ResultGet"&gt;</text:p>
      <text:p text:style-name="Preformatted_20_Text"><text:s text:c="12"/>&lt;comentarios/&gt;</text:p>
      <text:p text:style-name="Preformatted_20_Text"><text:s/></text:p>
      <text:p text:style-name="Preformatted_20_Text">Contable.servicios1.afip.gov.ar.ConceptoTipoResponse.Errors"&gt;</text:p>
      <text:p text:style-name="Preformatted_20_Text"><text:s text:c="12"/>&lt;comentarios/&gt;</text:p>
      <text:p text:style-name="Preformatted_20_Text"><text:s/></text:p>
      <text:p text:style-name="Preformatted_20_Text">Contable.servicios1.afip.gov.ar.ConceptoTipoResponse.Events"&gt;</text:p>
      <text:p text:style-name="Preformatted_20_Text"><text:s text:c="12"/>&lt;comentarios/&gt;</text:p>
      <text:p text:style-name="Preformatted_20_Text"><text:s/></text:p>
      <text:p text:style-name="Preformatted_20_Text">Contable.servicios1.afip.gov.ar.OpcionalTipo"&gt;</text:p>
      <text:p text:style-name="Preformatted_20_Text"><text:s text:c="12"/>&lt;comentarios/&gt;</text:p>
      <text:p text:style-name="Preformatted_20_Text"><text:s/></text:p>
      <text:p text:style-name="Preformatted_20_Text">Contable.servicios1.afip.gov.ar.OpcionalTipo.Id"&gt;</text:p>
      <text:p text:style-name="Preformatted_20_Text"><text:s text:c="12"/>&lt;comentarios/&gt;</text:p>
      <text:p text:style-name="Preformatted_20_Text"><text:s/></text:p>
      <text:p text:style-name="Preformatted_20_Text">Contable.servicios1.afip.gov.ar.OpcionalTipo.Desc"&gt;</text:p>
      <text:p text:style-name="Preformatted_20_Text"><text:s text:c="12"/>&lt;comentarios/&gt;</text:p>
      <text:p text:style-name="Preformatted_20_Text"><text:s/></text:p>
      <text:p text:style-name="Preformatted_20_Text">Contable.servicios1.afip.gov.ar.OpcionalTipo.FchDesde"&gt;</text:p>
      <text:p text:style-name="Preformatted_20_Text"><text:s text:c="12"/>&lt;comentarios/&gt;</text:p>
      <text:p text:style-name="Preformatted_20_Text"><text:s/></text:p>
      <text:p text:style-name="Preformatted_20_Text">Contable.servicios1.afip.gov.ar.OpcionalTipo.FchHasta"&gt;</text:p>
      <text:p text:style-name="Preformatted_20_Text"><text:s text:c="12"/>&lt;comentarios/&gt;</text:p>
      <text:p text:style-name="Preformatted_20_Text"><text:s/></text:p>
      <text:p text:style-name="Preformatted_20_Text">Contable.servicios1.afip.gov.ar.OpcionalTipoResponse"&gt;</text:p>
      <text:p text:style-name="Preformatted_20_Text"><text:s text:c="12"/>&lt;comentarios/&gt;</text:p>
      <text:p text:style-name="Preformatted_20_Text"><text:soft-page-break/><text:s/></text:p>
      <text:p text:style-name="Preformatted_20_Text">Contable.servicios1.afip.gov.ar.OpcionalTipoResponse.ResultGet"&gt;</text:p>
      <text:p text:style-name="Preformatted_20_Text"><text:s text:c="12"/>&lt;comentarios/&gt;</text:p>
      <text:p text:style-name="Preformatted_20_Text"><text:s/></text:p>
      <text:p text:style-name="Preformatted_20_Text">Contable.servicios1.afip.gov.ar.OpcionalTipoResponse.Errors"&gt;</text:p>
      <text:p text:style-name="Preformatted_20_Text"><text:s text:c="12"/>&lt;comentarios/&gt;</text:p>
      <text:p text:style-name="Preformatted_20_Text"><text:s/></text:p>
      <text:p text:style-name="Preformatted_20_Text">Contable.servicios1.afip.gov.ar.OpcionalTipoResponse.Events"&gt;</text:p>
      <text:p text:style-name="Preformatted_20_Text"><text:s text:c="12"/>&lt;comentarios/&gt;</text:p>
      <text:p text:style-name="Preformatted_20_Text"><text:s/></text:p>
      <text:p text:style-name="Preformatted_20_Text">Contable.servicios1.afip.gov.ar.IvaTipo"&gt;</text:p>
      <text:p text:style-name="Preformatted_20_Text"><text:s text:c="12"/>&lt;comentarios/&gt;</text:p>
      <text:p text:style-name="Preformatted_20_Text"><text:s/></text:p>
      <text:p text:style-name="Preformatted_20_Text">Contable.servicios1.afip.gov.ar.IvaTipo.Id"&gt;</text:p>
      <text:p text:style-name="Preformatted_20_Text"><text:s text:c="12"/>&lt;comentarios/&gt;</text:p>
      <text:p text:style-name="Preformatted_20_Text"><text:s/></text:p>
      <text:p text:style-name="Preformatted_20_Text">Contable.servicios1.afip.gov.ar.IvaTipo.Desc"&gt;</text:p>
      <text:p text:style-name="Preformatted_20_Text"><text:s text:c="12"/>&lt;comentarios/&gt;</text:p>
      <text:p text:style-name="Preformatted_20_Text"><text:s/></text:p>
      <text:p text:style-name="Preformatted_20_Text">Contable.servicios1.afip.gov.ar.IvaTipo.FchDesde"&gt;</text:p>
      <text:p text:style-name="Preformatted_20_Text"><text:s text:c="12"/>&lt;comentarios/&gt;</text:p>
      <text:p text:style-name="Preformatted_20_Text"><text:s/></text:p>
      <text:p text:style-name="Preformatted_20_Text">Contable.servicios1.afip.gov.ar.IvaTipo.FchHasta"&gt;</text:p>
      <text:p text:style-name="Preformatted_20_Text"><text:s text:c="12"/>&lt;comentarios/&gt;</text:p>
      <text:p text:style-name="Preformatted_20_Text"><text:s/></text:p>
      <text:p text:style-name="Preformatted_20_Text">Contable.servicios1.afip.gov.ar.IvaTipoResponse"&gt;</text:p>
      <text:p text:style-name="Preformatted_20_Text"><text:s text:c="12"/>&lt;comentarios/&gt;</text:p>
      <text:p text:style-name="Preformatted_20_Text"><text:s/></text:p>
      <text:p text:style-name="Preformatted_20_Text">Contable.servicios1.afip.gov.ar.IvaTipoResponse.ResultGet"&gt;</text:p>
      <text:p text:style-name="Preformatted_20_Text"><text:s text:c="12"/>&lt;comentarios/&gt;</text:p>
      <text:p text:style-name="Preformatted_20_Text"><text:s/></text:p>
      <text:p text:style-name="Preformatted_20_Text">Contable.servicios1.afip.gov.ar.IvaTipoResponse.Errors"&gt;</text:p>
      <text:p text:style-name="Preformatted_20_Text"><text:s text:c="12"/>&lt;comentarios/&gt;</text:p>
      <text:p text:style-name="Preformatted_20_Text"><text:s/></text:p>
      <text:p text:style-name="Preformatted_20_Text">Contable.servicios1.afip.gov.ar.IvaTipoResponse.Events"&gt;</text:p>
      <text:p text:style-name="Preformatted_20_Text"><text:s text:c="12"/>&lt;comentarios/&gt;</text:p>
      <text:p text:style-name="Preformatted_20_Text"><text:s/></text:p>
      <text:p text:style-name="Preformatted_20_Text">Contable.servicios1.afip.gov.ar.Moneda"&gt;</text:p>
      <text:p text:style-name="Preformatted_20_Text"><text:s text:c="12"/>&lt;comentarios/&gt;</text:p>
      <text:p text:style-name="Preformatted_20_Text"><text:s/></text:p>
      <text:p text:style-name="Preformatted_20_Text">Contable.servicios1.afip.gov.ar.Moneda.Id"&gt;</text:p>
      <text:p text:style-name="Preformatted_20_Text"><text:s text:c="12"/>&lt;comentarios/&gt;</text:p>
      <text:p text:style-name="Preformatted_20_Text"><text:s/></text:p>
      <text:p text:style-name="Preformatted_20_Text">Contable.servicios1.afip.gov.ar.Moneda.Desc"&gt;</text:p>
      <text:p text:style-name="Preformatted_20_Text"><text:s text:c="12"/>&lt;comentarios/&gt;</text:p>
      <text:p text:style-name="Preformatted_20_Text"><text:s/></text:p>
      <text:p text:style-name="Preformatted_20_Text">Contable.servicios1.afip.gov.ar.Moneda.FchDesde"&gt;</text:p>
      <text:p text:style-name="Preformatted_20_Text"><text:s text:c="12"/>&lt;comentarios/&gt;</text:p>
      <text:p text:style-name="Preformatted_20_Text"><text:s/></text:p>
      <text:p text:style-name="Preformatted_20_Text">Contable.servicios1.afip.gov.ar.Moneda.FchHasta"&gt;</text:p>
      <text:p text:style-name="Preformatted_20_Text"><text:s text:c="12"/>&lt;comentarios/&gt;</text:p>
      <text:p text:style-name="Preformatted_20_Text"><text:s/></text:p>
      <text:p text:style-name="Preformatted_20_Text">Contable.servicios1.afip.gov.ar.MonedaResponse"&gt;</text:p>
      <text:p text:style-name="Preformatted_20_Text"><text:s text:c="12"/>&lt;comentarios/&gt;</text:p>
      <text:p text:style-name="Preformatted_20_Text"><text:s/></text:p>
      <text:p text:style-name="Preformatted_20_Text">Contable.servicios1.afip.gov.ar.MonedaResponse.ResultGet"&gt;</text:p>
      <text:p text:style-name="Preformatted_20_Text"><text:s text:c="12"/>&lt;comentarios/&gt;</text:p>
      <text:p text:style-name="Preformatted_20_Text"><text:s/></text:p>
      <text:p text:style-name="Preformatted_20_Text">Contable.servicios1.afip.gov.ar.MonedaResponse.Errors"&gt;</text:p>
      <text:p text:style-name="Preformatted_20_Text"><text:s text:c="12"/>&lt;comentarios/&gt;</text:p>
      <text:p text:style-name="Preformatted_20_Text"><text:s/></text:p>
      <text:p text:style-name="Preformatted_20_Text">Contable.servicios1.afip.gov.ar.MonedaResponse.Events"&gt;</text:p>
      <text:p text:style-name="Preformatted_20_Text"><text:s text:c="12"/>&lt;comentarios/&gt;</text:p>
      <text:p text:style-name="Preformatted_20_Text"><text:soft-page-break/><text:s/></text:p>
      <text:p text:style-name="Preformatted_20_Text">Contable.servicios1.afip.gov.ar.TributoTipo"&gt;</text:p>
      <text:p text:style-name="Preformatted_20_Text"><text:s text:c="12"/>&lt;comentarios/&gt;</text:p>
      <text:p text:style-name="Preformatted_20_Text"><text:s/></text:p>
      <text:p text:style-name="Preformatted_20_Text">Contable.servicios1.afip.gov.ar.TributoTipo.Id"&gt;</text:p>
      <text:p text:style-name="Preformatted_20_Text"><text:s text:c="12"/>&lt;comentarios/&gt;</text:p>
      <text:p text:style-name="Preformatted_20_Text"><text:s/></text:p>
      <text:p text:style-name="Preformatted_20_Text">Contable.servicios1.afip.gov.ar.TributoTipo.Desc"&gt;</text:p>
      <text:p text:style-name="Preformatted_20_Text"><text:s text:c="12"/>&lt;comentarios/&gt;</text:p>
      <text:p text:style-name="Preformatted_20_Text"><text:s/></text:p>
      <text:p text:style-name="Preformatted_20_Text">Contable.servicios1.afip.gov.ar.TributoTipo.FchDesde"&gt;</text:p>
      <text:p text:style-name="Preformatted_20_Text"><text:s text:c="12"/>&lt;comentarios/&gt;</text:p>
      <text:p text:style-name="Preformatted_20_Text"><text:s/></text:p>
      <text:p text:style-name="Preformatted_20_Text">Contable.servicios1.afip.gov.ar.TributoTipo.FchHasta"&gt;</text:p>
      <text:p text:style-name="Preformatted_20_Text"><text:s text:c="12"/>&lt;comentarios/&gt;</text:p>
      <text:p text:style-name="Preformatted_20_Text"><text:s/></text:p>
      <text:p text:style-name="Preformatted_20_Text">Contable.servicios1.afip.gov.ar.FETributoResponse"&gt;</text:p>
      <text:p text:style-name="Preformatted_20_Text"><text:s text:c="12"/>&lt;comentarios/&gt;</text:p>
      <text:p text:style-name="Preformatted_20_Text"><text:s/></text:p>
      <text:p text:style-name="Preformatted_20_Text">Contable.servicios1.afip.gov.ar.FETributoResponse.ResultGet"&gt;</text:p>
      <text:p text:style-name="Preformatted_20_Text"><text:s text:c="12"/>&lt;comentarios/&gt;</text:p>
      <text:p text:style-name="Preformatted_20_Text"><text:s/></text:p>
      <text:p text:style-name="Preformatted_20_Text">Contable.servicios1.afip.gov.ar.FETributoResponse.Errors"&gt;</text:p>
      <text:p text:style-name="Preformatted_20_Text"><text:s text:c="12"/>&lt;comentarios/&gt;</text:p>
      <text:p text:style-name="Preformatted_20_Text"><text:s/></text:p>
      <text:p text:style-name="Preformatted_20_Text">Contable.servicios1.afip.gov.ar.FETributoResponse.Events"&gt;</text:p>
      <text:p text:style-name="Preformatted_20_Text"><text:s text:c="12"/>&lt;comentarios/&gt;</text:p>
      <text:p text:style-name="Preformatted_20_Text"><text:s/></text:p>
      <text:p text:style-name="Preformatted_20_Text">Contable.servicios1.afip.gov.ar.Cotizacion"&gt;</text:p>
      <text:p text:style-name="Preformatted_20_Text"><text:s text:c="12"/>&lt;comentarios/&gt;</text:p>
      <text:p text:style-name="Preformatted_20_Text"><text:s/></text:p>
      <text:p text:style-name="Preformatted_20_Text">Contable.servicios1.afip.gov.ar.Cotizacion.MonId"&gt;</text:p>
      <text:p text:style-name="Preformatted_20_Text"><text:s text:c="12"/>&lt;comentarios/&gt;</text:p>
      <text:p text:style-name="Preformatted_20_Text"><text:s/></text:p>
      <text:p text:style-name="Preformatted_20_Text">Contable.servicios1.afip.gov.ar.Cotizacion.MonCotiz"&gt;</text:p>
      <text:p text:style-name="Preformatted_20_Text"><text:s text:c="12"/>&lt;comentarios/&gt;</text:p>
      <text:p text:style-name="Preformatted_20_Text"><text:s/></text:p>
      <text:p text:style-name="Preformatted_20_Text">Contable.servicios1.afip.gov.ar.Cotizacion.FchCotiz"&gt;</text:p>
      <text:p text:style-name="Preformatted_20_Text"><text:s text:c="12"/>&lt;comentarios/&gt;</text:p>
      <text:p text:style-name="Preformatted_20_Text"><text:s/></text:p>
      <text:p text:style-name="Preformatted_20_Text">Contable.servicios1.afip.gov.ar.FECotizacionResponse"&gt;</text:p>
      <text:p text:style-name="Preformatted_20_Text"><text:s text:c="12"/>&lt;comentarios/&gt;</text:p>
      <text:p text:style-name="Preformatted_20_Text"><text:s/></text:p>
      <text:p text:style-name="Preformatted_20_Text">Contable.servicios1.afip.gov.ar.FECotizacionResponse.ResultGet"&gt;</text:p>
      <text:p text:style-name="Preformatted_20_Text"><text:s text:c="12"/>&lt;comentarios/&gt;</text:p>
      <text:p text:style-name="Preformatted_20_Text"><text:s/></text:p>
      <text:p text:style-name="Preformatted_20_Text">Contable.servicios1.afip.gov.ar.FECotizacionResponse.Errors"&gt;</text:p>
      <text:p text:style-name="Preformatted_20_Text"><text:s text:c="12"/>&lt;comentarios/&gt;</text:p>
      <text:p text:style-name="Preformatted_20_Text"><text:s/></text:p>
      <text:p text:style-name="Preformatted_20_Text">Contable.servicios1.afip.gov.ar.FECotizacionResponse.Events"&gt;</text:p>
      <text:p text:style-name="Preformatted_20_Text"><text:s text:c="12"/>&lt;comentarios/&gt;</text:p>
      <text:p text:style-name="Preformatted_20_Text"><text:s/></text:p>
      <text:p text:style-name="Preformatted_20_Text">Contable.servicios1.afip.gov.ar.FECAEASinMov"&gt;</text:p>
      <text:p text:style-name="Preformatted_20_Text"><text:s text:c="12"/>&lt;comentarios/&gt;</text:p>
      <text:p text:style-name="Preformatted_20_Text"><text:s/></text:p>
      <text:p text:style-name="Preformatted_20_Text">Contable.servicios1.afip.gov.ar.FECAEASinMov.CAEA"&gt;</text:p>
      <text:p text:style-name="Preformatted_20_Text"><text:s text:c="12"/>&lt;comentarios/&gt;</text:p>
      <text:p text:style-name="Preformatted_20_Text"><text:s/></text:p>
      <text:p text:style-name="Preformatted_20_Text">Contable.servicios1.afip.gov.ar.FECAEASinMov.FchProceso"&gt;</text:p>
      <text:p text:style-name="Preformatted_20_Text"><text:s text:c="12"/>&lt;comentarios/&gt;</text:p>
      <text:p text:style-name="Preformatted_20_Text"><text:s/></text:p>
      <text:p text:style-name="Preformatted_20_Text">Contable.servicios1.afip.gov.ar.FECAEASinMov.PtoVta"&gt;</text:p>
      <text:p text:style-name="Preformatted_20_Text"><text:s text:c="12"/>&lt;comentarios/&gt;</text:p>
      <text:p text:style-name="Preformatted_20_Text"><text:soft-page-break/><text:s/></text:p>
      <text:p text:style-name="Preformatted_20_Text">Contable.servicios1.afip.gov.ar.FECAEASinMovResponse"&gt;</text:p>
      <text:p text:style-name="Preformatted_20_Text"><text:s text:c="12"/>&lt;comentarios/&gt;</text:p>
      <text:p text:style-name="Preformatted_20_Text"><text:s/></text:p>
      <text:p text:style-name="Preformatted_20_Text">Contable.servicios1.afip.gov.ar.FECAEASinMovResponse.Resultado"&gt;</text:p>
      <text:p text:style-name="Preformatted_20_Text"><text:s text:c="12"/>&lt;comentarios/&gt;</text:p>
      <text:p text:style-name="Preformatted_20_Text"><text:s/></text:p>
      <text:p text:style-name="Preformatted_20_Text">Contable.servicios1.afip.gov.ar.FECAEASinMovResponse.Errors"&gt;</text:p>
      <text:p text:style-name="Preformatted_20_Text"><text:s text:c="12"/>&lt;comentarios/&gt;</text:p>
      <text:p text:style-name="Preformatted_20_Text"><text:s/></text:p>
      <text:p text:style-name="Preformatted_20_Text">Contable.servicios1.afip.gov.ar.FECAEASinMovResponse.Events"&gt;</text:p>
      <text:p text:style-name="Preformatted_20_Text"><text:s text:c="12"/>&lt;comentarios/&gt;</text:p>
      <text:p text:style-name="Preformatted_20_Text"><text:s/></text:p>
      <text:p text:style-name="Preformatted_20_Text">Contable.servicios1.afip.gov.ar.FECAEASinMovConsResponse"&gt;</text:p>
      <text:p text:style-name="Preformatted_20_Text"><text:s text:c="12"/>&lt;comentarios/&gt;</text:p>
      <text:p text:style-name="Preformatted_20_Text"><text:s/></text:p>
      <text:p text:style-name="Preformatted_20_Text">Contable.servicios1.afip.gov.ar.FECAEASinMovConsResponse.ResultGet"&gt;</text:p>
      <text:p text:style-name="Preformatted_20_Text"><text:s text:c="12"/>&lt;comentarios/&gt;</text:p>
      <text:p text:style-name="Preformatted_20_Text"><text:s/></text:p>
      <text:p text:style-name="Preformatted_20_Text">Contable.servicios1.afip.gov.ar.FECAEASinMovConsResponse.Errors"&gt;</text:p>
      <text:p text:style-name="Preformatted_20_Text"><text:s text:c="12"/>&lt;comentarios/&gt;</text:p>
      <text:p text:style-name="Preformatted_20_Text"><text:s/></text:p>
      <text:p text:style-name="Preformatted_20_Text">Contable.servicios1.afip.gov.ar.FECAEASinMovConsResponse.Events"&gt;</text:p>
      <text:p text:style-name="Preformatted_20_Text"><text:s text:c="12"/>&lt;comentarios/&gt;</text:p>
      <text:p text:style-name="Preformatted_20_Text"><text:s/></text:p>
      <text:p text:style-name="Preformatted_20_Text">Contable.servicios1.afip.gov.ar.FECAEAGet"&gt;</text:p>
      <text:p text:style-name="Preformatted_20_Text"><text:s text:c="12"/>&lt;comentarios/&gt;</text:p>
      <text:p text:style-name="Preformatted_20_Text"><text:s/></text:p>
      <text:p text:style-name="Preformatted_20_Text">Contable.servicios1.afip.gov.ar.FECAEAGet.CAEA"&gt;</text:p>
      <text:p text:style-name="Preformatted_20_Text"><text:s text:c="12"/>&lt;comentarios/&gt;</text:p>
      <text:p text:style-name="Preformatted_20_Text"><text:s/></text:p>
      <text:p text:style-name="Preformatted_20_Text">Contable.servicios1.afip.gov.ar.FECAEAGet.Periodo"&gt;</text:p>
      <text:p text:style-name="Preformatted_20_Text"><text:s text:c="12"/>&lt;comentarios/&gt;</text:p>
      <text:p text:style-name="Preformatted_20_Text"><text:s/></text:p>
      <text:p text:style-name="Preformatted_20_Text">Contable.servicios1.afip.gov.ar.FECAEAGet.Orden"&gt;</text:p>
      <text:p text:style-name="Preformatted_20_Text"><text:s text:c="12"/>&lt;comentarios/&gt;</text:p>
      <text:p text:style-name="Preformatted_20_Text"><text:s/></text:p>
      <text:p text:style-name="Preformatted_20_Text">Contable.servicios1.afip.gov.ar.FECAEAGet.FchVigDesde"&gt;</text:p>
      <text:p text:style-name="Preformatted_20_Text"><text:s text:c="12"/>&lt;comentarios/&gt;</text:p>
      <text:p text:style-name="Preformatted_20_Text"><text:s/></text:p>
      <text:p text:style-name="Preformatted_20_Text">Contable.servicios1.afip.gov.ar.FECAEAGet.FchVigHasta"&gt;</text:p>
      <text:p text:style-name="Preformatted_20_Text"><text:s text:c="12"/>&lt;comentarios/&gt;</text:p>
      <text:p text:style-name="Preformatted_20_Text"><text:s/></text:p>
      <text:p text:style-name="Preformatted_20_Text">Contable.servicios1.afip.gov.ar.FECAEAGet.FchTopeInf"&gt;</text:p>
      <text:p text:style-name="Preformatted_20_Text"><text:s text:c="12"/>&lt;comentarios/&gt;</text:p>
      <text:p text:style-name="Preformatted_20_Text"><text:s/></text:p>
      <text:p text:style-name="Preformatted_20_Text">Contable.servicios1.afip.gov.ar.FECAEAGet.FchProceso"&gt;</text:p>
      <text:p text:style-name="Preformatted_20_Text"><text:s text:c="12"/>&lt;comentarios/&gt;</text:p>
      <text:p text:style-name="Preformatted_20_Text"><text:s/></text:p>
      <text:p text:style-name="Preformatted_20_Text">Contable.servicios1.afip.gov.ar.FECAEAGet.Observaciones"&gt;</text:p>
      <text:p text:style-name="Preformatted_20_Text"><text:s text:c="12"/>&lt;comentarios/&gt;</text:p>
      <text:p text:style-name="Preformatted_20_Text"><text:s/></text:p>
      <text:p text:style-name="Preformatted_20_Text">Contable.servicios1.afip.gov.ar.Obs"&gt;</text:p>
      <text:p text:style-name="Preformatted_20_Text"><text:s text:c="12"/>&lt;comentarios/&gt;</text:p>
      <text:p text:style-name="Preformatted_20_Text"><text:s/></text:p>
      <text:p text:style-name="Preformatted_20_Text">Contable.servicios1.afip.gov.ar.Obs.Code"&gt;</text:p>
      <text:p text:style-name="Preformatted_20_Text"><text:s text:c="12"/>&lt;comentarios/&gt;</text:p>
      <text:p text:style-name="Preformatted_20_Text"><text:s/></text:p>
      <text:p text:style-name="Preformatted_20_Text">Contable.servicios1.afip.gov.ar.Obs.Msg"&gt;</text:p>
      <text:p text:style-name="Preformatted_20_Text"><text:s text:c="12"/>&lt;comentarios/&gt;</text:p>
      <text:p text:style-name="Preformatted_20_Text"><text:s/></text:p>
      <text:p text:style-name="Preformatted_20_Text">Contable.servicios1.afip.gov.ar.FECAEAGetResponse"&gt;</text:p>
      <text:p text:style-name="Preformatted_20_Text"><text:s text:c="12"/>&lt;comentarios/&gt;</text:p>
      <text:p text:style-name="Preformatted_20_Text"><text:soft-page-break/><text:s/></text:p>
      <text:p text:style-name="Preformatted_20_Text">Contable.servicios1.afip.gov.ar.FECAEAGetResponse.ResultGet"&gt;</text:p>
      <text:p text:style-name="Preformatted_20_Text"><text:s text:c="12"/>&lt;comentarios/&gt;</text:p>
      <text:p text:style-name="Preformatted_20_Text"><text:s/></text:p>
      <text:p text:style-name="Preformatted_20_Text">Contable.servicios1.afip.gov.ar.FECAEAGetResponse.Errors"&gt;</text:p>
      <text:p text:style-name="Preformatted_20_Text"><text:s text:c="12"/>&lt;comentarios/&gt;</text:p>
      <text:p text:style-name="Preformatted_20_Text"><text:s/></text:p>
      <text:p text:style-name="Preformatted_20_Text">Contable.servicios1.afip.gov.ar.FECAEAGetResponse.Events"&gt;</text:p>
      <text:p text:style-name="Preformatted_20_Text"><text:s text:c="12"/>&lt;comentarios/&gt;</text:p>
      <text:p text:style-name="Preformatted_20_Text"><text:s/></text:p>
      <text:p text:style-name="Preformatted_20_Text">Contable.servicios1.afip.gov.ar.FECAEAResponse"&gt;</text:p>
      <text:p text:style-name="Preformatted_20_Text"><text:s text:c="12"/>&lt;comentarios/&gt;</text:p>
      <text:p text:style-name="Preformatted_20_Text"><text:s/></text:p>
      <text:p text:style-name="Preformatted_20_Text">Contable.servicios1.afip.gov.ar.FECAEAResponse.FeCabResp"&gt;</text:p>
      <text:p text:style-name="Preformatted_20_Text"><text:s text:c="12"/>&lt;comentarios/&gt;</text:p>
      <text:p text:style-name="Preformatted_20_Text"><text:s/></text:p>
      <text:p text:style-name="Preformatted_20_Text">Contable.servicios1.afip.gov.ar.FECAEAResponse.FeDetResp"&gt;</text:p>
      <text:p text:style-name="Preformatted_20_Text"><text:s text:c="12"/>&lt;comentarios/&gt;</text:p>
      <text:p text:style-name="Preformatted_20_Text"><text:s/></text:p>
      <text:p text:style-name="Preformatted_20_Text">Contable.servicios1.afip.gov.ar.FECAEAResponse.Events"&gt;</text:p>
      <text:p text:style-name="Preformatted_20_Text"><text:s text:c="12"/>&lt;comentarios/&gt;</text:p>
      <text:p text:style-name="Preformatted_20_Text"><text:s/></text:p>
      <text:p text:style-name="Preformatted_20_Text">Contable.servicios1.afip.gov.ar.FECAEAResponse.Errors"&gt;</text:p>
      <text:p text:style-name="Preformatted_20_Text"><text:s text:c="12"/>&lt;comentarios/&gt;</text:p>
      <text:p text:style-name="Preformatted_20_Text"><text:s/></text:p>
      <text:p text:style-name="Preformatted_20_Text">Contable.servicios1.afip.gov.ar.FECAEACabResponse"&gt;</text:p>
      <text:p text:style-name="Preformatted_20_Text"><text:s text:c="12"/>&lt;comentarios/&gt;</text:p>
      <text:p text:style-name="Preformatted_20_Text"><text:s/></text:p>
      <text:p text:style-name="Preformatted_20_Text">Contable.servicios1.afip.gov.ar.FECabResponse"&gt;</text:p>
      <text:p text:style-name="Preformatted_20_Text"><text:s text:c="12"/>&lt;comentarios/&gt;</text:p>
      <text:p text:style-name="Preformatted_20_Text"><text:s/></text:p>
      <text:p text:style-name="Preformatted_20_Text">Contable.servicios1.afip.gov.ar.FECabResponse.Cuit"&gt;</text:p>
      <text:p text:style-name="Preformatted_20_Text"><text:s text:c="12"/>&lt;comentarios/&gt;</text:p>
      <text:p text:style-name="Preformatted_20_Text"><text:s/></text:p>
      <text:p text:style-name="Preformatted_20_Text">Contable.servicios1.afip.gov.ar.FECabResponse.PtoVta"&gt;</text:p>
      <text:p text:style-name="Preformatted_20_Text"><text:s text:c="12"/>&lt;comentarios/&gt;</text:p>
      <text:p text:style-name="Preformatted_20_Text"><text:s/></text:p>
      <text:p text:style-name="Preformatted_20_Text">Contable.servicios1.afip.gov.ar.FECabResponse.CbteTipo"&gt;</text:p>
      <text:p text:style-name="Preformatted_20_Text"><text:s text:c="12"/>&lt;comentarios/&gt;</text:p>
      <text:p text:style-name="Preformatted_20_Text"><text:s/></text:p>
      <text:p text:style-name="Preformatted_20_Text">Contable.servicios1.afip.gov.ar.FECabResponse.FchProceso"&gt;</text:p>
      <text:p text:style-name="Preformatted_20_Text"><text:s text:c="12"/>&lt;comentarios/&gt;</text:p>
      <text:p text:style-name="Preformatted_20_Text"><text:s/></text:p>
      <text:p text:style-name="Preformatted_20_Text">Contable.servicios1.afip.gov.ar.FECabResponse.CantReg"&gt;</text:p>
      <text:p text:style-name="Preformatted_20_Text"><text:s text:c="12"/>&lt;comentarios/&gt;</text:p>
      <text:p text:style-name="Preformatted_20_Text"><text:s/></text:p>
      <text:p text:style-name="Preformatted_20_Text">Contable.servicios1.afip.gov.ar.FECabResponse.Resultado"&gt;</text:p>
      <text:p text:style-name="Preformatted_20_Text"><text:s text:c="12"/>&lt;comentarios/&gt;</text:p>
      <text:p text:style-name="Preformatted_20_Text"><text:s/></text:p>
      <text:p text:style-name="Preformatted_20_Text">Contable.servicios1.afip.gov.ar.FECabResponse.Reproceso"&gt;</text:p>
      <text:p text:style-name="Preformatted_20_Text"><text:s text:c="12"/>&lt;comentarios/&gt;</text:p>
      <text:p text:style-name="Preformatted_20_Text"><text:s/></text:p>
      <text:p text:style-name="Preformatted_20_Text">Contable.servicios1.afip.gov.ar.FECAECabResponse"&gt;</text:p>
      <text:p text:style-name="Preformatted_20_Text"><text:s text:c="12"/>&lt;comentarios/&gt;</text:p>
      <text:p text:style-name="Preformatted_20_Text"><text:s/></text:p>
      <text:p text:style-name="Preformatted_20_Text">Contable.servicios1.afip.gov.ar.FECAEADetResponse"&gt;</text:p>
      <text:p text:style-name="Preformatted_20_Text"><text:s text:c="12"/>&lt;comentarios/&gt;</text:p>
      <text:p text:style-name="Preformatted_20_Text"><text:s/></text:p>
      <text:p text:style-name="Preformatted_20_Text">Contable.servicios1.afip.gov.ar.FEDetResponse"&gt;</text:p>
      <text:p text:style-name="Preformatted_20_Text"><text:s text:c="12"/>&lt;comentarios/&gt;</text:p>
      <text:p text:style-name="Preformatted_20_Text"><text:s/></text:p>
      <text:p text:style-name="Preformatted_20_Text">Contable.servicios1.afip.gov.ar.FEDetResponse.Concepto"&gt;</text:p>
      <text:p text:style-name="Preformatted_20_Text"><text:s text:c="12"/>&lt;comentarios/&gt;</text:p>
      <text:p text:style-name="Preformatted_20_Text"><text:soft-page-break/><text:s/></text:p>
      <text:p text:style-name="Preformatted_20_Text">Contable.servicios1.afip.gov.ar.FEDetResponse.DocTipo"&gt;</text:p>
      <text:p text:style-name="Preformatted_20_Text"><text:s text:c="12"/>&lt;comentarios/&gt;</text:p>
      <text:p text:style-name="Preformatted_20_Text"><text:s/></text:p>
      <text:p text:style-name="Preformatted_20_Text">Contable.servicios1.afip.gov.ar.FEDetResponse.DocNro"&gt;</text:p>
      <text:p text:style-name="Preformatted_20_Text"><text:s text:c="12"/>&lt;comentarios/&gt;</text:p>
      <text:p text:style-name="Preformatted_20_Text"><text:s/></text:p>
      <text:p text:style-name="Preformatted_20_Text">Contable.servicios1.afip.gov.ar.FEDetResponse.CbteDesde"&gt;</text:p>
      <text:p text:style-name="Preformatted_20_Text"><text:s text:c="12"/>&lt;comentarios/&gt;</text:p>
      <text:p text:style-name="Preformatted_20_Text"><text:s/></text:p>
      <text:p text:style-name="Preformatted_20_Text">Contable.servicios1.afip.gov.ar.FEDetResponse.CbteHasta"&gt;</text:p>
      <text:p text:style-name="Preformatted_20_Text"><text:s text:c="12"/>&lt;comentarios/&gt;</text:p>
      <text:p text:style-name="Preformatted_20_Text"><text:s/></text:p>
      <text:p text:style-name="Preformatted_20_Text">Contable.servicios1.afip.gov.ar.FEDetResponse.CbteFch"&gt;</text:p>
      <text:p text:style-name="Preformatted_20_Text"><text:s text:c="12"/>&lt;comentarios/&gt;</text:p>
      <text:p text:style-name="Preformatted_20_Text"><text:s/></text:p>
      <text:p text:style-name="Preformatted_20_Text">Contable.servicios1.afip.gov.ar.FEDetResponse.Resultado"&gt;</text:p>
      <text:p text:style-name="Preformatted_20_Text"><text:s text:c="12"/>&lt;comentarios/&gt;</text:p>
      <text:p text:style-name="Preformatted_20_Text"><text:s/></text:p>
      <text:p text:style-name="Preformatted_20_Text">Contable.servicios1.afip.gov.ar.FEDetResponse.Observaciones"&gt;</text:p>
      <text:p text:style-name="Preformatted_20_Text"><text:s text:c="12"/>&lt;comentarios/&gt;</text:p>
      <text:p text:style-name="Preformatted_20_Text"><text:s/></text:p>
      <text:p text:style-name="Preformatted_20_Text">Contable.servicios1.afip.gov.ar.FECAEADetResponse.CAEA"&gt;</text:p>
      <text:p text:style-name="Preformatted_20_Text"><text:s text:c="12"/>&lt;comentarios/&gt;</text:p>
      <text:p text:style-name="Preformatted_20_Text"><text:s/></text:p>
      <text:p text:style-name="Preformatted_20_Text">Contable.servicios1.afip.gov.ar.FECAEDetResponse"&gt;</text:p>
      <text:p text:style-name="Preformatted_20_Text"><text:s text:c="12"/>&lt;comentarios/&gt;</text:p>
      <text:p text:style-name="Preformatted_20_Text"><text:s/></text:p>
      <text:p text:style-name="Preformatted_20_Text">Contable.servicios1.afip.gov.ar.FECAEDetResponse.CAE"&gt;</text:p>
      <text:p text:style-name="Preformatted_20_Text"><text:s text:c="12"/>&lt;comentarios/&gt;</text:p>
      <text:p text:style-name="Preformatted_20_Text"><text:s/></text:p>
      <text:p text:style-name="Preformatted_20_Text">Contable.servicios1.afip.gov.ar.FECAEDetResponse.CAEFchVto"&gt;</text:p>
      <text:p text:style-name="Preformatted_20_Text"><text:s text:c="12"/>&lt;comentarios/&gt;</text:p>
      <text:p text:style-name="Preformatted_20_Text"><text:s/></text:p>
      <text:p text:style-name="Preformatted_20_Text">Contable.servicios1.afip.gov.ar.FECAEARequest"&gt;</text:p>
      <text:p text:style-name="Preformatted_20_Text"><text:s text:c="12"/>&lt;comentarios/&gt;</text:p>
      <text:p text:style-name="Preformatted_20_Text"><text:s/></text:p>
      <text:p text:style-name="Preformatted_20_Text">Contable.servicios1.afip.gov.ar.FECAEARequest.FeCabReq"&gt;</text:p>
      <text:p text:style-name="Preformatted_20_Text"><text:s text:c="12"/>&lt;comentarios/&gt;</text:p>
      <text:p text:style-name="Preformatted_20_Text"><text:s/></text:p>
      <text:p text:style-name="Preformatted_20_Text">Contable.servicios1.afip.gov.ar.FECAEARequest.FeDetReq"&gt;</text:p>
      <text:p text:style-name="Preformatted_20_Text"><text:s text:c="12"/>&lt;comentarios/&gt;</text:p>
      <text:p text:style-name="Preformatted_20_Text"><text:s/></text:p>
      <text:p text:style-name="Preformatted_20_Text">Contable.servicios1.afip.gov.ar.FECAEACabRequest"&gt;</text:p>
      <text:p text:style-name="Preformatted_20_Text"><text:s text:c="12"/>&lt;comentarios/&gt;</text:p>
      <text:p text:style-name="Preformatted_20_Text"><text:s/></text:p>
      <text:p text:style-name="Preformatted_20_Text">Contable.servicios1.afip.gov.ar.FECabRequest"&gt;</text:p>
      <text:p text:style-name="Preformatted_20_Text"><text:s text:c="12"/>&lt;comentarios/&gt;</text:p>
      <text:p text:style-name="Preformatted_20_Text"><text:s/></text:p>
      <text:p text:style-name="Preformatted_20_Text">Contable.servicios1.afip.gov.ar.FECabRequest.CantReg"&gt;</text:p>
      <text:p text:style-name="Preformatted_20_Text"><text:s text:c="12"/>&lt;comentarios/&gt;</text:p>
      <text:p text:style-name="Preformatted_20_Text"><text:s/></text:p>
      <text:p text:style-name="Preformatted_20_Text">Contable.servicios1.afip.gov.ar.FECabRequest.PtoVta"&gt;</text:p>
      <text:p text:style-name="Preformatted_20_Text"><text:s text:c="12"/>&lt;comentarios/&gt;</text:p>
      <text:p text:style-name="Preformatted_20_Text"><text:s/></text:p>
      <text:p text:style-name="Preformatted_20_Text">Contable.servicios1.afip.gov.ar.FECabRequest.CbteTipo"&gt;</text:p>
      <text:p text:style-name="Preformatted_20_Text"><text:s text:c="12"/>&lt;comentarios/&gt;</text:p>
      <text:p text:style-name="Preformatted_20_Text"><text:s/></text:p>
      <text:p text:style-name="Preformatted_20_Text">Contable.servicios1.afip.gov.ar.FECAECabRequest"&gt;</text:p>
      <text:p text:style-name="Preformatted_20_Text"><text:s text:c="12"/>&lt;comentarios/&gt;</text:p>
      <text:p text:style-name="Preformatted_20_Text"><text:s/></text:p>
      <text:p text:style-name="Preformatted_20_Text">Contable.servicios1.afip.gov.ar.FECAEADetRequest"&gt;</text:p>
      <text:p text:style-name="Preformatted_20_Text"><text:s text:c="12"/>&lt;comentarios/&gt;</text:p>
      <text:p text:style-name="Preformatted_20_Text"><text:soft-page-break/><text:s/></text:p>
      <text:p text:style-name="Preformatted_20_Text">Contable.servicios1.afip.gov.ar.FEDetRequest"&gt;</text:p>
      <text:p text:style-name="Preformatted_20_Text"><text:s text:c="12"/>&lt;comentarios/&gt;</text:p>
      <text:p text:style-name="Preformatted_20_Text"><text:s/></text:p>
      <text:p text:style-name="Preformatted_20_Text">Contable.servicios1.afip.gov.ar.FEDetRequest.Concepto"&gt;</text:p>
      <text:p text:style-name="Preformatted_20_Text"><text:s text:c="12"/>&lt;comentarios/&gt;</text:p>
      <text:p text:style-name="Preformatted_20_Text"><text:s/></text:p>
      <text:p text:style-name="Preformatted_20_Text">Contable.servicios1.afip.gov.ar.FEDetRequest.DocTipo"&gt;</text:p>
      <text:p text:style-name="Preformatted_20_Text"><text:s text:c="12"/>&lt;comentarios/&gt;</text:p>
      <text:p text:style-name="Preformatted_20_Text"><text:s/></text:p>
      <text:p text:style-name="Preformatted_20_Text">Contable.servicios1.afip.gov.ar.FEDetRequest.DocNro"&gt;</text:p>
      <text:p text:style-name="Preformatted_20_Text"><text:s text:c="12"/>&lt;comentarios/&gt;</text:p>
      <text:p text:style-name="Preformatted_20_Text"><text:s/></text:p>
      <text:p text:style-name="Preformatted_20_Text">Contable.servicios1.afip.gov.ar.FEDetRequest.CbteDesde"&gt;</text:p>
      <text:p text:style-name="Preformatted_20_Text"><text:s text:c="12"/>&lt;comentarios/&gt;</text:p>
      <text:p text:style-name="Preformatted_20_Text"><text:s/></text:p>
      <text:p text:style-name="Preformatted_20_Text">Contable.servicios1.afip.gov.ar.FEDetRequest.CbteHasta"&gt;</text:p>
      <text:p text:style-name="Preformatted_20_Text"><text:s text:c="12"/>&lt;comentarios/&gt;</text:p>
      <text:p text:style-name="Preformatted_20_Text"><text:s/></text:p>
      <text:p text:style-name="Preformatted_20_Text">Contable.servicios1.afip.gov.ar.FEDetRequest.CbteFch"&gt;</text:p>
      <text:p text:style-name="Preformatted_20_Text"><text:s text:c="12"/>&lt;comentarios/&gt;</text:p>
      <text:p text:style-name="Preformatted_20_Text"><text:s/></text:p>
      <text:p text:style-name="Preformatted_20_Text">Contable.servicios1.afip.gov.ar.FEDetRequest.ImpTotal"&gt;</text:p>
      <text:p text:style-name="Preformatted_20_Text"><text:s text:c="12"/>&lt;comentarios/&gt;</text:p>
      <text:p text:style-name="Preformatted_20_Text"><text:s/></text:p>
      <text:p text:style-name="Preformatted_20_Text">Contable.servicios1.afip.gov.ar.FEDetRequest.ImpTotConc"&gt;</text:p>
      <text:p text:style-name="Preformatted_20_Text"><text:s text:c="12"/>&lt;comentarios/&gt;</text:p>
      <text:p text:style-name="Preformatted_20_Text"><text:s/></text:p>
      <text:p text:style-name="Preformatted_20_Text">Contable.servicios1.afip.gov.ar.FEDetRequest.ImpNeto"&gt;</text:p>
      <text:p text:style-name="Preformatted_20_Text"><text:s text:c="12"/>&lt;comentarios/&gt;</text:p>
      <text:p text:style-name="Preformatted_20_Text"><text:s/></text:p>
      <text:p text:style-name="Preformatted_20_Text">Contable.servicios1.afip.gov.ar.FEDetRequest.ImpOpEx"&gt;</text:p>
      <text:p text:style-name="Preformatted_20_Text"><text:s text:c="12"/>&lt;comentarios/&gt;</text:p>
      <text:p text:style-name="Preformatted_20_Text"><text:s/></text:p>
      <text:p text:style-name="Preformatted_20_Text">Contable.servicios1.afip.gov.ar.FEDetRequest.ImpTrib"&gt;</text:p>
      <text:p text:style-name="Preformatted_20_Text"><text:s text:c="12"/>&lt;comentarios/&gt;</text:p>
      <text:p text:style-name="Preformatted_20_Text"><text:s/></text:p>
      <text:p text:style-name="Preformatted_20_Text">Contable.servicios1.afip.gov.ar.FEDetRequest.ImpIVA"&gt;</text:p>
      <text:p text:style-name="Preformatted_20_Text"><text:s text:c="12"/>&lt;comentarios/&gt;</text:p>
      <text:p text:style-name="Preformatted_20_Text"><text:s/></text:p>
      <text:p text:style-name="Preformatted_20_Text">Contable.servicios1.afip.gov.ar.FEDetRequest.FchServDesde"&gt;</text:p>
      <text:p text:style-name="Preformatted_20_Text"><text:s text:c="12"/>&lt;comentarios/&gt;</text:p>
      <text:p text:style-name="Preformatted_20_Text"><text:s/></text:p>
      <text:p text:style-name="Preformatted_20_Text">Contable.servicios1.afip.gov.ar.FEDetRequest.FchServHasta"&gt;</text:p>
      <text:p text:style-name="Preformatted_20_Text"><text:s text:c="12"/>&lt;comentarios/&gt;</text:p>
      <text:p text:style-name="Preformatted_20_Text"><text:s/></text:p>
      <text:p text:style-name="Preformatted_20_Text">Contable.servicios1.afip.gov.ar.FEDetRequest.FchVtoPago"&gt;</text:p>
      <text:p text:style-name="Preformatted_20_Text"><text:s text:c="12"/>&lt;comentarios/&gt;</text:p>
      <text:p text:style-name="Preformatted_20_Text"><text:s/></text:p>
      <text:p text:style-name="Preformatted_20_Text">Contable.servicios1.afip.gov.ar.FEDetRequest.MonId"&gt;</text:p>
      <text:p text:style-name="Preformatted_20_Text"><text:s text:c="12"/>&lt;comentarios/&gt;</text:p>
      <text:p text:style-name="Preformatted_20_Text"><text:s/></text:p>
      <text:p text:style-name="Preformatted_20_Text">Contable.servicios1.afip.gov.ar.FEDetRequest.MonCotiz"&gt;</text:p>
      <text:p text:style-name="Preformatted_20_Text"><text:s text:c="12"/>&lt;comentarios/&gt;</text:p>
      <text:p text:style-name="Preformatted_20_Text"><text:s/></text:p>
      <text:p text:style-name="Preformatted_20_Text">Contable.servicios1.afip.gov.ar.FEDetRequest.CbtesAsoc"&gt;</text:p>
      <text:p text:style-name="Preformatted_20_Text"><text:s text:c="12"/>&lt;comentarios/&gt;</text:p>
      <text:p text:style-name="Preformatted_20_Text"><text:s/></text:p>
      <text:p text:style-name="Preformatted_20_Text">Contable.servicios1.afip.gov.ar.FEDetRequest.Tributos"&gt;</text:p>
      <text:p text:style-name="Preformatted_20_Text"><text:s text:c="12"/>&lt;comentarios/&gt;</text:p>
      <text:p text:style-name="Preformatted_20_Text"><text:s/></text:p>
      <text:p text:style-name="Preformatted_20_Text">Contable.servicios1.afip.gov.ar.FEDetRequest.Iva"&gt;</text:p>
      <text:p text:style-name="Preformatted_20_Text"><text:s text:c="12"/>&lt;comentarios/&gt;</text:p>
      <text:p text:style-name="Preformatted_20_Text"><text:soft-page-break/><text:s/></text:p>
      <text:p text:style-name="Preformatted_20_Text">Contable.servicios1.afip.gov.ar.FEDetRequest.Opcionales"&gt;</text:p>
      <text:p text:style-name="Preformatted_20_Text"><text:s text:c="12"/>&lt;comentarios/&gt;</text:p>
      <text:p text:style-name="Preformatted_20_Text"><text:s/></text:p>
      <text:p text:style-name="Preformatted_20_Text">Contable.servicios1.afip.gov.ar.FECAEADetRequest.CAEA"&gt;</text:p>
      <text:p text:style-name="Preformatted_20_Text"><text:s text:c="12"/>&lt;comentarios/&gt;</text:p>
      <text:p text:style-name="Preformatted_20_Text"><text:s/></text:p>
      <text:p text:style-name="Preformatted_20_Text">Contable.servicios1.afip.gov.ar.CbteAsoc"&gt;</text:p>
      <text:p text:style-name="Preformatted_20_Text"><text:s text:c="12"/>&lt;comentarios/&gt;</text:p>
      <text:p text:style-name="Preformatted_20_Text"><text:s/></text:p>
      <text:p text:style-name="Preformatted_20_Text">Contable.servicios1.afip.gov.ar.CbteAsoc.Tipo"&gt;</text:p>
      <text:p text:style-name="Preformatted_20_Text"><text:s text:c="12"/>&lt;comentarios/&gt;</text:p>
      <text:p text:style-name="Preformatted_20_Text"><text:s/></text:p>
      <text:p text:style-name="Preformatted_20_Text">Contable.servicios1.afip.gov.ar.CbteAsoc.PtoVta"&gt;</text:p>
      <text:p text:style-name="Preformatted_20_Text"><text:s text:c="12"/>&lt;comentarios/&gt;</text:p>
      <text:p text:style-name="Preformatted_20_Text"><text:s/></text:p>
      <text:p text:style-name="Preformatted_20_Text">Contable.servicios1.afip.gov.ar.CbteAsoc.Nro"&gt;</text:p>
      <text:p text:style-name="Preformatted_20_Text"><text:s text:c="12"/>&lt;comentarios/&gt;</text:p>
      <text:p text:style-name="Preformatted_20_Text"><text:s/></text:p>
      <text:p text:style-name="Preformatted_20_Text">Contable.servicios1.afip.gov.ar.Tributo"&gt;</text:p>
      <text:p text:style-name="Preformatted_20_Text"><text:s text:c="12"/>&lt;comentarios/&gt;</text:p>
      <text:p text:style-name="Preformatted_20_Text"><text:s/></text:p>
      <text:p text:style-name="Preformatted_20_Text">Contable.servicios1.afip.gov.ar.Tributo.Id"&gt;</text:p>
      <text:p text:style-name="Preformatted_20_Text"><text:s text:c="12"/>&lt;comentarios/&gt;</text:p>
      <text:p text:style-name="Preformatted_20_Text"><text:s/></text:p>
      <text:p text:style-name="Preformatted_20_Text">Contable.servicios1.afip.gov.ar.Tributo.Desc"&gt;</text:p>
      <text:p text:style-name="Preformatted_20_Text"><text:s text:c="12"/>&lt;comentarios/&gt;</text:p>
      <text:p text:style-name="Preformatted_20_Text"><text:s/></text:p>
      <text:p text:style-name="Preformatted_20_Text">Contable.servicios1.afip.gov.ar.Tributo.BaseImp"&gt;</text:p>
      <text:p text:style-name="Preformatted_20_Text"><text:s text:c="12"/>&lt;comentarios/&gt;</text:p>
      <text:p text:style-name="Preformatted_20_Text"><text:s/></text:p>
      <text:p text:style-name="Preformatted_20_Text">Contable.servicios1.afip.gov.ar.Tributo.Alic"&gt;</text:p>
      <text:p text:style-name="Preformatted_20_Text"><text:s text:c="12"/>&lt;comentarios/&gt;</text:p>
      <text:p text:style-name="Preformatted_20_Text"><text:s/></text:p>
      <text:p text:style-name="Preformatted_20_Text">Contable.servicios1.afip.gov.ar.Tributo.Importe"&gt;</text:p>
      <text:p text:style-name="Preformatted_20_Text"><text:s text:c="12"/>&lt;comentarios/&gt;</text:p>
      <text:p text:style-name="Preformatted_20_Text"><text:s/></text:p>
      <text:p text:style-name="Preformatted_20_Text">Contable.servicios1.afip.gov.ar.AlicIva"&gt;</text:p>
      <text:p text:style-name="Preformatted_20_Text"><text:s text:c="12"/>&lt;comentarios/&gt;</text:p>
      <text:p text:style-name="Preformatted_20_Text"><text:s/></text:p>
      <text:p text:style-name="Preformatted_20_Text">Contable.servicios1.afip.gov.ar.AlicIva.Id"&gt;</text:p>
      <text:p text:style-name="Preformatted_20_Text"><text:s text:c="12"/>&lt;comentarios/&gt;</text:p>
      <text:p text:style-name="Preformatted_20_Text"><text:s/></text:p>
      <text:p text:style-name="Preformatted_20_Text">Contable.servicios1.afip.gov.ar.AlicIva.BaseImp"&gt;</text:p>
      <text:p text:style-name="Preformatted_20_Text"><text:s text:c="12"/>&lt;comentarios/&gt;</text:p>
      <text:p text:style-name="Preformatted_20_Text"><text:s/></text:p>
      <text:p text:style-name="Preformatted_20_Text">Contable.servicios1.afip.gov.ar.AlicIva.Importe"&gt;</text:p>
      <text:p text:style-name="Preformatted_20_Text"><text:s text:c="12"/>&lt;comentarios/&gt;</text:p>
      <text:p text:style-name="Preformatted_20_Text"><text:s/></text:p>
      <text:p text:style-name="Preformatted_20_Text">Contable.servicios1.afip.gov.ar.Opcional"&gt;</text:p>
      <text:p text:style-name="Preformatted_20_Text"><text:s text:c="12"/>&lt;comentarios/&gt;</text:p>
      <text:p text:style-name="Preformatted_20_Text"><text:s/></text:p>
      <text:p text:style-name="Preformatted_20_Text">Contable.servicios1.afip.gov.ar.Opcional.Id"&gt;</text:p>
      <text:p text:style-name="Preformatted_20_Text"><text:s text:c="12"/>&lt;comentarios/&gt;</text:p>
      <text:p text:style-name="Preformatted_20_Text"><text:s/></text:p>
      <text:p text:style-name="Preformatted_20_Text">Contable.servicios1.afip.gov.ar.Opcional.Valor"&gt;</text:p>
      <text:p text:style-name="Preformatted_20_Text"><text:s text:c="12"/>&lt;comentarios/&gt;</text:p>
      <text:p text:style-name="Preformatted_20_Text"><text:s/></text:p>
      <text:p text:style-name="Preformatted_20_Text">Contable.servicios1.afip.gov.ar.FECAEDetRequest"&gt;</text:p>
      <text:p text:style-name="Preformatted_20_Text"><text:s text:c="12"/>&lt;comentarios/&gt;</text:p>
      <text:p text:style-name="Preformatted_20_Text"><text:s/></text:p>
      <text:p text:style-name="Preformatted_20_Text">Contable.servicios1.afip.gov.ar.FECompConsResponse"&gt;</text:p>
      <text:p text:style-name="Preformatted_20_Text"><text:s text:c="12"/>&lt;comentarios/&gt;</text:p>
      <text:p text:style-name="Preformatted_20_Text"><text:soft-page-break/><text:s/></text:p>
      <text:p text:style-name="Preformatted_20_Text">Contable.servicios1.afip.gov.ar.FECompConsResponse.Resultado"&gt;</text:p>
      <text:p text:style-name="Preformatted_20_Text"><text:s text:c="12"/>&lt;comentarios/&gt;</text:p>
      <text:p text:style-name="Preformatted_20_Text"><text:s/></text:p>
      <text:p text:style-name="Preformatted_20_Text">Contable.servicios1.afip.gov.ar.FECompConsResponse.CodAutorizacion"&gt;</text:p>
      <text:p text:style-name="Preformatted_20_Text"><text:s text:c="12"/>&lt;comentarios/&gt;</text:p>
      <text:p text:style-name="Preformatted_20_Text"><text:s/></text:p>
      <text:p text:style-name="Preformatted_20_Text">Contable.servicios1.afip.gov.ar.FECompConsResponse.EmisionTipo"&gt;</text:p>
      <text:p text:style-name="Preformatted_20_Text"><text:s text:c="12"/>&lt;comentarios/&gt;</text:p>
      <text:p text:style-name="Preformatted_20_Text"><text:s/></text:p>
      <text:p text:style-name="Preformatted_20_Text">Contable.servicios1.afip.gov.ar.FECompConsResponse.FchVto"&gt;</text:p>
      <text:p text:style-name="Preformatted_20_Text"><text:s text:c="12"/>&lt;comentarios/&gt;</text:p>
      <text:p text:style-name="Preformatted_20_Text"><text:s/></text:p>
      <text:p text:style-name="Preformatted_20_Text">Contable.servicios1.afip.gov.ar.FECompConsResponse.FchProceso"&gt;</text:p>
      <text:p text:style-name="Preformatted_20_Text"><text:s text:c="12"/>&lt;comentarios/&gt;</text:p>
      <text:p text:style-name="Preformatted_20_Text"><text:s/></text:p>
      <text:p text:style-name="Preformatted_20_Text">Contable.servicios1.afip.gov.ar.FECompConsResponse.Observaciones"&gt;</text:p>
      <text:p text:style-name="Preformatted_20_Text"><text:s text:c="12"/>&lt;comentarios/&gt;</text:p>
      <text:p text:style-name="Preformatted_20_Text"><text:s/></text:p>
      <text:p text:style-name="Preformatted_20_Text">Contable.servicios1.afip.gov.ar.FECompConsResponse.PtoVta"&gt;</text:p>
      <text:p text:style-name="Preformatted_20_Text"><text:s text:c="12"/>&lt;comentarios/&gt;</text:p>
      <text:p text:style-name="Preformatted_20_Text"><text:s/></text:p>
      <text:p text:style-name="Preformatted_20_Text">Contable.servicios1.afip.gov.ar.FECompConsResponse.CbteTipo"&gt;</text:p>
      <text:p text:style-name="Preformatted_20_Text"><text:s text:c="12"/>&lt;comentarios/&gt;</text:p>
      <text:p text:style-name="Preformatted_20_Text"><text:s/></text:p>
      <text:p text:style-name="Preformatted_20_Text">Contable.servicios1.afip.gov.ar.FECompConsultaResponse"&gt;</text:p>
      <text:p text:style-name="Preformatted_20_Text"><text:s text:c="12"/>&lt;comentarios/&gt;</text:p>
      <text:p text:style-name="Preformatted_20_Text"><text:s/></text:p>
      <text:p text:style-name="Preformatted_20_Text">Contable.servicios1.afip.gov.ar.FECompConsultaResponse.ResultGet"&gt;</text:p>
      <text:p text:style-name="Preformatted_20_Text"><text:s text:c="12"/>&lt;comentarios/&gt;</text:p>
      <text:p text:style-name="Preformatted_20_Text"><text:s/></text:p>
      <text:p text:style-name="Preformatted_20_Text">Contable.servicios1.afip.gov.ar.FECompConsultaResponse.Errors"&gt;</text:p>
      <text:p text:style-name="Preformatted_20_Text"><text:s text:c="12"/>&lt;comentarios/&gt;</text:p>
      <text:p text:style-name="Preformatted_20_Text"><text:s/></text:p>
      <text:p text:style-name="Preformatted_20_Text">Contable.servicios1.afip.gov.ar.FECompConsultaResponse.Events"&gt;</text:p>
      <text:p text:style-name="Preformatted_20_Text"><text:s text:c="12"/>&lt;comentarios/&gt;</text:p>
      <text:p text:style-name="Preformatted_20_Text"><text:s/></text:p>
      <text:p text:style-name="Preformatted_20_Text">Contable.servicios1.afip.gov.ar.FECompConsultaReq"&gt;</text:p>
      <text:p text:style-name="Preformatted_20_Text"><text:s text:c="12"/>&lt;comentarios/&gt;</text:p>
      <text:p text:style-name="Preformatted_20_Text"><text:s/></text:p>
      <text:p text:style-name="Preformatted_20_Text">Contable.servicios1.afip.gov.ar.FECompConsultaReq.CbteTipo"&gt;</text:p>
      <text:p text:style-name="Preformatted_20_Text"><text:s text:c="12"/>&lt;comentarios/&gt;</text:p>
      <text:p text:style-name="Preformatted_20_Text"><text:s/></text:p>
      <text:p text:style-name="Preformatted_20_Text">Contable.servicios1.afip.gov.ar.FECompConsultaReq.CbteNro"&gt;</text:p>
      <text:p text:style-name="Preformatted_20_Text"><text:s text:c="12"/>&lt;comentarios/&gt;</text:p>
      <text:p text:style-name="Preformatted_20_Text"><text:s/></text:p>
      <text:p text:style-name="Preformatted_20_Text">Contable.servicios1.afip.gov.ar.FECompConsultaReq.PtoVta"&gt;</text:p>
      <text:p text:style-name="Preformatted_20_Text"><text:s text:c="12"/>&lt;comentarios/&gt;</text:p>
      <text:p text:style-name="Preformatted_20_Text"><text:s/></text:p>
      <text:p text:style-name="Preformatted_20_Text">Contable.servicios1.afip.gov.ar.FERecuperaLastCbteResponse"&gt;</text:p>
      <text:p text:style-name="Preformatted_20_Text"><text:s text:c="12"/>&lt;comentarios/&gt;</text:p>
      <text:p text:style-name="Preformatted_20_Text"><text:s/></text:p>
      <text:p text:style-name="Preformatted_20_Text">Contable.servicios1.afip.gov.ar.FERecuperaLastCbteResponse.PtoVta"&gt;</text:p>
      <text:p text:style-name="Preformatted_20_Text"><text:s text:c="12"/>&lt;comentarios/&gt;</text:p>
      <text:p text:style-name="Preformatted_20_Text"><text:s/></text:p>
      <text:p text:style-name="Preformatted_20_Text">Contable.servicios1.afip.gov.ar.FERecuperaLastCbteResponse.CbteTipo"&gt;</text:p>
      <text:p text:style-name="Preformatted_20_Text"><text:s text:c="12"/>&lt;comentarios/&gt;</text:p>
      <text:p text:style-name="Preformatted_20_Text"><text:s/></text:p>
      <text:p text:style-name="Preformatted_20_Text">Contable.servicios1.afip.gov.ar.FERecuperaLastCbteResponse.CbteNro"&gt;</text:p>
      <text:p text:style-name="Preformatted_20_Text"><text:s text:c="12"/>&lt;comentarios/&gt;</text:p>
      <text:p text:style-name="Preformatted_20_Text"><text:s/></text:p>
      <text:p text:style-name="Preformatted_20_Text">Contable.servicios1.afip.gov.ar.FERecuperaLastCbteResponse.Errors"&gt;</text:p>
      <text:p text:style-name="Preformatted_20_Text"><text:s text:c="12"/>&lt;comentarios/&gt;</text:p>
      <text:p text:style-name="Preformatted_20_Text"><text:soft-page-break/><text:s/></text:p>
      <text:p text:style-name="Preformatted_20_Text">Contable.servicios1.afip.gov.ar.FERecuperaLastCbteResponse.Events"&gt;</text:p>
      <text:p text:style-name="Preformatted_20_Text"><text:s text:c="12"/>&lt;comentarios/&gt;</text:p>
      <text:p text:style-name="Preformatted_20_Text"><text:s/></text:p>
      <text:p text:style-name="Preformatted_20_Text">Contable.servicios1.afip.gov.ar.DummyResponse"&gt;</text:p>
      <text:p text:style-name="Preformatted_20_Text"><text:s text:c="12"/>&lt;comentarios/&gt;</text:p>
      <text:p text:style-name="Preformatted_20_Text"><text:s/></text:p>
      <text:p text:style-name="Preformatted_20_Text">Contable.servicios1.afip.gov.ar.DummyResponse.AppServer"&gt;</text:p>
      <text:p text:style-name="Preformatted_20_Text"><text:s text:c="12"/>&lt;comentarios/&gt;</text:p>
      <text:p text:style-name="Preformatted_20_Text"><text:s/></text:p>
      <text:p text:style-name="Preformatted_20_Text">Contable.servicios1.afip.gov.ar.DummyResponse.DbServer"&gt;</text:p>
      <text:p text:style-name="Preformatted_20_Text"><text:s text:c="12"/>&lt;comentarios/&gt;</text:p>
      <text:p text:style-name="Preformatted_20_Text"><text:s/></text:p>
      <text:p text:style-name="Preformatted_20_Text">Contable.servicios1.afip.gov.ar.DummyResponse.AuthServer"&gt;</text:p>
      <text:p text:style-name="Preformatted_20_Text"><text:s text:c="12"/>&lt;comentarios/&gt;</text:p>
      <text:p text:style-name="Preformatted_20_Text"><text:s/></text:p>
      <text:p text:style-name="Preformatted_20_Text">Contable.servicios1.afip.gov.ar.FERegXReqResponse"&gt;</text:p>
      <text:p text:style-name="Preformatted_20_Text"><text:s text:c="12"/>&lt;comentarios/&gt;</text:p>
      <text:p text:style-name="Preformatted_20_Text"><text:s/></text:p>
      <text:p text:style-name="Preformatted_20_Text">Contable.servicios1.afip.gov.ar.FERegXReqResponse.RegXReq"&gt;</text:p>
      <text:p text:style-name="Preformatted_20_Text"><text:s text:c="12"/>&lt;comentarios/&gt;</text:p>
      <text:p text:style-name="Preformatted_20_Text"><text:s/></text:p>
      <text:p text:style-name="Preformatted_20_Text">Contable.servicios1.afip.gov.ar.FERegXReqResponse.Errors"&gt;</text:p>
      <text:p text:style-name="Preformatted_20_Text"><text:s text:c="12"/>&lt;comentarios/&gt;</text:p>
      <text:p text:style-name="Preformatted_20_Text"><text:s/></text:p>
      <text:p text:style-name="Preformatted_20_Text">Contable.servicios1.afip.gov.ar.FERegXReqResponse.Events"&gt;</text:p>
      <text:p text:style-name="Preformatted_20_Text"><text:s text:c="12"/>&lt;comentarios/&gt;</text:p>
      <text:p text:style-name="Preformatted_20_Text"><text:s/></text:p>
      <text:p text:style-name="Preformatted_20_Text">Contable.servicios1.afip.gov.ar.FECAEResponse"&gt;</text:p>
      <text:p text:style-name="Preformatted_20_Text"><text:s text:c="12"/>&lt;comentarios/&gt;</text:p>
      <text:p text:style-name="Preformatted_20_Text"><text:s/></text:p>
      <text:p text:style-name="Preformatted_20_Text">Contable.servicios1.afip.gov.ar.FECAEResponse.FeCabResp"&gt;</text:p>
      <text:p text:style-name="Preformatted_20_Text"><text:s text:c="12"/>&lt;comentarios/&gt;</text:p>
      <text:p text:style-name="Preformatted_20_Text"><text:s/></text:p>
      <text:p text:style-name="Preformatted_20_Text">Contable.servicios1.afip.gov.ar.FECAEResponse.FeDetResp"&gt;</text:p>
      <text:p text:style-name="Preformatted_20_Text"><text:s text:c="12"/>&lt;comentarios/&gt;</text:p>
      <text:p text:style-name="Preformatted_20_Text"><text:s/></text:p>
      <text:p text:style-name="Preformatted_20_Text">Contable.servicios1.afip.gov.ar.FECAEResponse.Events"&gt;</text:p>
      <text:p text:style-name="Preformatted_20_Text"><text:s text:c="12"/>&lt;comentarios/&gt;</text:p>
      <text:p text:style-name="Preformatted_20_Text"><text:s/></text:p>
      <text:p text:style-name="Preformatted_20_Text">Contable.servicios1.afip.gov.ar.FECAEResponse.Errors"&gt;</text:p>
      <text:p text:style-name="Preformatted_20_Text"><text:s text:c="12"/>&lt;comentarios/&gt;</text:p>
      <text:p text:style-name="Preformatted_20_Text"><text:s/></text:p>
      <text:p text:style-name="Preformatted_20_Text">Contable.servicios1.afip.gov.ar.FECAERequest"&gt;</text:p>
      <text:p text:style-name="Preformatted_20_Text"><text:s text:c="12"/>&lt;comentarios/&gt;</text:p>
      <text:p text:style-name="Preformatted_20_Text"><text:s/></text:p>
      <text:p text:style-name="Preformatted_20_Text">Contable.servicios1.afip.gov.ar.FECAERequest.FeCabReq"&gt;</text:p>
      <text:p text:style-name="Preformatted_20_Text"><text:s text:c="12"/>&lt;comentarios/&gt;</text:p>
      <text:p text:style-name="Preformatted_20_Text"><text:s/></text:p>
      <text:p text:style-name="Preformatted_20_Text">Contable.servicios1.afip.gov.ar.FECAERequest.FeDetReq"&gt;</text:p>
      <text:p text:style-name="Preformatted_20_Text"><text:s text:c="12"/>&lt;comentarios/&gt;</text:p>
      <text:p text:style-name="Preformatted_20_Text"><text:s/></text:p>
      <text:h text:style-name="Heading_20_2" text:outline-level="2">Contable.wsaa.afip.gov.ar.LoginCMSService</text:h>
      <text:p text:style-name="Preformatted_20_Text"><text:s text:c="12"/>&lt;remarks/&gt;</text:p>
      <text:p text:style-name="Preformatted_20_Text"><text:s/></text:p>
      <text:h text:style-name="Heading_20_2" text:outline-level="2">Contable.wsaa.afip.gov.ar.LoginCMSService.#ctor</text:h>
      <text:p text:style-name="Preformatted_20_Text"><text:s text:c="12"/>&lt;remarks/&gt;</text:p>
      <text:p text:style-name="Preformatted_20_Text"><text:s/></text:p>
      <text:h text:style-name="Heading_20_2" text:outline-level="2"><text:soft-page-break/>Contable.wsaa.afip.gov.ar.LoginCMSService.loginCms(System.String)</text:h>
      <text:p text:style-name="Preformatted_20_Text"><text:s text:c="12"/>&lt;remarks/&gt;</text:p>
      <text:p text:style-name="Preformatted_20_Text"><text:s/></text:p>
      <text:p text:style-name="Preformatted_20_Text"/>
      <text:h text:style-name="Heading_20_2" text:outline-level="2">Contable.wsaa.afip.gov.ar.LoginCMSService.BeginloginCms(System.String,System.AsyncCallback,System.Object)</text:h>
      <text:p text:style-name="Preformatted_20_Text"><text:s text:c="12"/>&lt;remarks/&gt;</text:p>
      <text:p text:style-name="Preformatted_20_Text"/>
      <text:h text:style-name="Heading_20_2" text:outline-level="2">Contable.wsaa.afip.gov.ar.LoginCMSService.EndloginCms(System.IAsyncResult)</text:h>
      <text:p text:style-name="Preformatted_20_Text"><text:s text:c="12"/>&lt;remarks/&gt;</text:p>
      <text:p text:style-name="Preformatted_20_Text"><text:s/></text:p>
      <text:p text:style-name="Preformatted_20_Text"><text:s text:c="4"/>&lt;/members&gt;</text:p>
      <text:p text:style-name="Preformatted_20_Text">&lt;/doc&gt;</text:p>
      <text:p text:style-name="Preformatted_20_Text"/>
      <text:p text:style-name="Preformatted_20_Text"/>
      <text:p text:style-name="Preformatted_20_Text"/>
      <text:p text:style-name="Preformatted_20_Text"/>
      <text:p text:style-name="Preformatted_20_Text"/>
      <text:p text:style-name="Preformatted_20_Text"/>
      <text:h text:style-name="P29" text:outline-level="1">Contactenos</text:h>
      <text:p text:style-name="Preformatted_20_Text"/>
      <text:p text:style-name="Preformatted_20_Text">Nuestras oficinas comerciales se encuentran en la localidad de Haedo, Provincia de Buenos Aires Argentina.</text:p>
      <text:p text:style-name="Preformatted_20_Text"/>
      <text:p text:style-name="Preformatted_20_Text">Nuestros telefonos de contracto son:</text:p>
      <text:p text:style-name="Preformatted_20_Text"/>
      <text:p text:style-name="Preformatted_20_Text">                   0054 (011) 4489-0783</text:p>
      <text:p text:style-name="Preformatted_20_Text">                   0054 (011) 5353-9850</text:p>
      <text:p text:style-name="Preformatted_20_Text">                   0054 (011) 4629-0616</text:p>
      <text:p text:style-name="Preformatted_20_Text"/>
      <text:p text:style-name="Preformatted_20_Text">Nuestra Pagina Web:</text:p>
      <text:p text:style-name="Preformatted_20_Text">                   </text:p>
      <text:p text:style-name="Preformatted_20_Text">                   www.alfredoferrerosrl.com.ar</text:p>
      <text:p text:style-name="Preformatted_20_Text"/>
      <text:p text:style-name="Preformatted_20_Text"/>
      <text:p text:style-name="Preformatted_20_Text">Nuestro mail de contacto</text:p>
      <text:p text:style-name="Preformatted_20_Text"/>
      <text:p text:style-name="Preformatted_20_Text">                   info@alfredoferrerosrl.com.ar</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AR" style:font-size-complex="12pt" style:language-complex="es" style:country-complex="A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font-name-asian="SimSun" style:font-size-asian="12pt" style:language-asian="es" style:country-asian="AR" style:font-name-complex="Mangal" style:font-size-complex="12pt" style:language-complex="es" style:country-complex="A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date>2018-01-02T11:20:28.69</dc:date>
    <dc:creator>Juan Carlos Ferrero</dc:creator>
    <meta:editing-duration>P7DT7H2M18S</meta:editing-duration>
    <meta:editing-cycles>10</meta:editing-cycles>
    <meta:printed-by>Juan Carlos Ferrero</meta:printed-by>
    <meta:print-date>2017-08-29T17:30:00.48</meta:print-date>
    <meta:document-statistic meta:table-count="6" meta:image-count="0" meta:object-count="0" meta:page-count="66" meta:paragraph-count="2008" meta:word-count="5044" meta:character-count="81456"/>
  </office:meta>
</office:document-meta>
</file>